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KanjiStrokeOrders" svg:font-family="KanjiStrokeOrders" style:font-family-generic="modern" style:font-pitch="fixed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automatic-styles>
    <style:style style:name="Tabla6" style:family="table">
      <style:table-properties style:width="12.472cm" table:align="left"/>
    </style:style>
    <style:style style:name="Tabla6.A" style:family="table-column">
      <style:table-column-properties style:column-width="1.709cm"/>
    </style:style>
    <style:style style:name="Tabla6.B" style:family="table-column">
      <style:table-column-properties style:column-width="1.478cm"/>
    </style:style>
    <style:style style:name="Tabla6.C" style:family="table-column">
      <style:table-column-properties style:column-width="2.792cm"/>
    </style:style>
    <style:style style:name="Tabla6.D" style:family="table-column">
      <style:table-column-properties style:column-width="0.981cm"/>
    </style:style>
    <style:style style:name="Tabla6.E" style:family="table-column">
      <style:table-column-properties style:column-width="1.893cm"/>
    </style:style>
    <style:style style:name="Tabla6.F" style:family="table-column">
      <style:table-column-properties style:column-width="3.62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F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3.598cm" table:align="left"/>
    </style:style>
    <style:style style:name="Tabla5.A" style:family="table-column">
      <style:table-column-properties style:column-width="2.099cm"/>
    </style:style>
    <style:style style:name="Tabla5.B" style:family="table-column">
      <style:table-column-properties style:column-width="1.499cm"/>
    </style:style>
    <style:style style:name="Tabla5.A1" style:family="table-cell">
      <style:table-cell-properties fo:padding="0.097cm" fo:border="0.05pt solid #000000"/>
    </style:style>
    <style:style style:name="Tabla5.2" style:family="table-row">
      <style:table-row-properties style:min-row-height="0.011cm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none" fo:border-right="0.05pt solid #000000" fo:border-top="none" fo:border-bottom="0.05pt solid #000000"/>
    </style:style>
    <style:style style:name="Tabla5.B3" style:family="table-cell">
      <style:table-cell-properties fo:padding="0.097cm" fo:border-left="none" fo:border-right="0.05pt solid #000000" fo:border-top="none" fo:border-bottom="0.05pt solid #000000"/>
    </style:style>
    <style:style style:name="Tabla5.B4" style:family="table-cell">
      <style:table-cell-properties fo:padding="0.097cm" fo:border-left="none" fo:border-right="0.05pt solid #000000" fo:border-top="none" fo:border-bottom="0.05pt solid #000000"/>
    </style:style>
    <style:style style:name="Tabla5.B5" style:family="table-cell">
      <style:table-cell-properties fo:padding="0.097cm" fo:border-left="none" fo:border-right="0.05pt solid #000000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5.B7" style:family="table-cell">
      <style:table-cell-properties fo:padding="0.097cm" fo:border-left="none" fo:border-right="0.05pt solid #000000" fo:border-top="none" fo:border-bottom="0.05pt solid #000000"/>
    </style:style>
    <style:style style:name="Tabla5.B8" style:family="table-cell">
      <style:table-cell-properties fo:padding="0.097cm" fo:border-left="none" fo:border-right="0.05pt solid #000000" fo:border-top="none" fo:border-bottom="0.05pt solid #000000"/>
    </style:style>
    <style:style style:name="Tabla5.B9" style:family="table-cell">
      <style:table-cell-properties fo:padding="0.097cm" fo:border-left="none" fo:border-right="0.05pt solid #000000" fo:border-top="none" fo:border-bottom="0.05pt solid #000000"/>
    </style:style>
    <style:style style:name="Tabla5.B10" style:family="table-cell">
      <style:table-cell-properties fo:padding="0.097cm" fo:border-left="none" fo:border-right="0.05pt solid #000000" fo:border-top="none" fo:border-bottom="0.05pt solid #000000"/>
    </style:style>
    <style:style style:name="Tabla5.B11" style:family="table-cell">
      <style:table-cell-properties fo:padding="0.097cm" fo:border-left="none" fo:border-right="0.05pt solid #000000" fo:border-top="none" fo:border-bottom="0.05pt solid #000000"/>
    </style:style>
    <style:style style:name="Tabla5.B12" style:family="table-cell">
      <style:table-cell-properties fo:padding="0.097cm" fo:border-left="none" fo:border-right="0.05pt solid #000000" fo:border-top="none" fo:border-bottom="0.05pt solid #000000"/>
    </style:style>
    <style:style style:name="Tabla5.B13" style:family="table-cell">
      <style:table-cell-properties fo:padding="0.097cm" fo:border-left="none" fo:border-right="0.05pt solid #000000" fo:border-top="none" fo:border-bottom="0.05pt solid #000000"/>
    </style:style>
    <style:style style:name="Tabla5.B14" style:family="table-cell">
      <style:table-cell-properties fo:padding="0.097cm" fo:border-left="none" fo:border-right="0.05pt solid #000000" fo:border-top="none" fo:border-bottom="0.05pt solid #000000"/>
    </style:style>
    <style:style style:name="Tabla8" style:family="table">
      <style:table-properties style:width="3.598cm" table:align="left"/>
    </style:style>
    <style:style style:name="Tabla8.A" style:family="table-column">
      <style:table-column-properties style:column-width="2.099cm"/>
    </style:style>
    <style:style style:name="Tabla8.B" style:family="table-column">
      <style:table-column-properties style:column-width="1.499cm"/>
    </style:style>
    <style:style style:name="Tabla8.1" style:family="table-row">
      <style:table-row-properties style:min-row-height="0.706cm"/>
    </style:style>
    <style:style style:name="Tabla8.A1" style:family="table-cell">
      <style:table-cell-properties style:vertical-align="middle" fo:padding="0.097cm" fo:border="0.05pt solid #000000"/>
    </style:style>
    <style:style style:name="Tabla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5.503cm" table:align="left" style:may-break-between-rows="false"/>
    </style:style>
    <style:style style:name="Tabla9.A" style:family="table-column">
      <style:table-column-properties style:column-width="2.099cm"/>
    </style:style>
    <style:style style:name="Tabla9.B" style:family="table-column">
      <style:table-column-properties style:column-width="1.499cm"/>
    </style:style>
    <style:style style:name="Tabla9.C" style:family="table-column">
      <style:table-column-properties style:column-width="1.905cm"/>
    </style:style>
    <style:style style:name="Tabla9.1" style:family="table-row">
      <style:table-row-properties style:row-height="1.15cm"/>
    </style:style>
    <style:style style:name="Tabla9.A1" style:family="table-cell">
      <style:table-cell-properties style:vertical-align="middle"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la9.A2" style:family="table-cell">
      <style:table-cell-properties style:vertical-align="middle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la9.C2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la9.15" style:family="table-row">
      <style:table-row-properties style:row-height="1.397cm"/>
    </style:style>
    <style:style style:name="Tabla9.16" style:family="table-row">
      <style:table-row-properties style:row-height="1.393cm"/>
    </style:style>
    <style:style style:name="Tabla14" style:family="table">
      <style:table-properties style:width="7.504cm" table:align="left"/>
    </style:style>
    <style:style style:name="Tabla14.A" style:family="table-column">
      <style:table-column-properties style:column-width="0.654cm"/>
    </style:style>
    <style:style style:name="Tabla14.B" style:family="table-column">
      <style:table-column-properties style:column-width="1.556cm"/>
    </style:style>
    <style:style style:name="Tabla14.C" style:family="table-column">
      <style:table-column-properties style:column-width="1.774cm"/>
    </style:style>
    <style:style style:name="Tabla14.D" style:family="table-column">
      <style:table-column-properties style:column-width="1.789cm"/>
    </style:style>
    <style:style style:name="Tabla14.E" style:family="table-column">
      <style:table-column-properties style:column-width="1.7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E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2.506cm" table:align="left" style:may-break-between-rows="false"/>
    </style:style>
    <style:style style:name="Tabla1.A" style:family="table-column">
      <style:table-column-properties style:column-width="2.699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499cm"/>
    </style:style>
    <style:style style:name="Tabla1.E" style:family="table-column">
      <style:table-column-properties style:column-width="2.508cm"/>
    </style:style>
    <style:style style:name="Tabla1.A1" style:family="table-cell">
      <style:table-cell-properties style:vertical-align="middle" fo:background-color="transparent"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>
        <style:background-image/>
      </style:table-cell-properties>
    </style:style>
    <style:style style:name="Tabla1.B1" style:family="table-cell">
      <style:table-cell-properties style:vertical-align="middle" fo:background-color="transparent" style:border-line-width-top="0.002cm 0.004cm 0.002cm" style:border-line-width-bottom="0.002cm 0.004cm 0.002cm" fo:padding="0.049cm" fo:border-left="none" fo:border-right="none" fo:border-top="0.2pt double #000000" fo:border-bottom="0.2pt double #000000">
        <style:background-image/>
      </style:table-cell-properties>
    </style:style>
    <style:style style:name="Tabla1.D1" style:family="table-cell">
      <style:table-cell-properties style:vertical-align="middle" fo:background-color="transparent" style:border-line-width-right="0.002cm 0.004cm 0.002cm" style:border-line-width-top="0.002cm 0.004cm 0.002cm" style:border-line-width-bottom="0.002cm 0.004cm 0.002cm" fo:padding="0.049cm" fo:border-left="none" fo:border-right="0.2pt double #000000" fo:border-top="0.2pt double #000000" fo:border-bottom="0.2pt double #000000">
        <style:background-image/>
      </style:table-cell-properties>
    </style:style>
    <style:style style:name="Tabla1.A2" style:family="table-cell">
      <style:table-cell-properties style:vertical-align="middle" fo:background-color="transparent" style:border-line-width-left="0.002cm 0.004cm 0.002cm" style:border-line-width-bottom="0.002cm 0.004cm 0.002cm" fo:padding="0.049cm" fo:border-left="0.2pt double #000000" fo:border-right="none" fo:border-top="none" fo:border-bottom="0.2pt double #000000">
        <style:background-image/>
      </style:table-cell-properties>
    </style:style>
    <style:style style:name="Tabla1.B2" style:family="table-cell">
      <style:table-cell-properties style:vertical-align="middle" fo:background-color="transparent" style:border-line-width-bottom="0.002cm 0.004cm 0.002cm" fo:padding="0.049cm" fo:border-left="none" fo:border-right="none" fo:border-top="none" fo:border-bottom="0.2pt double #000000">
        <style:background-image/>
      </style:table-cell-properties>
    </style:style>
    <style:style style:name="Tabla1.E2" style:family="table-cell">
      <style:table-cell-properties style:vertical-align="middle" fo:background-color="transparent" style:border-line-width-right="0.002cm 0.004cm 0.002cm" style:border-line-width-bottom="0.002cm 0.004cm 0.002cm" fo:padding="0.049cm" fo:border-left="none" fo:border-right="0.2pt double #000000" fo:border-top="none" fo:border-bottom="0.2pt double #000000">
        <style:background-image/>
      </style:table-cell-properties>
    </style:style>
    <style:style style:name="Tabla2" style:family="table">
      <style:table-properties style:width="12.801cm" table:align="margins"/>
    </style:style>
    <style:style style:name="Tabla2.A" style:family="table-column">
      <style:table-column-properties style:column-width="2.559cm" style:rel-column-width="1310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2.801cm" table:align="margins"/>
    </style:style>
    <style:style style:name="Tabla15.A" style:family="table-column">
      <style:table-column-properties style:column-width="4.267cm" style:rel-column-width="21845*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C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2.801cm" fo:break-before="auto" fo:break-after="auto" table:align="margins"/>
    </style:style>
    <style:style style:name="Tabla3.A" style:family="table-column">
      <style:table-column-properties style:column-width="3.833cm" style:rel-column-width="19623*"/>
    </style:style>
    <style:style style:name="Tabla3.B" style:family="table-column">
      <style:table-column-properties style:column-width="4.701cm" style:rel-column-width="24066*"/>
    </style:style>
    <style:style style:name="Tabla3.C" style:family="table-column">
      <style:table-column-properties style:column-width="4.267cm" style:rel-column-width="21846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2.801cm" table:align="margins"/>
    </style:style>
    <style:style style:name="Tabla11.A" style:family="table-column">
      <style:table-column-properties style:column-width="3.2cm" style:rel-column-width="16383*"/>
    </style:style>
    <style:style style:name="Tabla11.D" style:family="table-column">
      <style:table-column-properties style:column-width="3.2cm" style:rel-column-width="16386*"/>
    </style:style>
    <style:style style:name="Tabla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style:vertical-align="middle" fo:padding="0.097cm" fo:border="0.05pt solid #000000"/>
    </style:style>
    <style:style style:name="Tabla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" style:family="table">
      <style:table-properties style:width="12.806cm" fo:margin-left="0cm" table:align="left"/>
    </style:style>
    <style:style style:name="Tabla4.A" style:family="table-column">
      <style:table-column-properties style:column-width="2.293cm"/>
    </style:style>
    <style:style style:name="Tabla4.B" style:family="table-column">
      <style:table-column-properties style:column-width="2.011cm"/>
    </style:style>
    <style:style style:name="Tabla4.C" style:family="table-column">
      <style:table-column-properties style:column-width="2.699cm"/>
    </style:style>
    <style:style style:name="Tabla4.D" style:family="table-column">
      <style:table-column-properties style:column-width="2.205cm"/>
    </style:style>
    <style:style style:name="Tabla4.E" style:family="table-column">
      <style:table-column-properties style:column-width="3.5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2.806cm" fo:margin-left="0cm" table:align="left"/>
    </style:style>
    <style:style style:name="Tabla7.A" style:family="table-column">
      <style:table-column-properties style:column-width="1.071cm"/>
    </style:style>
    <style:style style:name="Tabla7.B" style:family="table-column">
      <style:table-column-properties style:column-width="3.796cm"/>
    </style:style>
    <style:style style:name="Tabla7.C" style:family="table-column">
      <style:table-column-properties style:column-width="7.939cm"/>
    </style:style>
    <style:style style:name="Tabla7.A1" style:family="table-cell">
      <style:table-cell-properties style:vertical-align="bottom" fo:padding="0.097cm" fo:border="0.05pt solid #000000"/>
    </style:style>
    <style:style style:name="Tabla7.A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7.408cm" fo:margin-left="-0.012cm" fo:break-before="auto" fo:break-after="auto" table:align="left"/>
    </style:style>
    <style:style style:name="Tabla10.A" style:family="table-column">
      <style:table-column-properties style:column-width="1.905cm"/>
    </style:style>
    <style:style style:name="Tabla10.B" style:family="table-column">
      <style:table-column-properties style:column-width="2.187cm"/>
    </style:style>
    <style:style style:name="Tabla10.C" style:family="table-column">
      <style:table-column-properties style:column-width="1.605cm"/>
    </style:style>
    <style:style style:name="Tabla10.D" style:family="table-column">
      <style:table-column-properties style:column-width="1.711cm"/>
    </style:style>
    <style:style style:name="Tabla10.A1" style:family="table-cell">
      <style:table-cell-properties style:vertical-align="middle" fo:padding="0.097cm" fo:border="none"/>
    </style:style>
    <style:style style:name="Tabla13" style:family="table">
      <style:table-properties style:width="12.806cm" fo:margin-left="0cm" fo:break-before="page" table:align="left"/>
    </style:style>
    <style:style style:name="Tabla13.A" style:family="table-column">
      <style:table-column-properties style:column-width="1.094cm"/>
    </style:style>
    <style:style style:name="Tabla13.B" style:family="table-column">
      <style:table-column-properties style:column-width="6.209cm"/>
    </style:style>
    <style:style style:name="Tabla13.D" style:family="table-column">
      <style:table-column-properties style:column-width="4.41cm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2.806cm" fo:margin-left="0cm" fo:break-before="page" table:align="left"/>
    </style:style>
    <style:style style:name="Tabla12.A" style:family="table-column">
      <style:table-column-properties style:column-width="6.897cm"/>
    </style:style>
    <style:style style:name="Tabla12.B" style:family="table-column">
      <style:table-column-properties style:column-width="5.909cm"/>
    </style:style>
    <style:style style:name="Tabla12.A1" style:family="table-cell">
      <style:table-cell-properties style:vertical-align="middle" fo:padding="0.097cm" fo:border="none"/>
    </style:style>
    <style:style style:name="Tabla22" style:family="table">
      <style:table-properties style:width="6.703cm" table:align="margins"/>
    </style:style>
    <style:style style:name="Tabla22.A" style:family="table-column">
      <style:table-column-properties style:column-width="1.087cm" style:rel-column-width="10618*"/>
    </style:style>
    <style:style style:name="Tabla22.B" style:family="table-column">
      <style:table-column-properties style:column-width="0.42cm" style:rel-column-width="4098*"/>
    </style:style>
    <style:style style:name="Tabla22.C" style:family="table-column">
      <style:table-column-properties style:column-width="1.734cm" style:rel-column-width="16951*"/>
    </style:style>
    <style:style style:name="Tabla22.D" style:family="table-column">
      <style:table-column-properties style:column-width="0.972cm" style:rel-column-width="9500*"/>
    </style:style>
    <style:style style:name="Tabla22.E" style:family="table-column">
      <style:table-column-properties style:column-width="2.492cm" style:rel-column-width="24368*"/>
    </style:style>
    <style:style style:name="Tabla2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2.E1" style:family="table-cell">
      <style:table-cell-properties style:vertical-align="middle" fo:padding="0.097cm" fo:border="0.05pt solid #000000"/>
    </style:style>
    <style:style style:name="Tabla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6.703cm" table:align="margins"/>
    </style:style>
    <style:style style:name="Tabla16.A" style:family="table-column">
      <style:table-column-properties style:column-width="1.087cm" style:rel-column-width="10618*"/>
    </style:style>
    <style:style style:name="Tabla16.B" style:family="table-column">
      <style:table-column-properties style:column-width="0.42cm" style:rel-column-width="4098*"/>
    </style:style>
    <style:style style:name="Tabla16.C" style:family="table-column">
      <style:table-column-properties style:column-width="1.734cm" style:rel-column-width="16951*"/>
    </style:style>
    <style:style style:name="Tabla16.D" style:family="table-column">
      <style:table-column-properties style:column-width="0.972cm" style:rel-column-width="9500*"/>
    </style:style>
    <style:style style:name="Tabla16.E" style:family="table-column">
      <style:table-column-properties style:column-width="2.492cm" style:rel-column-width="24368*"/>
    </style:style>
    <style:style style:name="Tabla1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6.E1" style:family="table-cell">
      <style:table-cell-properties style:vertical-align="middle"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6.703cm" table:align="margins"/>
    </style:style>
    <style:style style:name="Tabla17.A" style:family="table-column">
      <style:table-column-properties style:column-width="1.087cm" style:rel-column-width="10618*"/>
    </style:style>
    <style:style style:name="Tabla17.B" style:family="table-column">
      <style:table-column-properties style:column-width="0.42cm" style:rel-column-width="4098*"/>
    </style:style>
    <style:style style:name="Tabla17.C" style:family="table-column">
      <style:table-column-properties style:column-width="0.877cm" style:rel-column-width="8569*"/>
    </style:style>
    <style:style style:name="Tabla17.D" style:family="table-column">
      <style:table-column-properties style:column-width="1.182cm" style:rel-column-width="11549*"/>
    </style:style>
    <style:style style:name="Tabla17.E" style:family="table-column">
      <style:table-column-properties style:column-width="3.14cm" style:rel-column-width="30701*"/>
    </style:style>
    <style:style style:name="Tabla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7.E1" style:family="table-cell">
      <style:table-cell-properties style:vertical-align="middle" fo:padding="0.097cm" fo:border="0.05pt solid #000000"/>
    </style:style>
    <style:style style:name="Tabla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2.806cm" fo:margin-left="0cm" fo:break-before="page" table:align="left"/>
    </style:style>
    <style:style style:name="Tabla18.A" style:family="table-column">
      <style:table-column-properties style:column-width="6.897cm"/>
    </style:style>
    <style:style style:name="Tabla18.B" style:family="table-column">
      <style:table-column-properties style:column-width="5.909cm"/>
    </style:style>
    <style:style style:name="Tabla18.A1" style:family="table-cell">
      <style:table-cell-properties style:vertical-align="middle" fo:padding="0.097cm" fo:border="none"/>
    </style:style>
    <style:style style:name="Tabla19" style:family="table">
      <style:table-properties style:width="6.703cm" table:align="margins"/>
    </style:style>
    <style:style style:name="Tabla19.A" style:family="table-column">
      <style:table-column-properties style:column-width="1.087cm" style:rel-column-width="10618*"/>
    </style:style>
    <style:style style:name="Tabla19.B" style:family="table-column">
      <style:table-column-properties style:column-width="0.42cm" style:rel-column-width="4098*"/>
    </style:style>
    <style:style style:name="Tabla19.C" style:family="table-column">
      <style:table-column-properties style:column-width="0.325cm" style:rel-column-width="3166*"/>
    </style:style>
    <style:style style:name="Tabla19.D" style:family="table-column">
      <style:table-column-properties style:column-width="0.877cm" style:rel-column-width="8569*"/>
    </style:style>
    <style:style style:name="Tabla19.E" style:family="table-column">
      <style:table-column-properties style:column-width="3.997cm" style:rel-column-width="39084*"/>
    </style:style>
    <style:style style:name="Tabla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9.E1" style:family="table-cell">
      <style:table-cell-properties style:vertical-align="middle" fo:padding="0.097cm" fo:border="0.05pt solid #000000"/>
    </style:style>
    <style:style style:name="Tabla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6.703cm" table:align="margins"/>
    </style:style>
    <style:style style:name="Tabla20.A" style:family="table-column">
      <style:table-column-properties style:column-width="1.087cm" style:rel-column-width="10618*"/>
    </style:style>
    <style:style style:name="Tabla20.B" style:family="table-column">
      <style:table-column-properties style:column-width="0.42cm" style:rel-column-width="4098*"/>
    </style:style>
    <style:style style:name="Tabla20.C" style:family="table-column">
      <style:table-column-properties style:column-width="1.734cm" style:rel-column-width="16951*"/>
    </style:style>
    <style:style style:name="Tabla20.D" style:family="table-column">
      <style:table-column-properties style:column-width="0.972cm" style:rel-column-width="9500*"/>
    </style:style>
    <style:style style:name="Tabla20.E" style:family="table-column">
      <style:table-column-properties style:column-width="2.492cm" style:rel-column-width="24368*"/>
    </style:style>
    <style:style style:name="Tabla2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0.E1" style:family="table-cell">
      <style:table-cell-properties style:vertical-align="middle" fo:padding="0.097cm" fo:border="0.05pt solid #000000"/>
    </style:style>
    <style:style style:name="Tabla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6.703cm" table:align="margins"/>
    </style:style>
    <style:style style:name="Tabla21.A" style:family="table-column">
      <style:table-column-properties style:column-width="1.085cm" style:rel-column-width="10613*"/>
    </style:style>
    <style:style style:name="Tabla21.B" style:family="table-column">
      <style:table-column-properties style:column-width="0.418cm" style:rel-column-width="4090*"/>
    </style:style>
    <style:style style:name="Tabla21.C" style:family="table-column">
      <style:table-column-properties style:column-width="0.877cm" style:rel-column-width="8575*"/>
    </style:style>
    <style:style style:name="Tabla21.D" style:family="table-column">
      <style:table-column-properties style:column-width="0.963cm" style:rel-column-width="9412*"/>
    </style:style>
    <style:style style:name="Tabla21.E" style:family="table-column">
      <style:table-column-properties style:column-width="3.358cm" style:rel-column-width="32845*"/>
    </style:style>
    <style:style style:name="Tabla2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1.E1" style:family="table-cell">
      <style:table-cell-properties style:vertical-align="middle" fo:padding="0.097cm" fo:border="0.05pt solid #000000"/>
    </style:style>
    <style:style style:name="Tabla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2.806cm" fo:margin-left="0cm" fo:break-before="page" table:align="left"/>
    </style:style>
    <style:style style:name="Tabla23.A" style:family="table-column">
      <style:table-column-properties style:column-width="6.897cm"/>
    </style:style>
    <style:style style:name="Tabla23.B" style:family="table-column">
      <style:table-column-properties style:column-width="5.909cm"/>
    </style:style>
    <style:style style:name="Tabla23.A1" style:family="table-cell">
      <style:table-cell-properties style:vertical-align="middle" fo:padding="0.097cm" fo:border="none"/>
    </style:style>
    <style:style style:name="Tabla24" style:family="table">
      <style:table-properties style:width="6.703cm" table:align="margins"/>
    </style:style>
    <style:style style:name="Tabla24.A" style:family="table-column">
      <style:table-column-properties style:column-width="1.087cm" style:rel-column-width="10618*"/>
    </style:style>
    <style:style style:name="Tabla24.B" style:family="table-column">
      <style:table-column-properties style:column-width="0.42cm" style:rel-column-width="4098*"/>
    </style:style>
    <style:style style:name="Tabla24.C" style:family="table-column">
      <style:table-column-properties style:column-width="0.762cm" style:rel-column-width="7451*"/>
    </style:style>
    <style:style style:name="Tabla24.E" style:family="table-column">
      <style:table-column-properties style:column-width="3.35cm" style:rel-column-width="32750*"/>
    </style:style>
    <style:style style:name="Tabla2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4.E1" style:family="table-cell">
      <style:table-cell-properties style:vertical-align="middle" fo:padding="0.097cm" fo:border="0.05pt solid #000000"/>
    </style:style>
    <style:style style:name="Tabla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6.703cm" table:align="margins"/>
    </style:style>
    <style:style style:name="Tabla25.A" style:family="table-column">
      <style:table-column-properties style:column-width="1.085cm" style:rel-column-width="10613*"/>
    </style:style>
    <style:style style:name="Tabla25.B" style:family="table-column">
      <style:table-column-properties style:column-width="0.418cm" style:rel-column-width="4090*"/>
    </style:style>
    <style:style style:name="Tabla25.C" style:family="table-column">
      <style:table-column-properties style:column-width="0.704cm" style:rel-column-width="6888*"/>
    </style:style>
    <style:style style:name="Tabla25.D" style:family="table-column">
      <style:table-column-properties style:column-width="1.136cm" style:rel-column-width="11099*"/>
    </style:style>
    <style:style style:name="Tabla25.E" style:family="table-column">
      <style:table-column-properties style:column-width="3.358cm" style:rel-column-width="32845*"/>
    </style:style>
    <style:style style:name="Tabla2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5.E1" style:family="table-cell">
      <style:table-cell-properties style:vertical-align="middle" fo:padding="0.097cm" fo:border="0.05pt solid #000000"/>
    </style:style>
    <style:style style:name="Tabla2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6.703cm" table:align="margins"/>
    </style:style>
    <style:style style:name="Tabla26.A" style:family="table-column">
      <style:table-column-properties style:column-width="1.085cm" style:rel-column-width="10606*"/>
    </style:style>
    <style:style style:name="Tabla26.B" style:family="table-column">
      <style:table-column-properties style:column-width="0.42cm" style:rel-column-width="4104*"/>
    </style:style>
    <style:style style:name="Tabla26.C" style:family="table-column">
      <style:table-column-properties style:column-width="1.494cm" style:rel-column-width="14607*"/>
    </style:style>
    <style:style style:name="Tabla26.D" style:family="table-column">
      <style:table-column-properties style:column-width="1.005cm" style:rel-column-width="9830*"/>
    </style:style>
    <style:style style:name="Tabla26.E" style:family="table-column">
      <style:table-column-properties style:column-width="2.699cm" style:rel-column-width="26388*"/>
    </style:style>
    <style:style style:name="Tabla2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6.E1" style:family="table-cell">
      <style:table-cell-properties style:vertical-align="middle" fo:padding="0.097cm" fo:border="0.05pt solid #000000"/>
    </style:style>
    <style:style style:name="Tabla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2.806cm" fo:margin-left="0cm" fo:break-before="page" table:align="left"/>
    </style:style>
    <style:style style:name="Tabla27.A" style:family="table-column">
      <style:table-column-properties style:column-width="6.897cm"/>
    </style:style>
    <style:style style:name="Tabla27.B" style:family="table-column">
      <style:table-column-properties style:column-width="5.909cm"/>
    </style:style>
    <style:style style:name="Tabla27.A1" style:family="table-cell">
      <style:table-cell-properties style:vertical-align="middle" fo:padding="0.097cm" fo:border="none"/>
    </style:style>
    <style:style style:name="Tabla28" style:family="table">
      <style:table-properties style:width="6.703cm" table:align="margins"/>
    </style:style>
    <style:style style:name="Tabla28.A" style:family="table-column">
      <style:table-column-properties style:column-width="1.085cm" style:rel-column-width="10606*"/>
    </style:style>
    <style:style style:name="Tabla28.B" style:family="table-column">
      <style:table-column-properties style:column-width="0.42cm" style:rel-column-width="4104*"/>
    </style:style>
    <style:style style:name="Tabla28.C" style:family="table-column">
      <style:table-column-properties style:column-width="2.094cm" style:rel-column-width="20471*"/>
    </style:style>
    <style:style style:name="Tabla28.D" style:family="table-column">
      <style:table-column-properties style:column-width="1.094cm" style:rel-column-width="10692*"/>
    </style:style>
    <style:style style:name="Tabla28.E" style:family="table-column">
      <style:table-column-properties style:column-width="2.011cm" style:rel-column-width="19662*"/>
    </style:style>
    <style:style style:name="Tabla2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8.E1" style:family="table-cell">
      <style:table-cell-properties style:vertical-align="middle" fo:padding="0.097cm" fo:border="0.05pt solid #000000"/>
    </style:style>
    <style:style style:name="Tabla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6.703cm" table:align="margins"/>
    </style:style>
    <style:style style:name="Tabla29.A" style:family="table-column">
      <style:table-column-properties style:column-width="1.085cm" style:rel-column-width="10606*"/>
    </style:style>
    <style:style style:name="Tabla29.B" style:family="table-column">
      <style:table-column-properties style:column-width="0.609cm" style:rel-column-width="5949*"/>
    </style:style>
    <style:style style:name="Tabla29.C" style:family="table-column">
      <style:table-column-properties style:column-width="1.905cm" style:rel-column-width="18625*"/>
    </style:style>
    <style:style style:name="Tabla29.D" style:family="table-column">
      <style:table-column-properties style:column-width="1.005cm" style:rel-column-width="9830*"/>
    </style:style>
    <style:style style:name="Tabla29.E" style:family="table-column">
      <style:table-column-properties style:column-width="2.099cm" style:rel-column-width="20525*"/>
    </style:style>
    <style:style style:name="Tabla2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9.E1" style:family="table-cell">
      <style:table-cell-properties style:vertical-align="middle" fo:padding="0.097cm" fo:border="0.05pt solid #000000"/>
    </style:style>
    <style:style style:name="Tabla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6.703cm" table:align="margins"/>
    </style:style>
    <style:style style:name="Tabla30.A" style:family="table-column">
      <style:table-column-properties style:column-width="1.085cm" style:rel-column-width="10606*"/>
    </style:style>
    <style:style style:name="Tabla30.B" style:family="table-column">
      <style:table-column-properties style:column-width="0.42cm" style:rel-column-width="4104*"/>
    </style:style>
    <style:style style:name="Tabla30.C" style:family="table-column">
      <style:table-column-properties style:column-width="1.494cm" style:rel-column-width="14607*"/>
    </style:style>
    <style:style style:name="Tabla30.D" style:family="table-column">
      <style:table-column-properties style:column-width="1.005cm" style:rel-column-width="9830*"/>
    </style:style>
    <style:style style:name="Tabla30.E" style:family="table-column">
      <style:table-column-properties style:column-width="2.699cm" style:rel-column-width="26388*"/>
    </style:style>
    <style:style style:name="Tabla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0.E1" style:family="table-cell">
      <style:table-cell-properties style:vertical-align="middle" fo:padding="0.097cm" fo:border="0.05pt solid #000000"/>
    </style:style>
    <style:style style:name="Tabla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0.494cm" style:text-autospace="none"/>
      <style:text-properties style:font-name="Yu Gothic UI Light" fo:font-size="10pt" fo:font-style="normal" fo:font-weight="bold" officeooo:rsid="005c8980" officeooo:paragraph-rsid="0061c057" style:font-name-asian="Yu Gothic UI Light" style:font-size-asian="10pt" style:language-asian="ja" style:country-asian="JP" style:font-style-asian="normal" style:font-weight-asian="bold" style:font-size-complex="10pt" style:font-weight-complex="normal"/>
    </style:style>
    <style:style style:name="P2" style:family="paragraph" style:parent-style-name="Standard">
      <style:text-properties style:font-name="Yu Gothic UI Light" fo:font-size="10pt" fo:font-style="normal" fo:font-weight="bold" officeooo:rsid="005c8980" officeooo:paragraph-rsid="005c8980" style:font-name-asian="Yu Gothic UI Light" style:font-size-asian="10pt" style:font-style-asian="normal" style:font-weight-asian="bold" style:font-size-complex="10pt"/>
    </style:style>
    <style:style style:name="P3" style:family="paragraph" style:parent-style-name="Standard">
      <style:text-properties style:font-name="Yu Gothic UI Light1" fo:font-size="10pt" officeooo:rsid="005c8980" officeooo:paragraph-rsid="005c8980" style:font-size-asian="8.75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" style:family="paragraph" style:parent-style-name="Standard">
      <style:text-properties officeooo:paragraph-rsid="00756838"/>
    </style:style>
    <style:style style:name="P6" style:family="paragraph" style:parent-style-name="Standard">
      <style:text-properties officeooo:paragraph-rsid="0077480e"/>
    </style:style>
    <style:style style:name="P7" style:family="paragraph" style:parent-style-name="Standard">
      <style:text-properties officeooo:paragraph-rsid="00786b22"/>
    </style:style>
    <style:style style:name="P8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9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22de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0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1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10ace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2" style:family="paragraph" style:parent-style-name="Fram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59aedc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3" style:family="paragraph" style:parent-style-name="Frame_20_contents"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4" style:family="paragraph" style:parent-style-name="Frame_20_contents">
      <style:paragraph-properties fo:text-align="justify" style:justify-single-word="false"/>
      <style:text-properties style:font-name="Yu Gothic UI Light1" fo:font-size="13.6999998092651pt" officeooo:rsid="00234746" officeooo:paragraph-rsid="004a7e15" style:font-name-asian="Yu Gothic UI Light1" style:font-size-asian="12pt" style:font-size-complex="13.6999998092651pt"/>
    </style:style>
    <style:style style:name="P15" style:family="paragraph" style:parent-style-name="Frame_20_contents">
      <style:paragraph-properties fo:text-align="center" style:justify-single-word="false"/>
      <style:text-properties style:font-name="Yu Gothic UI Light1" fo:font-size="13.6999998092651pt" officeooo:rsid="00234746" officeooo:paragraph-rsid="0032a7bd" style:font-name-asian="Yu Gothic UI Light1" style:font-size-asian="12pt" style:font-size-complex="13.6999998092651pt"/>
    </style:style>
    <style:style style:name="P16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17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4428d" style:font-name-asian="Yu Gothic UI Light1" style:font-size-asian="10pt" style:language-asian="ja" style:country-asian="JP" style:font-weight-asian="normal" style:font-size-complex="10pt" style:font-weight-complex="normal"/>
    </style:style>
    <style:style style:name="P18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1d3651" officeooo:paragraph-rsid="0023ddf9" style:font-name-asian="Yu Gothic UI Light1" style:font-size-asian="10pt" style:language-asian="ja" style:country-asian="JP" style:font-weight-asian="normal" style:font-size-complex="10pt" style:font-weight-complex="normal"/>
    </style:style>
    <style:style style:name="P19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36b07e" officeooo:paragraph-rsid="0036b07e" style:font-name-asian="Yu Gothic UI Light1" style:font-size-asian="10pt" style:language-asian="ja" style:country-asian="JP" style:font-weight-asian="normal" style:font-size-complex="10pt" style:font-weight-complex="normal"/>
    </style:style>
    <style:style style:name="P20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rsid="00529589" officeooo:paragraph-rsid="0053e762" style:font-name-asian="Yu Gothic UI Light1" style:font-size-asian="10pt" style:language-asian="ja" style:country-asian="JP" style:font-weight-asian="normal" style:font-size-complex="10pt" style:font-weight-complex="normal"/>
    </style:style>
    <style:style style:name="P21" style:family="paragraph" style:parent-style-name="Frame_20_contents">
      <style:paragraph-properties fo:text-align="justify" style:justify-single-word="false"/>
      <style:text-properties style:font-name="Yu Gothic UI Light1" fo:font-size="10pt" fo:font-weight="normal" officeooo:rsid="00634d13" officeooo:paragraph-rsid="00634d13" style:font-name-asian="Yu Gothic UI Light1" style:font-size-asian="10pt" style:language-asian="ja" style:country-asian="JP" style:font-weight-asian="normal" style:font-size-complex="10pt" style:font-weight-complex="normal"/>
    </style:style>
    <style:style style:name="P22" style:family="paragraph" style:parent-style-name="Frame_20_contents">
      <style:text-properties style:font-name="Yu Gothic UI Light1" fo:font-size="10pt" fo:font-weight="normal" officeooo:rsid="0059aedc" officeooo:paragraph-rsid="0059aedc" style:font-name-asian="Yu Gothic UI Light1" style:font-size-asian="10pt" style:font-weight-asian="normal" style:font-size-complex="10pt" style:font-weight-complex="normal"/>
    </style:style>
    <style:style style:name="P23" style:family="paragraph" style:parent-style-name="Frame_20_contents">
      <style:text-properties style:font-name="Yu Gothic UI Light1" fo:font-size="10pt" fo:font-weight="normal" officeooo:rsid="0057d52f" officeooo:paragraph-rsid="0057d52f" style:font-name-asian="Yu Gothic UI Light1" style:font-size-asian="8.75pt" style:font-weight-asian="normal" style:font-size-complex="10pt" style:font-weight-complex="normal"/>
    </style:style>
    <style:style style:name="P24" style:family="paragraph" style:parent-style-name="Frame_20_contents">
      <style:paragraph-properties fo:text-align="start" style:justify-single-word="false"/>
      <style:text-properties style:font-name="Yu Gothic UI Light1" fo:font-size="10pt" fo:font-weight="normal" officeooo:rsid="0059aedc" officeooo:paragraph-rsid="006854a9" style:font-name-asian="Yu Gothic UI Light1" style:font-size-asian="8.75pt" style:font-weight-asian="normal" style:font-size-complex="10pt" style:font-weight-complex="normal"/>
    </style:style>
    <style:style style:name="P25" style:family="paragraph" style:parent-style-name="Frame_20_contents">
      <style:paragraph-properties fo:text-align="center" style:justify-single-word="false"/>
      <style:text-properties style:font-name="Yu Gothic UI Light1" fo:font-size="10pt" fo:font-weight="normal" officeooo:paragraph-rsid="0023ddf9" style:font-name-asian="Yu Gothic UI Light1" style:font-size-asian="8.75pt" style:font-weight-asian="normal" style:font-size-complex="10pt" style:font-weight-complex="normal"/>
    </style:style>
    <style:style style:name="P26" style:family="paragraph" style:parent-style-name="Frame_20_contents">
      <style:paragraph-properties fo:text-align="justify" style:justify-single-word="false"/>
      <style:text-properties style:font-name="Yu Gothic UI Light1" fo:font-size="10pt" fo:language="es" fo:country="ES" officeooo:rsid="00403609" officeooo:paragraph-rsid="00482f8e" style:font-name-asian="Yu Gothic UI Light1" style:font-size-asian="10pt" style:font-size-complex="10pt"/>
    </style:style>
    <style:style style:name="P27" style:family="paragraph" style:parent-style-name="Frame_20_contents">
      <style:paragraph-properties fo:text-align="center" style:justify-single-word="false"/>
      <style:text-properties style:font-name="Yu Gothic UI Light1" fo:font-size="10pt" officeooo:paragraph-rsid="0053e762" style:font-name-asian="Yu Gothic UI Light1" style:font-size-asian="10pt" style:font-size-complex="10pt"/>
    </style:style>
    <style:style style:name="P28" style:family="paragraph" style:parent-style-name="Frame_20_contents">
      <style:text-properties style:font-name="Yu Gothic UI Light1" fo:font-size="10pt" officeooo:rsid="0057d52f" officeooo:paragraph-rsid="0057d52f" style:font-name-asian="Yu Gothic UI Light1" style:font-size-asian="8.75pt" style:font-size-complex="10pt"/>
    </style:style>
    <style:style style:name="P29" style:family="paragraph" style:parent-style-name="Frame_20_contents">
      <style:text-properties style:font-name="Yu Gothic UI Light1" fo:font-size="10pt" officeooo:rsid="0057d52f" officeooo:paragraph-rsid="0057d52f" style:font-size-asian="8.75pt" style:font-size-complex="10pt"/>
    </style:style>
    <style:style style:name="P30" style:family="paragraph" style:parent-style-name="Frame_20_contents">
      <style:paragraph-properties fo:text-align="center" style:justify-single-word="false"/>
      <style:text-properties style:font-name="Yu Gothic UI Light1" fo:font-size="10pt" officeooo:rsid="0057d52f" officeooo:paragraph-rsid="0057d52f" style:font-size-asian="8.75pt" style:font-size-complex="10pt"/>
    </style:style>
    <style:style style:name="P31" style:family="paragraph" style:parent-style-name="Frame_20_contents">
      <style:paragraph-properties fo:text-align="justify" style:justify-single-word="false"/>
      <style:text-properties style:font-name="Yu Gothic UI Light1" fo:font-size="10pt" fo:language="en" fo:country="US" officeooo:rsid="00403609" officeooo:paragraph-rsid="00655e49" style:font-name-asian="Yu Gothic UI Light1" style:font-size-asian="10pt" style:font-size-complex="10pt"/>
    </style:style>
    <style:style style:name="P32" style:family="paragraph" style:parent-style-name="Frame_20_contents">
      <style:paragraph-properties fo:text-align="justify" style:justify-single-word="false"/>
      <style:text-properties style:font-name="Yu Gothic UI Light1" fo:font-size="10pt" fo:language="en" fo:country="US" officeooo:rsid="00403609" officeooo:paragraph-rsid="004a7e15" style:font-name-asian="Yu Gothic UI Light1" style:font-size-asian="10pt" style:font-size-complex="10pt"/>
    </style:style>
    <style:style style:name="P33" style:family="paragraph" style:parent-style-name="Frame_20_contents">
      <style:text-properties style:font-name="Yu Gothic UI Light1" fo:font-size="12pt" fo:font-weight="bold" officeooo:rsid="0057d52f" officeooo:paragraph-rsid="0057d52f" style:font-name-asian="Yu Gothic UI Light1" style:font-size-asian="12pt" style:font-weight-asian="bold" style:font-size-complex="12pt" style:font-weight-complex="bold"/>
    </style:style>
    <style:style style:name="P34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font-weight-asian="bold" style:font-size-complex="12pt" style:font-weight-complex="bold"/>
    </style:style>
    <style:style style:name="P35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6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7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38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2482" officeooo:paragraph-rsid="0024428d" style:font-name-asian="Yu Gothic UI Light1" style:font-size-asian="12pt" style:language-asian="ja" style:country-asian="JP" style:font-weight-asian="bold" style:font-size-complex="12pt" style:font-weight-complex="bold"/>
    </style:style>
    <style:style style:name="P39" style:family="paragraph" style:parent-style-name="Frame_20_contents">
      <style:paragraph-properties fo:text-align="center" style:justify-single-word="false"/>
      <style:text-properties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0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b5704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1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2482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2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2482" officeooo:paragraph-rsid="00634d13" style:font-name-asian="Yu Gothic UI Light1" style:font-size-asian="12pt" style:language-asian="ja" style:country-asian="JP" style:font-weight-asian="bold" style:font-size-complex="12pt" style:font-weight-complex="bold"/>
    </style:style>
    <style:style style:name="P43" style:family="paragraph" style:parent-style-name="Frame_20_contents">
      <style:paragraph-properties fo:text-align="center" style:justify-single-word="false"/>
      <style:text-properties fo:color="#ff0000" style:font-name="Yu Gothic UI Light1" fo:font-size="12pt" fo:font-weight="bold" officeooo:rsid="001c3b89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44" style:family="paragraph" style:parent-style-name="Frame_20_contents">
      <style:paragraph-properties fo:text-align="justify" style:justify-single-word="false"/>
      <style:text-properties style:font-name="Yu Gothic UI Light" fo:font-size="10pt" officeooo:rsid="004286bc" officeooo:paragraph-rsid="00482f8e" style:font-name-asian="Yu Gothic UI Light1" style:font-size-asian="10pt" style:font-size-complex="10pt"/>
    </style:style>
    <style:style style:name="P45" style:family="paragraph" style:parent-style-name="Frame_20_contents">
      <style:paragraph-properties fo:text-align="center" style:justify-single-word="false"/>
      <style:text-properties style:font-name="Yu Gothic UI Light" fo:font-size="10pt" fo:font-weight="normal" officeooo:rsid="0055d124" officeooo:paragraph-rsid="0055d124" style:font-name-asian="Yu Gothic UI Light" style:font-size-asian="10pt" style:font-weight-asian="normal" style:font-size-complex="10pt" style:font-weight-complex="normal"/>
    </style:style>
    <style:style style:name="P46" style:family="paragraph" style:parent-style-name="Fram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" style:font-size-asian="10pt" style:font-size-complex="10pt"/>
    </style:style>
    <style:style style:name="P47" style:family="paragraph" style:parent-style-name="Frame_20_contents">
      <style:paragraph-properties fo:text-align="center" style:justify-single-word="false"/>
      <style:text-properties style:font-name="Yu Gothic UI Light" fo:font-size="10pt" officeooo:rsid="0053e762" officeooo:paragraph-rsid="0055d124" style:font-name-asian="Yu Gothic UI Light" style:font-size-asian="10pt" style:font-size-complex="10pt"/>
    </style:style>
    <style:style style:name="P48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3e762" officeooo:paragraph-rsid="0055d124" style:font-name-asian="Yu Gothic UI Light" style:font-size-asian="12pt" style:font-weight-asian="bold" style:font-size-complex="12pt" style:font-weight-complex="bold"/>
    </style:style>
    <style:style style:name="P49" style:family="paragraph" style:parent-style-name="Fram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50" style:family="paragraph" style:parent-style-name="Frame_20_contents">
      <style:paragraph-properties fo:text-align="center" style:justify-single-word="false" fo:break-before="page"/>
      <style:text-properties style:font-name="Yu Gothic UI Light1" fo:font-size="12pt" fo:font-weight="bold" officeooo:paragraph-rsid="0023ddf9" style:font-name-asian="Yu Gothic UI Light1" style:font-size-asian="12pt" style:language-asian="ja" style:country-asian="JP" style:font-weight-asian="bold" style:font-size-complex="12pt" style:font-weight-complex="bold"/>
    </style:style>
    <style:style style:name="P51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32a7bd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2" style:family="paragraph" style:parent-style-name="Fram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3" style:family="paragraph" style:parent-style-name="Frame_20_contents">
      <style:paragraph-properties fo:break-before="page"/>
      <style:text-properties style:font-name="Yu Gothic UI Light1" fo:font-size="13.6999998092651pt" fo:font-weight="normal" officeooo:rsid="00234746" officeooo:paragraph-rsid="0051ef93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4" style:family="paragraph" style:parent-style-name="Table_20_Contents">
      <style:paragraph-properties fo:text-align="center" style:justify-single-word="false" fo:break-before="pag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55" style:family="paragraph" style:parent-style-name="Standard">
      <style:paragraph-properties fo:break-before="page"/>
      <style:text-properties style:font-name="Yu Gothic UI Light1" fo:font-size="10pt" officeooo:rsid="005c8980" officeooo:paragraph-rsid="0061c057" style:font-size-asian="8.75pt" style:font-size-complex="10pt"/>
    </style:style>
    <style:style style:name="P56" style:family="paragraph" style:parent-style-name="Table_20_Contents">
      <style:text-properties style:font-name="Yu Gothic UI Light1" fo:font-size="12pt" fo:font-weight="bold" officeooo:paragraph-rsid="00422de3" style:font-name-asian="Yu Gothic UI Light1" style:font-size-asian="12pt" style:font-weight-asian="bold" style:font-size-complex="12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0ace" style:font-name-asian="Yu Gothic UI Light1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69d04b" style:font-name-asian="Yu Gothic UI Light1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6cf5a4" style:font-name-asian="Yu Gothic UI Light1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paragraph-rsid="00756838" style:font-name-asian="Yu Gothic UI Light1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7bd3b" officeooo:paragraph-rsid="00510ace" style:font-name-asian="Yu Gothic UI Light1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Yu Gothic UI Light1" fo:font-size="12pt" fo:font-weight="bold" officeooo:paragraph-rsid="0051ef93" style:font-name-asian="Yu Gothic UI Light1" style:font-size-asian="12pt" style:font-weight-asian="bold" style:font-size-complex="12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e2bec" officeooo:paragraph-rsid="0051ef93" style:font-name-asian="Yu Gothic UI Light1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e71b" officeooo:paragraph-rsid="0051ef93" style:font-name-asian="Yu Gothic UI Light1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2f3b71" officeooo:paragraph-rsid="0051ef93" style:font-name-asian="Yu Gothic UI Light1" style:font-size-asian="12pt" style:font-weight-asian="bold" style:font-size-complex="12pt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1c363" officeooo:paragraph-rsid="0051ef93" style:font-name-asian="Yu Gothic UI Light1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Yu Gothic UI Light1" fo:font-size="12pt" fo:font-weight="bold" officeooo:rsid="00363c3f" officeooo:paragraph-rsid="0051ef93" style:font-name-asian="Yu Gothic UI Light1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5ccc6f" style:font-name-asian="Yu Gothic UI Light1" style:font-size-asian="12pt" style:font-weight-asian="bold" style:font-size-complex="12pt" style:font-weight-complex="bold"/>
    </style:style>
    <style:style style:name="P71" style:family="paragraph" style:parent-style-name="Table_20_Contents">
      <style:paragraph-properties fo:text-align="justify" style:justify-single-word="false"/>
      <style:text-properties style:font-name="Yu Gothic UI Light1" fo:font-size="12pt" fo:font-weight="bold" officeooo:paragraph-rsid="00605a40" style:font-name-asian="Yu Gothic UI Light1" style:font-size-asian="12pt" style:font-weight-asian="bold" style:font-size-complex="12pt" style:font-weight-complex="bold"/>
    </style:style>
    <style:style style:name="P72" style:family="paragraph" style:parent-style-name="Table_20_Contents">
      <style:text-properties style:font-name="Yu Gothic UI Light1" fo:font-size="12pt" fo:font-weight="bold" officeooo:rsid="006e7136" officeooo:paragraph-rsid="006e7136" style:font-name-asian="Yu Gothic UI Light1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officeooo:paragraph-rsid="00756838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officeooo:paragraph-rsid="0077480e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officeooo:paragraph-rsid="00786b22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officeooo:paragraph-rsid="007aca3c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Yu Gothic UI Light1" fo:font-size="12pt" fo:font-style="normal" fo:font-weight="bold" officeooo:paragraph-rsid="007be90c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Table_20_Contents">
      <style:text-properties style:font-name="Yu Gothic UI Light1" fo:font-size="10pt" officeooo:paragraph-rsid="00422de3" style:font-name-asian="Yu Gothic UI Light1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Yu Gothic UI Light1" fo:font-size="10pt" officeooo:rsid="00422de3" officeooo:paragraph-rsid="00422de3" style:font-name-asian="Yu Gothic UI Light1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style:font-name="Yu Gothic UI Light1" fo:font-size="10pt" officeooo:rsid="0037bd3b" officeooo:paragraph-rsid="00510ace" style:font-name-asian="Yu Gothic UI Light1" style:font-size-asian="10pt" style:font-size-complex="10pt"/>
    </style:style>
    <style:style style:name="P82" style:family="paragraph" style:parent-style-name="Table_20_Contents">
      <style:text-properties style:font-name="Yu Gothic UI Light1" fo:font-size="10pt" officeooo:rsid="002e2bec" officeooo:paragraph-rsid="0051ef93" style:font-name-asian="Yu Gothic UI Light1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1ef93" style:font-name-asian="Yu Gothic UI Light1" style:font-size-asian="10pt" style:font-size-complex="10pt"/>
    </style:style>
    <style:style style:name="P84" style:family="paragraph" style:parent-style-name="Table_20_Contents">
      <style:paragraph-properties fo:text-align="center" style:justify-single-word="false"/>
      <style:text-properties style:font-name="Yu Gothic UI Light1" fo:font-size="10pt" officeooo:rsid="00348de7" officeooo:paragraph-rsid="005c0c4d" style:font-name-asian="Yu Gothic UI Light1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style:font-name="Yu Gothic UI Light1" fo:font-size="10pt" officeooo:rsid="00363c3f" officeooo:paragraph-rsid="0051ef93" style:font-name-asian="Yu Gothic UI Light1" style:font-size-asian="10pt" style:font-size-complex="10pt"/>
    </style:style>
    <style:style style:name="P86" style:family="paragraph" style:parent-style-name="Table_20_Contents">
      <style:paragraph-properties fo:text-align="center" style:justify-single-word="false"/>
      <style:text-properties style:font-name="Yu Gothic UI Light1" fo:font-size="10pt" officeooo:rsid="0053e762" officeooo:paragraph-rsid="0053e762" style:font-name-asian="Yu Gothic UI Light1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style:font-name="Yu Gothic UI Light1" fo:font-size="10pt" officeooo:rsid="0059aedc" officeooo:paragraph-rsid="0059aedc" style:font-name-asian="Yu Gothic UI Light1" style:font-size-asian="10pt" style:font-size-complex="10pt"/>
    </style:style>
    <style:style style:name="P88" style:family="paragraph" style:parent-style-name="Table_20_Contents">
      <style:paragraph-properties fo:text-align="center" style:justify-single-word="false"/>
      <style:text-properties style:font-name="Yu Gothic UI Light1" fo:font-size="10pt" officeooo:rsid="005c0c4d" officeooo:paragraph-rsid="005c0c4d" style:font-name-asian="Yu Gothic UI Light1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style:font-name="Yu Gothic UI Light1" fo:font-size="10pt" officeooo:rsid="005c0c4d" officeooo:paragraph-rsid="006cf5a4" style:font-name-asian="Yu Gothic UI Light1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style:font-name="Yu Gothic UI Light1" fo:font-size="10pt" officeooo:rsid="005c8980" officeooo:paragraph-rsid="005c8980" style:font-name-asian="Yu Gothic UI Light1" style:font-size-asian="10pt" style:font-size-complex="10pt"/>
    </style:style>
    <style:style style:name="P91" style:family="paragraph" style:parent-style-name="Table_20_Contents">
      <style:paragraph-properties fo:text-align="justify" style:justify-single-word="false"/>
      <style:text-properties style:font-name="Yu Gothic UI Light1" fo:font-size="10pt" officeooo:rsid="005ccc6f" officeooo:paragraph-rsid="005ccc6f" style:font-name-asian="Yu Gothic UI Light1" style:font-size-asian="10pt" style:font-size-complex="10pt"/>
    </style:style>
    <style:style style:name="P92" style:family="paragraph" style:parent-style-name="Table_20_Contents">
      <style:text-properties style:font-name="Yu Gothic UI Light1" fo:font-size="10pt" officeooo:rsid="006e7136" officeooo:paragraph-rsid="006e7136" style:font-name-asian="Yu Gothic UI Light1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Yu Gothic UI Light1" fo:font-size="10pt" fo:font-style="normal" style:font-name-asian="Yu Gothic UI Light1" style:font-size-asian="10pt" style:font-style-asian="normal" style:font-size-complex="10pt" style:font-style-complex="normal"/>
    </style:style>
    <style:style style:name="P94" style:family="paragraph" style:parent-style-name="Table_20_Contents">
      <style:paragraph-properties fo:text-align="center" style:justify-single-word="false"/>
      <style:text-properties style:font-name="Yu Gothic UI Light1" fo:font-size="10pt" fo:font-style="normal" officeooo:rsid="003ceb4b" officeooo:paragraph-rsid="003ceb4b" style:font-name-asian="Yu Gothic UI Light1" style:font-size-asian="10pt" style:font-style-asian="normal" style:font-size-complex="10pt" style:font-style-complex="normal"/>
    </style:style>
    <style:style style:name="P95" style:family="paragraph" style:parent-style-name="Table_20_Contents">
      <style:paragraph-properties fo:text-align="center" style:justify-single-word="false"/>
      <style:text-properties style:font-name="Yu Gothic UI Light1" fo:font-size="10pt" fo:font-weight="normal" officeooo:rsid="005c0c4d" officeooo:paragraph-rsid="006cf5a4" style:font-name-asian="Yu Gothic UI Light1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8980" officeooo:paragraph-rsid="005c8980" style:font-name-asian="Yu Gothic UI Light1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5ccc6f" style:font-name-asian="Yu Gothic UI Light1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text-align="justify" style:justify-single-word="false"/>
      <style:text-properties style:font-name="Yu Gothic UI Light1" fo:font-size="10pt" fo:font-weight="normal" officeooo:rsid="005ccc6f" officeooo:paragraph-rsid="00605a40" style:font-name-asian="Yu Gothic UI Light1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normal" officeooo:rsid="00234746" officeooo:paragraph-rsid="004f4e59" style:font-name-asian="Yu Gothic UI Light1" style:font-size-asian="12pt" style:language-asian="ja" style:country-asian="JP" style:font-weight-asian="normal" style:font-size-complex="13.6999998092651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Yu Gothic UI Light1" fo:font-size="13.6999998092651pt" officeooo:rsid="0037bd3b" officeooo:paragraph-rsid="00510ace" style:font-name-asian="Yu Gothic UI Light1" style:font-size-asian="12pt" style:font-size-complex="13.6999998092651pt"/>
    </style:style>
    <style:style style:name="P101" style:family="paragraph" style:parent-style-name="Table_20_Contents">
      <style:paragraph-properties fo:text-align="center" style:justify-single-word="false"/>
      <style:text-properties style:font-name="Yu Gothic UI Light1" fo:font-size="13.6999998092651pt" fo:font-weight="bold" style:font-name-asian="Yu Gothic UI Light1" style:font-size-asian="12pt" style:font-weight-asian="bold" style:font-size-complex="13.6999998092651pt" style:font-weight-complex="bold"/>
    </style:style>
    <style:style style:name="P102" style:family="paragraph" style:parent-style-name="Table_20_Contents">
      <style:paragraph-properties fo:text-align="center" style:justify-single-word="false"/>
    </style:style>
    <style:style style:name="P103" style:family="paragraph" style:parent-style-name="Table_20_Contents">
      <style:paragraph-properties fo:text-align="center" style:justify-single-word="false"/>
      <style:text-properties officeooo:paragraph-rsid="0046cd36"/>
    </style:style>
    <style:style style:name="P104" style:family="paragraph" style:parent-style-name="Table_20_Contents">
      <style:paragraph-properties fo:text-align="center" style:justify-single-word="false"/>
      <style:text-properties officeooo:paragraph-rsid="00482f8e"/>
    </style:style>
    <style:style style:name="P105" style:family="paragraph" style:parent-style-name="Table_20_Contents">
      <style:paragraph-properties fo:text-align="center" style:justify-single-word="false"/>
      <style:text-properties officeooo:paragraph-rsid="0051ef93"/>
    </style:style>
    <style:style style:name="P106" style:family="paragraph" style:parent-style-name="Table_20_Contents">
      <style:paragraph-properties fo:text-align="center" style:justify-single-word="false"/>
      <style:text-properties officeooo:paragraph-rsid="0061c057"/>
    </style:style>
    <style:style style:name="P107" style:family="paragraph" style:parent-style-name="Table_20_Contents">
      <style:paragraph-properties fo:text-align="center" style:justify-single-word="false"/>
      <style:text-properties officeooo:paragraph-rsid="0069d04b"/>
    </style:style>
    <style:style style:name="P108" style:family="paragraph" style:parent-style-name="Table_20_Contents">
      <style:paragraph-properties fo:text-align="center" style:justify-single-word="false"/>
      <style:text-properties fo:font-size="12pt" fo:font-weight="bold" officeooo:rsid="003f6135" officeooo:paragraph-rsid="003f6135" style:font-name-asian="Yu Gothic UI Light1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font-size="12pt" fo:font-weight="bold" style:font-name-asian="Yu Gothic UI Light1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fo:font-size="12pt" fo:font-weight="bold" officeooo:rsid="006e7136" officeooo:paragraph-rsid="006e7136" style:font-name-asian="Yu Gothic UI Light1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fo:color="#ff0000" fo:font-size="12pt" fo:font-weight="bold" style:font-name-asian="Yu Gothic UI Light1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ff00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ff0000"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color="#ff0000" style:font-name="Yu Gothic UI Light" fo:font-size="12pt" fo:font-weight="bold" officeooo:paragraph-rsid="0061c057" style:font-name-asian="Yu Gothic UI Light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style:font-name="Yu Gothic Light2" fo:font-size="10pt" officeooo:rsid="003f6135" officeooo:paragraph-rsid="003f6135" style:font-size-asian="10pt" style:font-size-complex="10pt"/>
    </style:style>
    <style:style style:name="P116" style:family="paragraph" style:parent-style-name="Table_20_Contents">
      <style:paragraph-properties fo:text-align="center" style:justify-single-word="false"/>
      <style:text-properties style:font-name="Yu Gothic Light2" fo:font-size="10pt" officeooo:rsid="006e7136" officeooo:paragraph-rsid="006e7136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style:font-name="Yu Gothic Light1" fo:font-size="10pt" officeooo:paragraph-rsid="0046cd36" style:font-name-asian="Yu Gothic Light1" style:font-size-asian="10pt" style:font-size-complex="10pt"/>
    </style:style>
    <style:style style:name="P119" style:family="paragraph" style:parent-style-name="Table_20_Contents">
      <style:paragraph-properties fo:text-align="center" style:justify-single-word="false"/>
      <style:text-properties style:font-name="Yu Gothic Light1" fo:font-size="10pt" officeooo:rsid="0042a987" officeooo:paragraph-rsid="0046cd36" style:font-name-asian="Yu Gothic Light1" style:font-size-asian="10pt" style:font-size-complex="10pt"/>
    </style:style>
    <style:style style:name="P120" style:family="paragraph" style:parent-style-name="Table_20_Contents">
      <style:paragraph-properties fo:text-align="center" style:justify-single-word="false"/>
      <style:text-properties fo:color="#ff3300" style:font-name="Yu Gothic Light1" fo:font-size="12pt" fo:font-weight="bold" officeooo:paragraph-rsid="0046cd36" style:font-name-asian="Yu Gothic Light1" style:font-size-asian="12pt" style:font-weight-asian="bold" style:font-size-complex="12pt" style:font-weight-complex="bold"/>
    </style:style>
    <style:style style:name="P121" style:family="paragraph" style:parent-style-name="Table_20_Contents">
      <style:text-properties officeooo:paragraph-rsid="0051ef93"/>
    </style:style>
    <style:style style:name="P122" style:family="paragraph" style:parent-style-name="Table_20_Contents">
      <style:paragraph-properties fo:text-align="center" style:justify-single-word="false"/>
      <style:text-properties style:font-name="Yu Gothic UI Light" fo:font-size="10pt" officeooo:rsid="0055d124" officeooo:paragraph-rsid="0055d124" style:font-name-asian="Yu Gothic UI Light1" style:font-size-asian="10pt" style:font-size-complex="10pt"/>
    </style:style>
    <style:style style:name="P123" style:family="paragraph" style:parent-style-name="Table_20_Contents">
      <style:paragraph-properties fo:text-align="center" style:justify-single-word="false"/>
      <style:text-properties style:font-name="Yu Gothic UI Light" fo:font-size="10pt" officeooo:rsid="005731ef" officeooo:paragraph-rsid="005731ef" style:font-name-asian="Yu Gothic UI Light1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style:font-name="Yu Gothic UI Light" fo:font-size="10pt" officeooo:rsid="0057acb9" officeooo:paragraph-rsid="0059aedc" style:font-name-asian="Yu Gothic UI Light1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style:font-name="Yu Gothic UI Light" fo:font-size="10pt" officeooo:rsid="0057c985" officeooo:paragraph-rsid="0057c985" style:font-name-asian="Yu Gothic UI Light1" style:font-size-asian="10pt" style:font-size-complex="10pt"/>
    </style:style>
    <style:style style:name="P126" style:family="paragraph" style:parent-style-name="Table_20_Contents">
      <style:text-properties style:font-name="Yu Gothic UI Light" fo:font-size="10pt" fo:font-style="normal" fo:font-weight="normal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Yu Gothic UI Light" fo:font-size="10pt" fo:font-weight="normal" officeooo:rsid="005731ef" officeooo:paragraph-rsid="006854a9" style:font-name-asian="Yu Gothic UI Light1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5d124" officeooo:paragraph-rsid="0055d124" style:font-name-asian="Yu Gothic UI Light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5731ef" style:font-name-asian="Yu Gothic UI Light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31ef" officeooo:paragraph-rsid="006854a9" style:font-name-asian="Yu Gothic UI Light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acb9" officeooo:paragraph-rsid="0057acb9" style:font-name-asian="Yu Gothic UI Light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Yu Gothic UI Light" fo:font-size="12pt" fo:font-weight="bold" officeooo:rsid="0057c985" officeooo:paragraph-rsid="0057c985" style:font-name-asian="Yu Gothic UI Light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style:font-name="Yu Gothic UI Light" fo:font-size="12pt" fo:font-weight="bold" style:font-name-asian="Yu Gothic UI Light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651309" style:font-name-asian="Yu Gothic UI Light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756838" style:font-name-asian="Yu Gothic UI Light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77480e" style:font-name-asian="Yu Gothic UI Light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style:font-name="Yu Gothic UI Light" fo:font-size="12pt" fo:font-weight="bold" officeooo:paragraph-rsid="00786b22" style:font-name-asian="Yu Gothic UI Light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style:font-name="Yu Gothic UI Light" fo:font-size="12pt" fo:font-style="normal" fo:font-weight="bold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officeooo:paragraph-rsid="005ccc6f"/>
    </style:style>
    <style:style style:name="P140" style:family="paragraph" style:parent-style-name="Table_20_Contents">
      <style:text-properties officeooo:paragraph-rsid="0061c057"/>
    </style:style>
    <style:style style:name="P141" style:family="paragraph" style:parent-style-name="Text_20_body">
      <style:paragraph-properties fo:text-align="center" style:justify-single-word="false"/>
      <style:text-properties style:font-name="Yu Gothic UI Light1" fo:font-size="10pt" officeooo:rsid="003ef6cf" officeooo:paragraph-rsid="003ef6cf" style:font-size-asian="8.75pt" style:font-size-complex="10pt"/>
    </style:style>
    <style:style style:name="P142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paragraph-rsid="0051ef93" style:font-name-asian="Yu Gothic UI Light1" style:font-size-asian="10pt" style:font-weight-asian="normal" style:font-size-complex="10pt" style:font-weight-complex="normal"/>
    </style:style>
    <style:style style:name="P143" style:family="paragraph" style:parent-style-name="Table_20_Heading">
      <style:paragraph-properties fo:text-align="start" style:justify-single-word="false"/>
      <style:text-properties style:font-name="Yu Gothic UI Light1" fo:font-size="10pt" fo:font-weight="normal" officeooo:rsid="00294372" officeooo:paragraph-rsid="0051ef93" style:font-name-asian="Yu Gothic UI Light1" style:font-size-asian="8.75pt" style:font-weight-asian="normal" style:font-size-complex="10pt" style:font-weight-complex="normal"/>
    </style:style>
    <style:style style:name="P144" style:family="paragraph" style:parent-style-name="Table_20_Heading">
      <style:paragraph-properties fo:text-align="start" style:justify-single-word="false"/>
      <style:text-properties style:font-name="Yu Gothic UI Light1" fo:font-size="12pt" fo:font-weight="normal" officeooo:paragraph-rsid="0051ef93" style:font-name-asian="Yu Gothic UI Light1" style:font-size-asian="12pt" style:font-weight-asian="normal" style:font-size-complex="12pt" style:font-weight-complex="normal"/>
    </style:style>
    <style:style style:name="P145" style:family="paragraph" style:parent-style-name="Table_20_Heading">
      <style:paragraph-properties fo:text-align="center" style:justify-single-word="false"/>
      <style:text-properties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46" style:family="paragraph" style:parent-style-name="Table_20_Heading">
      <style:paragraph-properties fo:text-align="center" style:justify-single-word="false"/>
      <style:text-properties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Heading">
      <style:paragraph-properties fo:text-align="center" style:justify-single-word="false"/>
      <style:text-properties fo:color="#ff0000" style:font-name="Yu Gothic UI Light" fo:font-size="10pt" fo:font-style="normal" fo:font-weight="normal" officeooo:rsid="00605a40" officeooo:paragraph-rsid="0061c057" style:font-name-asian="Yu Gothic UI Light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Heading">
      <style:paragraph-properties fo:text-align="center" style:justify-single-word="false"/>
      <style:text-properties fo:color="#ff0000" style:font-name="Yu Gothic UI Light" fo:font-size="12pt" fo:font-style="normal" fo:font-weight="bold" officeooo:rsid="00605a40" officeooo:paragraph-rsid="0061c057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P14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0be03" style:font-name-asian="Yu Gothic UI Light1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2af8f" style:font-name-asian="Yu Gothic UI Light1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56838" style:font-name-asian="Yu Gothic UI Light1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7480e" style:font-name-asian="Yu Gothic UI Light1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86b22" style:font-name-asian="Yu Gothic UI Light1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56838" officeooo:paragraph-rsid="00756838" style:font-name-asian="Yu Gothic UI Light1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56838" officeooo:paragraph-rsid="0077480e" style:font-name-asian="Yu Gothic UI Light1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7480e" officeooo:paragraph-rsid="0077480e" style:font-name-asian="Yu Gothic UI Light1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86b22" officeooo:paragraph-rsid="00786b22" style:font-name-asian="Yu Gothic UI Light1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aca3c" officeooo:paragraph-rsid="007aca3c" style:font-name-asian="Yu Gothic UI Light1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be90c" officeooo:paragraph-rsid="007be90c" style:font-name-asian="Yu Gothic UI Light1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paragraph-rsid="0070be03" style:font-name-asian="Yu Gothic UI Light1" style:font-size-asian="12pt" style:font-weight-asian="normal" style:font-size-complex="12pt" style:font-weight-complex="normal"/>
    </style:style>
    <style:style style:name="P16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paragraph-rsid="00756838" style:font-name-asian="Yu Gothic UI Light1" style:font-size-asian="12pt" style:font-weight-asian="normal" style:font-size-complex="12pt" style:font-weight-complex="normal"/>
    </style:style>
    <style:style style:name="P16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paragraph-rsid="0077480e" style:font-name-asian="Yu Gothic UI Light1" style:font-size-asian="12pt" style:font-weight-asian="normal" style:font-size-complex="12pt" style:font-weight-complex="normal"/>
    </style:style>
    <style:style style:name="P16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rsid="00756838" officeooo:paragraph-rsid="00756838" style:font-name-asian="Yu Gothic UI Light1" style:font-size-asian="12pt" style:font-weight-asian="normal" style:font-size-complex="12pt" style:font-weight-complex="normal"/>
    </style:style>
    <style:style style:name="P16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rsid="00756838" officeooo:paragraph-rsid="0077480e" style:font-name-asian="Yu Gothic UI Light1" style:font-size-asian="12pt" style:font-weight-asian="normal" style:font-size-complex="12pt" style:font-weight-complex="normal"/>
    </style:style>
    <style:style style:name="P16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rsid="00756838" officeooo:paragraph-rsid="00786b22" style:font-name-asian="Yu Gothic UI Light1" style:font-size-asian="12pt" style:font-weight-asian="normal" style:font-size-complex="12pt" style:font-weight-complex="normal"/>
    </style:style>
    <style:style style:name="P16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rsid="00786b22" officeooo:paragraph-rsid="00786b22" style:font-name-asian="Yu Gothic UI Light1" style:font-size-asian="12pt" style:font-weight-asian="normal" style:font-size-complex="12pt" style:font-weight-complex="normal"/>
    </style:style>
    <style:style style:name="P16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rsid="007be90c" officeooo:paragraph-rsid="007be90c" style:font-name-asian="Yu Gothic UI Light1" style:font-size-asian="12pt" style:font-weight-asian="normal" style:font-size-complex="12pt" style:font-weight-complex="normal"/>
    </style:style>
    <style:style style:name="P16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paragraph-rsid="0070be03" style:font-name-asian="KanjiStrokeOrders" style:font-size-asian="12pt" style:font-weight-asian="normal" style:font-size-complex="12pt" style:font-weight-complex="normal"/>
    </style:style>
    <style:style style:name="P17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paragraph-rsid="00756838" style:font-name-asian="KanjiStrokeOrders" style:font-size-asian="12pt" style:font-weight-asian="normal" style:font-size-complex="12pt" style:font-weight-complex="normal"/>
    </style:style>
    <style:style style:name="P17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paragraph-rsid="0077480e" style:font-name-asian="KanjiStrokeOrders" style:font-size-asian="12pt" style:font-weight-asian="normal" style:font-size-complex="12pt" style:font-weight-complex="normal"/>
    </style:style>
    <style:style style:name="P17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normal" officeooo:paragraph-rsid="00786b22" style:font-name-asian="KanjiStrokeOrders" style:font-size-asian="12pt" style:font-weight-asian="normal" style:font-size-complex="12pt" style:font-weight-complex="normal"/>
    </style:style>
    <style:style style:name="P173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style="normal" fo:font-weight="bold" officeooo:paragraph-rsid="00756838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174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style="normal" fo:font-weight="bold" officeooo:rsid="0077480e" officeooo:paragraph-rsid="0077480e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175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style="normal" fo:font-weight="bold" officeooo:rsid="0077480e" officeooo:paragraph-rsid="00786b22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17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72pt" fo:font-weight="normal" officeooo:paragraph-rsid="0070be03" style:font-name-asian="KanjiStrokeOrders" style:font-size-asian="72pt" style:font-weight-asian="normal" style:font-size-complex="72pt" style:font-weight-complex="normal"/>
    </style:style>
    <style:style style:name="P17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72pt" fo:font-weight="normal" officeooo:paragraph-rsid="00756838" style:font-name-asian="KanjiStrokeOrders" style:font-size-asian="72pt" style:font-weight-asian="normal" style:font-size-complex="72pt" style:font-weight-complex="normal"/>
    </style:style>
    <style:style style:name="P17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72pt" fo:font-weight="normal" officeooo:paragraph-rsid="0077480e" style:font-name-asian="KanjiStrokeOrders" style:font-size-asian="72pt" style:font-weight-asian="normal" style:font-size-complex="72pt" style:font-weight-complex="normal"/>
    </style:style>
    <style:style style:name="P17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72pt" fo:font-weight="normal" officeooo:paragraph-rsid="00786b22" style:font-name-asian="KanjiStrokeOrders" style:font-size-asian="72pt" style:font-weight-asian="normal" style:font-size-complex="72pt" style:font-weight-complex="normal"/>
    </style:style>
    <style:style style:name="P18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72pt" fo:font-weight="normal" officeooo:rsid="007be90c" officeooo:paragraph-rsid="007be90c" style:font-name-asian="KanjiStrokeOrders" style:font-size-asian="72pt" style:font-weight-asian="normal" style:font-size-complex="72pt" style:font-weight-complex="normal"/>
    </style:style>
    <style:style style:name="P18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12pt" style:font-size-asian="12pt" style:font-size-complex="12pt"/>
    </style:style>
    <style:style style:name="P182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1" fo:font-size="72pt" fo:font-weight="normal" officeooo:paragraph-rsid="0073b9bb" style:font-name-asian="KanjiStrokeOrders" style:font-size-asian="72pt" style:font-weight-asian="normal" style:font-size-complex="72pt" style:font-weight-complex="normal"/>
    </style:style>
    <style:style style:name="P183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1" fo:font-size="72pt" fo:font-weight="normal" officeooo:paragraph-rsid="00756838" style:font-name-asian="KanjiStrokeOrders" style:font-size-asian="72pt" style:font-weight-asian="normal" style:font-size-complex="72pt" style:font-weight-complex="normal"/>
    </style:style>
    <style:style style:name="P184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1" fo:font-size="72pt" fo:font-weight="normal" officeooo:paragraph-rsid="0077480e" style:font-name-asian="KanjiStrokeOrders" style:font-size-asian="72pt" style:font-weight-asian="normal" style:font-size-complex="72pt" style:font-weight-complex="normal"/>
    </style:style>
    <style:style style:name="P185" style:family="paragraph" style:parent-style-name="Table_20_Contents">
      <style:paragraph-properties fo:margin-top="0cm" fo:margin-bottom="0cm" loext:contextual-spacing="false" fo:text-align="center" style:justify-single-word="false" fo:break-after="page"/>
      <style:text-properties style:font-name="Yu Gothic UI Light1" fo:font-size="72pt" fo:font-weight="normal" officeooo:paragraph-rsid="00786b22" style:font-name-asian="KanjiStrokeOrders" style:font-size-asian="72pt" style:font-weight-asian="normal" style:font-size-complex="72pt" style:font-weight-complex="normal"/>
    </style:style>
    <style:style style:name="P186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3b9bb" officeooo:paragraph-rsid="0072af8f" style:font-name-asian="Yu Gothic UI Light1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rsid="0073b9bb" officeooo:paragraph-rsid="00756838" style:font-name-asian="Yu Gothic UI Light1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56838" style:font-name-asian="Yu Gothic UI Light1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7480e" style:font-name-asian="Yu Gothic UI Light1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weight="bold" officeooo:paragraph-rsid="00786b22" style:font-name-asian="Yu Gothic UI Light1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margin-top="0cm" fo:margin-bottom="0cm" loext:contextual-spacing="false" fo:text-align="center" style:justify-single-word="false"/>
      <style:text-properties style:font-name="Yu Gothic UI Light1" fo:font-size="12pt" fo:font-style="normal" fo:font-weight="bold" officeooo:paragraph-rsid="0077480e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193" style:family="paragraph" style:parent-style-name="Table_20_Contents">
      <style:paragraph-properties fo:text-align="center" style:justify-single-word="false"/>
      <style:text-properties style:font-name="Yu Gothic UI Light1" fo:font-size="12pt" fo:font-style="normal" style:text-underline-style="none" fo:font-weight="bold" officeooo:paragraph-rsid="00756838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194" style:family="paragraph" style:parent-style-name="Table_20_Contents">
      <style:paragraph-properties fo:text-align="center" style:justify-single-word="false"/>
      <style:text-properties style:font-name="Yu Gothic UI Light1" fo:font-size="12pt" fo:font-style="normal" style:text-underline-style="none" fo:font-weight="bold" officeooo:paragraph-rsid="0077480e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Yu Gothic UI Light1" fo:font-size="12pt" fo:font-style="normal" style:text-underline-style="none" fo:font-weight="bold" officeooo:paragraph-rsid="00786b22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32a7bd" style:font-size-asian="8.75pt" style:font-size-complex="10pt"/>
    </style:style>
    <style:style style:name="T3" style:family="text">
      <style:text-properties fo:font-size="10pt" officeooo:rsid="0059aedc" style:font-size-asian="8.75pt" style:font-size-complex="10pt"/>
    </style:style>
    <style:style style:name="T4" style:family="text">
      <style:text-properties fo:font-size="10pt" officeooo:rsid="005c0c4d" style:font-size-asian="8.75pt" style:font-size-complex="10pt"/>
    </style:style>
    <style:style style:name="T5" style:family="text">
      <style:text-properties fo:font-size="10pt" officeooo:rsid="00694a65" style:font-size-asian="8.75pt" style:font-size-complex="10pt"/>
    </style:style>
    <style:style style:name="T6" style:family="text">
      <style:text-properties fo:font-size="10pt" fo:font-weight="normal" officeooo:rsid="002fe71b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59aedc" style:font-size-asian="8.75pt" style:font-weight-asian="normal" style:font-size-complex="10pt"/>
    </style:style>
    <style:style style:name="T8" style:family="text">
      <style:text-properties fo:font-size="10pt" fo:font-weight="normal" officeooo:rsid="005d7f97" style:font-size-asian="8.75pt" style:font-weight-asian="normal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e2bec" style:font-size-asian="10pt" style:font-weight-asian="normal" style:font-size-complex="10pt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32a7bd" style:font-size-asian="12pt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59aedc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5d7f9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53e762" style:font-size-asian="12pt" style:language-asian="ja" style:country-asian="JP" style:font-weight-asian="bold" style:font-size-complex="12pt" style:font-weight-complex="bold"/>
    </style:style>
    <style:style style:name="T17" style:family="text">
      <style:text-properties fo:font-size="12pt" fo:font-weight="bold" officeooo:rsid="00529589" style:font-size-asian="12pt" style:language-asian="ja" style:country-asian="JP" style:font-weight-asian="bold" style:font-size-complex="12pt" style:font-weight-complex="bold"/>
    </style:style>
    <style:style style:name="T18" style:family="text">
      <style:text-properties fo:font-size="12pt" fo:font-weight="bold" style:font-weight-asian="bold" style:font-size-complex="12pt" style:font-weight-complex="bold"/>
    </style:style>
    <style:style style:name="T19" style:family="text">
      <style:text-properties officeooo:rsid="001a355a"/>
    </style:style>
    <style:style style:name="T20" style:family="text">
      <style:text-properties fo:color="#ff0000"/>
    </style:style>
    <style:style style:name="T21" style:family="text">
      <style:text-properties fo:color="#ff0000" style:font-name="Yu Gothic UI Light1" fo:font-size="12pt" fo:font-style="normal" fo:font-weight="bold" style:font-name-asian="Yu Gothic UI Light1" style:font-size-asian="12pt" style:font-style-asian="normal" style:font-weight-asian="bold" style:font-size-complex="12pt" style:font-style-complex="normal" style:font-weight-complex="bold"/>
    </style:style>
    <style:style style:name="T22" style:family="text">
      <style:text-properties fo:color="#ff0000"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officeooo:rsid="001faa29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font-name="Yu Gothic UI Light" fo:font-size="10pt" fo:font-style="normal" fo:font-weight="bold" officeooo:rsid="005c8980" style:font-name-asian="Yu Gothic UI Light" style:font-size-asian="10pt" style:font-style-asian="normal" style:font-weight-asian="bold" style:font-size-complex="10pt"/>
    </style:style>
    <style:style style:name="T26" style:family="text">
      <style:text-properties style:font-name="Yu Gothic UI Light" fo:font-size="10pt" fo:font-weight="normal" officeooo:rsid="005d7f97" style:font-name-asian="Yu Gothic UI Light" style:font-size-asian="10pt" style:font-weight-asian="normal" style:font-size-complex="10pt"/>
    </style:style>
    <style:style style:name="T27" style:family="text">
      <style:text-properties style:font-name="Yu Gothic UI Light" fo:font-size="12pt" fo:font-weight="bold" officeooo:rsid="004bcc1e" style:font-name-asian="Yu Gothic UI Light" style:font-size-asian="12pt" style:font-weight-asian="bold" style:font-size-complex="12pt" style:font-weight-complex="bold"/>
    </style:style>
    <style:style style:name="T28" style:family="text">
      <style:text-properties style:font-name="Yu Gothic UI Light" fo:font-size="12pt" fo:font-weight="bold" officeooo:rsid="004f4e59" style:font-name-asian="Yu Gothic UI Light" style:font-size-asian="12pt" style:font-weight-asian="bold" style:font-size-complex="12pt" style:font-weight-complex="bold"/>
    </style:style>
    <style:style style:name="T29" style:family="text">
      <style:text-properties style:font-name="Yu Gothic UI Light" fo:font-size="12pt" fo:font-weight="bold" officeooo:rsid="005d7f97" style:font-name-asian="Yu Gothic UI Light" style:font-size-asian="12pt" style:font-weight-asian="bold" style:font-size-complex="12pt" style:font-weight-complex="bold"/>
    </style:style>
    <style:style style:name="T30" style:family="text">
      <style:text-properties style:font-name="Yu Gothic UI Light" fo:font-size="12pt" fo:font-style="normal" fo:font-weight="bold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Yu Gothic UI Light" fo:font-size="12pt" fo:font-style="normal" fo:font-weight="bold" officeooo:rsid="006ba0ff" style:font-name-asian="Yu Gothic UI Light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language-asian="ja" style:country-asian="JP"/>
    </style:style>
    <style:style style:name="T33" style:family="text">
      <style:text-properties officeooo:rsid="002e2bec"/>
    </style:style>
    <style:style style:name="T34" style:family="text">
      <style:text-properties style:font-name="Yu Gothic UI Light1" fo:font-size="12pt" fo:font-weight="bold" style:font-name-asian="Yu Gothic UI Light1" style:font-size-asian="12pt" style:font-weight-asian="bold" style:font-size-complex="12pt" style:font-weight-complex="bold"/>
    </style:style>
    <style:style style:name="T35" style:family="text">
      <style:text-properties style:font-name="Yu Gothic UI Light1" fo:font-size="12pt" fo:font-weight="bold" officeooo:rsid="005ccc6f" style:font-name-asian="Yu Gothic UI Light1" style:font-size-asian="12pt" style:font-weight-asian="bold" style:font-size-complex="12pt" style:font-weight-complex="bold"/>
    </style:style>
    <style:style style:name="T36" style:family="text">
      <style:text-properties style:font-name="Yu Gothic UI Light1" fo:font-size="12pt" fo:language="es" fo:country="ES" fo:font-weight="bold" officeooo:rsid="00655e49" style:font-name-asian="Yu Gothic UI Light1" style:font-size-asian="12pt" style:language-asian="ja" style:country-asian="JP" style:font-weight-asian="bold" style:font-size-complex="12pt" style:font-weight-complex="bold"/>
    </style:style>
    <style:style style:name="T37" style:family="text">
      <style:text-properties style:font-name="Yu Gothic UI Light1" fo:font-size="10pt" fo:language="en" fo:country="US" officeooo:rsid="00403609" style:font-name-asian="Yu Gothic UI Light1" style:font-size-asian="10pt" style:font-size-complex="10pt"/>
    </style:style>
    <style:style style:name="T38" style:family="text">
      <style:text-properties style:font-name="Yu Gothic UI Light1" fo:font-size="10pt" fo:language="es" fo:country="ES" officeooo:rsid="004a7e15" style:font-name-asian="Yu Gothic UI Light1" style:font-size-asian="10pt" style:language-asian="ja" style:country-asian="JP" style:font-size-complex="10pt" style:font-weight-complex="normal"/>
    </style:style>
    <style:style style:name="T39" style:family="text">
      <style:text-properties style:font-name="Yu Gothic UI Light1" fo:font-size="10pt" fo:language="es" fo:country="ES" officeooo:rsid="004bcc1e" style:font-name-asian="Yu Gothic UI Light1" style:font-size-asian="10pt" style:language-asian="ja" style:country-asian="JP" style:font-size-complex="10pt" style:font-weight-complex="normal"/>
    </style:style>
    <style:style style:name="T40" style:family="text">
      <style:text-properties style:font-name="Yu Gothic UI Light1" fo:font-size="10pt" fo:language="es" fo:country="ES" fo:font-weight="normal" officeooo:rsid="00655e49" style:font-name-asian="Yu Gothic UI Light1" style:font-size-asian="10pt" style:language-asian="ja" style:country-asian="JP" style:font-weight-asian="normal" style:font-size-complex="10pt" style:font-weight-complex="normal"/>
    </style:style>
    <style:style style:name="T41" style:family="text">
      <style:text-properties style:font-name="Yu Gothic UI Light1" fo:font-size="10pt" fo:font-weight="normal" officeooo:rsid="004bcc1e" style:font-name-asian="Yu Gothic UI Light1" style:font-size-asian="10pt" style:font-weight-asian="normal" style:font-size-complex="10pt"/>
    </style:style>
    <style:style style:name="T42" style:family="text">
      <style:text-properties style:font-name="Yu Gothic UI Light1" fo:font-size="10pt" fo:font-weight="normal" officeooo:rsid="004f4e59" style:font-name-asian="Yu Gothic UI Light1" style:font-size-asian="10pt" style:font-weight-asian="normal" style:font-size-complex="10pt"/>
    </style:style>
    <style:style style:name="T43" style:family="text">
      <style:text-properties style:font-name="Yu Gothic UI Light1" fo:font-size="10pt" fo:font-weight="normal" officeooo:rsid="005ccc6f" style:font-name-asian="Yu Gothic UI Light1" style:font-size-asian="8.75pt" style:font-weight-asian="normal" style:font-size-complex="10pt" style:font-weight-complex="normal"/>
    </style:style>
    <style:style style:name="T44" style:family="text">
      <style:text-properties style:font-name="Yu Gothic UI Light1" fo:font-size="10pt" officeooo:rsid="005ccc6f" style:font-name-asian="Yu Gothic UI Light1" style:font-size-asian="10pt" style:font-size-complex="10pt"/>
    </style:style>
    <style:style style:name="T45" style:family="text">
      <style:text-properties style:font-name="Yu Gothic UI Light1" fo:font-weight="bold" style:font-name-asian="Yu Gothic UI Light1" style:font-weight-asian="bold" style:font-weight-complex="bold"/>
    </style:style>
    <style:style style:name="T46" style:family="text">
      <style:text-properties officeooo:rsid="002f3b71"/>
    </style:style>
    <style:style style:name="T47" style:family="text">
      <style:text-properties officeooo:rsid="002fe71b"/>
    </style:style>
    <style:style style:name="T48" style:family="text">
      <style:text-properties officeooo:rsid="003ef6cf"/>
    </style:style>
    <style:style style:name="T49" style:family="text">
      <style:text-properties style:font-name="Yu Gothic Light1" fo:font-size="12pt" officeooo:rsid="0032a7bd" style:font-size-asian="12pt" style:font-size-complex="12pt"/>
    </style:style>
    <style:style style:name="T50" style:family="text">
      <style:text-properties style:font-name="Yu Gothic Light1" fo:font-size="12pt" fo:font-weight="bold" officeooo:rsid="0042a987" style:font-name-asian="Yu Gothic Light1" style:font-size-asian="12pt" style:font-weight-asian="bold" style:font-size-complex="12pt" style:font-weight-complex="bold"/>
    </style:style>
    <style:style style:name="T51" style:family="text">
      <style:text-properties style:font-name="Yu Gothic Light1" fo:font-size="12pt" fo:language="en" fo:country="US" officeooo:rsid="0032a7bd" style:font-size-asian="12pt" style:language-asian="ja" style:country-asian="JP" style:font-size-complex="12pt" style:font-weight-complex="normal"/>
    </style:style>
    <style:style style:name="T52" style:family="text">
      <style:text-properties style:font-name="Yu Gothic Light1" fo:font-size="10pt" fo:font-weight="normal" officeooo:rsid="0042a987" style:font-name-asian="Yu Gothic Light1" style:font-size-asian="10pt" style:font-weight-asian="normal" style:font-size-complex="10pt" style:font-weight-complex="normal"/>
    </style:style>
    <style:style style:name="T53" style:family="text">
      <style:text-properties officeooo:rsid="0053e762"/>
    </style:style>
    <style:style style:name="T54" style:family="text">
      <style:text-properties fo:font-weight="normal" officeooo:rsid="00529589" style:language-asian="ja" style:country-asian="JP" style:font-weight-asian="normal" style:font-weight-complex="normal"/>
    </style:style>
    <style:style style:name="T55" style:family="text">
      <style:text-properties officeooo:rsid="0055d124"/>
    </style:style>
    <style:style style:name="T56" style:family="text">
      <style:text-properties officeooo:rsid="0059aedc"/>
    </style:style>
    <style:style style:name="T57" style:family="text">
      <style:text-properties officeooo:rsid="005c0c4d"/>
    </style:style>
    <style:style style:name="T58" style:family="text">
      <style:text-properties officeooo:rsid="00605a40"/>
    </style:style>
    <style:style style:name="T59" style:family="text">
      <style:text-properties officeooo:rsid="0069d04b"/>
    </style:style>
    <style:style style:name="T60" style:family="text">
      <style:text-properties officeooo:rsid="006ba0ff"/>
    </style:style>
    <style:style style:name="T61" style:family="text">
      <style:text-properties fo:font-weight="bold" officeooo:rsid="006ba0ff" style:font-weight-asian="bold" style:font-weight-complex="bold"/>
    </style:style>
    <style:style style:name="T62" style:family="text">
      <style:text-properties officeooo:rsid="006e7136"/>
    </style:style>
    <style:style style:name="T63" style:family="text">
      <style:text-properties style:text-underline-style="none"/>
    </style:style>
    <style:style style:name="T64" style:family="text">
      <style:text-properties style:text-position="super 58%"/>
    </style:style>
    <style:style style:name="T65" style:family="text">
      <style:text-properties officeooo:rsid="0077480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>
        <style:columns fo:column-count="4">
          <style:column style:rel-width="1285*" fo:start-indent="0cm" fo:end-indent="0cm"/>
          <style:column style:rel-width="1548*" fo:start-indent="0cm" fo:end-indent="0cm"/>
          <style:column style:rel-width="2174*" fo:start-indent="0cm" fo:end-indent="0cm"/>
          <style:column style:rel-width="2267*" fo:start-indent="0cm" fo:end-indent="0cm"/>
        </style:columns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.4cm" fo:margin-right="0.4cm" style:vertical-pos="from-top" style:vertical-rel="paragraph" style:horizontal-pos="from-left" style:horizontal-rel="paragraph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><draw:frame draw:style-name="fr1" draw:name="Marco5" text:anchor-type="paragraph" svg:x="-0.03cm" svg:y="0.011cm" svg:width="12.831cm" draw:z-index="0"><draw:text-box fo:min-height="19.004cm"><text:p text:style-name="P25">Números</text:p><text:p text:style-name="P34">1: <text:ruby text:style-name="Ru1"><text:ruby-base><text:span text:style-name="T32">一</text:span></text:ruby-base><text:ruby-text>いち</text:ruby-text></text:ruby></text:p><text:p text:style-name="P35">2: <text:ruby text:style-name="Ru1"><text:ruby-base>ニ</text:ruby-base><text:ruby-text>に</text:ruby-text></text:ruby></text:p><text:p text:style-name="P35">3: <text:ruby text:style-name="Ru1"><text:ruby-base>三</text:ruby-base><text:ruby-text>さん</text:ruby-text></text:ruby></text:p><text:p text:style-name="P35">4: <text:ruby text:style-name="Ru1"><text:ruby-base>四</text:ruby-base><text:ruby-text>し / よん / よ</text:ruby-text></text:ruby></text:p><text:p text:style-name="P35">5: <text:ruby text:style-name="Ru1"><text:ruby-base>五</text:ruby-base><text:ruby-text>ご</text:ruby-text></text:ruby></text:p><text:p text:style-name="P35">6: <text:ruby text:style-name="Ru1"><text:ruby-base><text:span text:style-name="T19">六</text:span></text:ruby-base><text:ruby-text>ろく</text:ruby-text></text:ruby></text:p><text:p text:style-name="P35">7: <text:ruby text:style-name="Ru1"><text:ruby-base>七</text:ruby-base><text:ruby-text>しち / なな</text:ruby-text></text:ruby></text:p><text:p text:style-name="P35">8: <text:ruby text:style-name="Ru1"><text:ruby-base>八</text:ruby-base><text:ruby-text>はち</text:ruby-text></text:ruby></text:p><text:p text:style-name="P35">9: <text:ruby text:style-name="Ru1"><text:ruby-base>九</text:ruby-base><text:ruby-text>きゅう / く</text:ruby-text></text:ruby></text:p><text:p text:style-name="P50">10: <text:ruby text:style-name="Ru1"><text:ruby-base>十</text:ruby-base><text:ruby-text>じゅう</text:ruby-text></text:ruby></text:p><text:p text:style-name="P36">11: 十一</text:p><text:p text:style-name="P36">。。。</text:p><text:p text:style-name="P36">20: 二十</text:p><text:p text:style-name="P36">21: 二十一</text:p><text:p text:style-name="P36">。。。</text:p><text:p text:style-name="P36">98: 九十八</text:p><text:p text:style-name="P36">99: 九十九</text:p><text:p text:style-name="P36"/><text:p text:style-name="P36">100: <text:ruby text:style-name="Ru1"><text:ruby-base>百</text:ruby-base><text:ruby-text>ひゃく</text:ruby-text></text:ruby> </text:p><text:p text:style-name="P36">101: 百一</text:p><text:p text:style-name="P37">。。。</text:p><text:p text:style-name="P37">199: 百九十九</text:p><text:p text:style-name="P36">200: 二百</text:p><text:p text:style-name="P36">。。。</text:p><text:p text:style-name="P40">300: <text:ruby text:style-name="Ru1"><text:ruby-base>三百</text:ruby-base><text:ruby-text>さんびゃく</text:ruby-text></text:ruby></text:p><text:p text:style-name="P41">301: 三百一</text:p><text:p text:style-name="P40">。。。</text:p><text:p text:style-name="P36">400: <text:ruby text:style-name="Ru1"><text:ruby-base>四百</text:ruby-base><text:ruby-text>よんひゃく</text:ruby-text></text:ruby></text:p><text:p text:style-name="P37">401: 四百一</text:p><text:p text:style-name="P37">。。。</text:p><text:p text:style-name="P37">500: 五百</text:p><text:p text:style-name="P37">。。。</text:p><text:p text:style-name="P41">600: <text:ruby text:style-name="Ru1"><text:ruby-base>六百</text:ruby-base><text:ruby-text>ろっぴゃく</text:ruby-text></text:ruby></text:p><text:p text:style-name="P41">601: 六百一</text:p><text:p text:style-name="P41">。。。</text:p><text:p text:style-name="P37">700: <text:ruby text:style-name="Ru1"><text:ruby-base>七百</text:ruby-base><text:ruby-text>ななひゃく</text:ruby-text></text:ruby></text:p><text:p text:style-name="P37">。。。</text:p><text:p text:style-name="P41">800: <text:ruby text:style-name="Ru1"><text:ruby-base>八百</text:ruby-base><text:ruby-text>はっぴゃく</text:ruby-text></text:ruby></text:p><text:p text:style-name="P42">801: 八百一</text:p><text:p text:style-name="P42">。。。</text:p><text:p text:style-name="P37">900: 五百</text:p><text:p text:style-name="P37">。。。</text:p><text:p text:style-name="P39">1000: <text:ruby text:style-name="Ru1"><text:ruby-base>千</text:ruby-base><text:ruby-text>せん</text:ruby-text></text:ruby></text:p><text:p text:style-name="P39">1001: 千一</text:p><text:p text:style-name="P39">。。。</text:p><text:p text:style-name="P39">1999: 千九百九十九</text:p><text:p text:style-name="P39">2000: 二千</text:p><text:p text:style-name="P43">3000: <text:ruby text:style-name="Ru1"><text:ruby-base>三千</text:ruby-base><text:ruby-text>さんぜん</text:ruby-text></text:ruby></text:p><text:p text:style-name="P43">3001: 三千一</text:p><text:p text:style-name="P43">。。。</text:p><text:p text:style-name="P39">4000: 四千</text:p><text:p text:style-name="P39">5000: 五千</text:p><text:p text:style-name="P39">6000: 六千</text:p><text:p text:style-name="P39">7000: 七千</text:p><text:p text:style-name="P43">8000: <text:ruby text:style-name="Ru1"><text:ruby-base>八千</text:ruby-base><text:ruby-text>はっせん</text:ruby-text></text:ruby></text:p><text:p text:style-name="P39">8001: 八千一</text:p><text:p text:style-name="P39">。。。</text:p><text:p text:style-name="P39">9000: 九千</text:p><text:p text:style-name="P38">。。。</text:p><text:p text:style-name="P39">10000: <text:ruby text:style-name="Ru1"><text:ruby-base>一万</text:ruby-base><text:ruby-text>いちまん</text:ruby-text></text:ruby></text:p><text:p text:style-name="P39">20000: 二万</text:p><text:p text:style-name="P39">30000: 三万</text:p><text:p text:style-name="P39">。。。</text:p><text:p text:style-name="P39">100000: 十万</text:p><text:p text:style-name="P39">1000000: 百万</text:p><text:p text:style-name="P39">10000000: 千万</text:p><text:p text:style-name="P39">100000000: <text:ruby text:style-name="Ru1"><text:ruby-base>一億</text:ruby-base><text:ruby-text>いちおく</text:ruby-text></text:ruby></text:p><text:p text:style-name="P39">200000000: 二億</text:p><text:p text:style-name="P16"/><text:p text:style-name="P21">Las lectura del 4 y el 7 <text:span text:style-name="T13">し</text:span>　 y <text:span text:style-name="T13">しち</text:span> normalmente sólo se emplean con el número suelto.</text:p><text:p text:style-name="P21"/><text:p text:style-name="P17"><text:span text:style-name="T23">E</text:span>stán marcados en <text:span text:style-name="T20">rojo</text:span> aquellos números cuya pronunciación es irregular.</text:p><text:p text:style-name="P17"/><text:p text:style-name="P18">En Japón el diezmil es una unidad propia, no un múltiplo de mil, por lo que números grandes se costruyen en múltiplos de diezmil, no de mil.</text:p><text:p text:style-name="P19">Punto decimal (<text:ruby text:style-name="Ru1"><text:ruby-base><text:span text:style-name="T13">点</text:span></text:ruby-base><text:ruby-text>てん</text:ruby-text></text:ruby>)</text:p><text:p text:style-name="P19">Los decimales se escriben con “.” y se leen <text:span text:style-name="T59">uno por uno.</text:span></text:p></draw:text-box></draw:frame><text:soft-page-break/>Días del mes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>
          <table:table-cell table:style-name="Tabla6.A1" office:value-type="string">
            <text:p text:style-name="P94">¿Qué dia?</text:p>
          </table:table-cell>
          <table:table-cell table:style-name="Tabla6.A1" office:value-type="string">
            <text:p text:style-name="P73">何日</text:p>
          </table:table-cell>
          <table:table-cell table:style-name="Tabla6.A1" office:value-type="string">
            <text:p text:style-name="P73">なん・にち</text:p>
          </table:table-cell>
          <table:table-cell table:style-name="Tabla6.A1" office:value-type="string">
            <text:p text:style-name="P93">16</text:p>
          </table:table-cell>
          <table:table-cell table:style-name="Tabla6.A1" office:value-type="string">
            <text:p text:style-name="P73">十六日</text:p>
          </table:table-cell>
          <table:table-cell table:style-name="Tabla6.F1" office:value-type="string">
            <text:p text:style-name="P73">じゅう・ろく・にち</text:p>
          </table:table-cell>
        </table:table-row>
        <table:table-row>
          <table:table-cell table:style-name="Tabla6.A2" office:value-type="string">
            <text:p text:style-name="P93">1</text:p>
          </table:table-cell>
          <table:table-cell table:style-name="Tabla6.A2" office:value-type="string">
            <text:p text:style-name="P73">一日</text:p>
          </table:table-cell>
          <table:table-cell table:style-name="Tabla6.A2" office:value-type="string">
            <text:p text:style-name="P102"><text:span text:style-name="Emphasis"><text:span text:style-name="T21">ついたち</text:span></text:span></text:p>
          </table:table-cell>
          <table:table-cell table:style-name="Tabla6.A2" office:value-type="string">
            <text:p text:style-name="P93">17</text:p>
          </table:table-cell>
          <table:table-cell table:style-name="Tabla6.A2" office:value-type="string">
            <text:p text:style-name="P73">十七日</text:p>
          </table:table-cell>
          <table:table-cell table:style-name="Tabla6.F2" office:value-type="string">
            <text:p text:style-name="P102"><text:span text:style-name="Emphasis"><text:span text:style-name="T21">じゅう・しち・にち</text:span></text:span></text:p>
          </table:table-cell>
        </table:table-row>
        <table:table-row>
          <table:table-cell table:style-name="Tabla6.A2" office:value-type="string">
            <text:p text:style-name="P93">2</text:p>
          </table:table-cell>
          <table:table-cell table:style-name="Tabla6.A2" office:value-type="string">
            <text:p text:style-name="P73">二日</text:p>
          </table:table-cell>
          <table:table-cell table:style-name="Tabla6.A2" office:value-type="string">
            <text:p text:style-name="P102"><text:span text:style-name="Emphasis"><text:span text:style-name="T21">ふつ・か</text:span></text:span></text:p>
          </table:table-cell>
          <table:table-cell table:style-name="Tabla6.A2" office:value-type="string">
            <text:p text:style-name="P93">18</text:p>
          </table:table-cell>
          <table:table-cell table:style-name="Tabla6.A2" office:value-type="string">
            <text:p text:style-name="P73">十八日</text:p>
          </table:table-cell>
          <table:table-cell table:style-name="Tabla6.F2" office:value-type="string">
            <text:p text:style-name="P73">じゅう・はち・にち</text:p>
          </table:table-cell>
        </table:table-row>
        <table:table-row>
          <table:table-cell table:style-name="Tabla6.A2" office:value-type="string">
            <text:p text:style-name="P93">3</text:p>
          </table:table-cell>
          <table:table-cell table:style-name="Tabla6.A2" office:value-type="string">
            <text:p text:style-name="P73">三日</text:p>
          </table:table-cell>
          <table:table-cell table:style-name="Tabla6.A2" office:value-type="string">
            <text:p text:style-name="P102"><text:span text:style-name="Emphasis"><text:span text:style-name="T21">みっ・か</text:span></text:span></text:p>
          </table:table-cell>
          <table:table-cell table:style-name="Tabla6.A2" office:value-type="string">
            <text:p text:style-name="P93">19</text:p>
          </table:table-cell>
          <table:table-cell table:style-name="Tabla6.A2" office:value-type="string">
            <text:p text:style-name="P73">十九日</text:p>
          </table:table-cell>
          <table:table-cell table:style-name="Tabla6.F2" office:value-type="string">
            <text:p text:style-name="P102"><text:span text:style-name="Emphasis"><text:span text:style-name="T21">じゅう・く・にち</text:span></text:span></text:p>
          </table:table-cell>
        </table:table-row>
        <table:table-row>
          <table:table-cell table:style-name="Tabla6.A2" office:value-type="string">
            <text:p text:style-name="P93">4</text:p>
          </table:table-cell>
          <table:table-cell table:style-name="Tabla6.A2" office:value-type="string">
            <text:p text:style-name="P73">四日</text:p>
          </table:table-cell>
          <table:table-cell table:style-name="Tabla6.A2" office:value-type="string">
            <text:p text:style-name="P102"><text:span text:style-name="Emphasis"><text:span text:style-name="T21">よっ・か</text:span></text:span></text:p>
          </table:table-cell>
          <table:table-cell table:style-name="Tabla6.A2" office:value-type="string">
            <text:p text:style-name="P93">20</text:p>
          </table:table-cell>
          <table:table-cell table:style-name="Tabla6.A2" office:value-type="string">
            <text:p text:style-name="P73">二十日</text:p>
          </table:table-cell>
          <table:table-cell table:style-name="Tabla6.F2" office:value-type="string">
            <text:p text:style-name="P102"><text:span text:style-name="Emphasis"><text:span text:style-name="T21">はつ・か</text:span></text:span></text:p>
          </table:table-cell>
        </table:table-row>
        <table:table-row>
          <table:table-cell table:style-name="Tabla6.A2" office:value-type="string">
            <text:p text:style-name="P93">5</text:p>
          </table:table-cell>
          <table:table-cell table:style-name="Tabla6.A2" office:value-type="string">
            <text:p text:style-name="P73">五日</text:p>
          </table:table-cell>
          <table:table-cell table:style-name="Tabla6.A2" office:value-type="string">
            <text:p text:style-name="P102"><text:span text:style-name="Emphasis"><text:span text:style-name="T21">いつ・か</text:span></text:span></text:p>
          </table:table-cell>
          <table:table-cell table:style-name="Tabla6.A2" office:value-type="string">
            <text:p text:style-name="P93">21</text:p>
          </table:table-cell>
          <table:table-cell table:style-name="Tabla6.A2" office:value-type="string">
            <text:p text:style-name="P73">二十一日</text:p>
          </table:table-cell>
          <table:table-cell table:style-name="Tabla6.F2" office:value-type="string">
            <text:p text:style-name="P73">に・じゅう・いち・にち</text:p>
          </table:table-cell>
        </table:table-row>
        <table:table-row>
          <table:table-cell table:style-name="Tabla6.A2" office:value-type="string">
            <text:p text:style-name="P93">6</text:p>
          </table:table-cell>
          <table:table-cell table:style-name="Tabla6.A2" office:value-type="string">
            <text:p text:style-name="P73">六日</text:p>
          </table:table-cell>
          <table:table-cell table:style-name="Tabla6.A2" office:value-type="string">
            <text:p text:style-name="P102"><text:span text:style-name="Emphasis"><text:span text:style-name="T21">むい・か</text:span></text:span></text:p>
          </table:table-cell>
          <table:table-cell table:style-name="Tabla6.A2" office:value-type="string">
            <text:p text:style-name="P93">2<text:span text:style-name="T48">2</text:span></text:p>
          </table:table-cell>
          <table:table-cell table:style-name="Tabla6.A2" office:value-type="string">
            <text:p text:style-name="P73">二十二日</text:p>
          </table:table-cell>
          <table:table-cell table:style-name="Tabla6.F2" office:value-type="string">
            <text:p text:style-name="P73">に・じゅう・に・にち</text:p>
          </table:table-cell>
        </table:table-row>
        <table:table-row>
          <table:table-cell table:style-name="Tabla6.A2" office:value-type="string">
            <text:p text:style-name="P93">7</text:p>
          </table:table-cell>
          <table:table-cell table:style-name="Tabla6.A2" office:value-type="string">
            <text:p text:style-name="P73">七日</text:p>
          </table:table-cell>
          <table:table-cell table:style-name="Tabla6.A2" office:value-type="string">
            <text:p text:style-name="P102"><text:span text:style-name="Emphasis"><text:span text:style-name="T21">なの・か</text:span></text:span></text:p>
          </table:table-cell>
          <table:table-cell table:style-name="Tabla6.A2" office:value-type="string">
            <text:p text:style-name="P93">23</text:p>
          </table:table-cell>
          <table:table-cell table:style-name="Tabla6.A2" office:value-type="string">
            <text:p text:style-name="P73">二十三日</text:p>
          </table:table-cell>
          <table:table-cell table:style-name="Tabla6.F2" office:value-type="string">
            <text:p text:style-name="P73">に・じゅう・さん・にち</text:p>
          </table:table-cell>
        </table:table-row>
        <table:table-row>
          <table:table-cell table:style-name="Tabla6.A2" office:value-type="string">
            <text:p text:style-name="P93">8</text:p>
          </table:table-cell>
          <table:table-cell table:style-name="Tabla6.A2" office:value-type="string">
            <text:p text:style-name="P73">八日</text:p>
          </table:table-cell>
          <table:table-cell table:style-name="Tabla6.A2" office:value-type="string">
            <text:p text:style-name="P102"><text:span text:style-name="Emphasis"><text:span text:style-name="T21">よう・か</text:span></text:span></text:p>
          </table:table-cell>
          <table:table-cell table:style-name="Tabla6.A2" office:value-type="string">
            <text:p text:style-name="P93">24</text:p>
          </table:table-cell>
          <table:table-cell table:style-name="Tabla6.A2" office:value-type="string">
            <text:p text:style-name="P73">二十四日</text:p>
          </table:table-cell>
          <table:table-cell table:style-name="Tabla6.F2" office:value-type="string">
            <text:p text:style-name="P102"><text:span text:style-name="Emphasis"><text:span text:style-name="T21">に・じゅう・よっ・か</text:span></text:span></text:p>
          </table:table-cell>
        </table:table-row>
        <table:table-row>
          <table:table-cell table:style-name="Tabla6.A2" office:value-type="string">
            <text:p text:style-name="P93">9</text:p>
          </table:table-cell>
          <table:table-cell table:style-name="Tabla6.A2" office:value-type="string">
            <text:p text:style-name="P73">九日</text:p>
          </table:table-cell>
          <table:table-cell table:style-name="Tabla6.A2" office:value-type="string">
            <text:p text:style-name="P102"><text:span text:style-name="Emphasis"><text:span text:style-name="T21">ここの・か</text:span></text:span></text:p>
          </table:table-cell>
          <table:table-cell table:style-name="Tabla6.A2" office:value-type="string">
            <text:p text:style-name="P93">25</text:p>
          </table:table-cell>
          <table:table-cell table:style-name="Tabla6.A2" office:value-type="string">
            <text:p text:style-name="P73">二十五日</text:p>
          </table:table-cell>
          <table:table-cell table:style-name="Tabla6.F2" office:value-type="string">
            <text:p text:style-name="P73">に・じゅう・ご・にち</text:p>
          </table:table-cell>
        </table:table-row>
        <table:table-row>
          <table:table-cell table:style-name="Tabla6.A2" office:value-type="string">
            <text:p text:style-name="P93">10</text:p>
          </table:table-cell>
          <table:table-cell table:style-name="Tabla6.A2" office:value-type="string">
            <text:p text:style-name="P73">十日</text:p>
          </table:table-cell>
          <table:table-cell table:style-name="Tabla6.A2" office:value-type="string">
            <text:p text:style-name="P102"><text:span text:style-name="Emphasis"><text:span text:style-name="T21">とお・か</text:span></text:span></text:p>
          </table:table-cell>
          <table:table-cell table:style-name="Tabla6.A2" office:value-type="string">
            <text:p text:style-name="P93">26</text:p>
          </table:table-cell>
          <table:table-cell table:style-name="Tabla6.A2" office:value-type="string">
            <text:p text:style-name="P73">二十六日</text:p>
          </table:table-cell>
          <table:table-cell table:style-name="Tabla6.F2" office:value-type="string">
            <text:p text:style-name="P73">に・じゅう・ろく・にち</text:p>
          </table:table-cell>
        </table:table-row>
        <table:table-row>
          <table:table-cell table:style-name="Tabla6.A2" office:value-type="string">
            <text:p text:style-name="P93">11</text:p>
          </table:table-cell>
          <table:table-cell table:style-name="Tabla6.A2" office:value-type="string">
            <text:p text:style-name="P73">十一日</text:p>
          </table:table-cell>
          <table:table-cell table:style-name="Tabla6.A2" office:value-type="string">
            <text:p text:style-name="P73">じゅう・いち・にち</text:p>
          </table:table-cell>
          <table:table-cell table:style-name="Tabla6.A2" office:value-type="string">
            <text:p text:style-name="P93">27</text:p>
          </table:table-cell>
          <table:table-cell table:style-name="Tabla6.A2" office:value-type="string">
            <text:p text:style-name="P73">二十七日</text:p>
          </table:table-cell>
          <table:table-cell table:style-name="Tabla6.F2" office:value-type="string">
            <text:p text:style-name="P102"><text:span text:style-name="Emphasis"><text:span text:style-name="T21">に・じゅう・しち・にち</text:span></text:span></text:p>
          </table:table-cell>
        </table:table-row>
        <table:table-row>
          <table:table-cell table:style-name="Tabla6.A2" office:value-type="string">
            <text:p text:style-name="P93">12</text:p>
          </table:table-cell>
          <table:table-cell table:style-name="Tabla6.A2" office:value-type="string">
            <text:p text:style-name="P73">十二日</text:p>
          </table:table-cell>
          <table:table-cell table:style-name="Tabla6.A2" office:value-type="string">
            <text:p text:style-name="P73">じゅう・に・にち</text:p>
          </table:table-cell>
          <table:table-cell table:style-name="Tabla6.A2" office:value-type="string">
            <text:p text:style-name="P93">28</text:p>
          </table:table-cell>
          <table:table-cell table:style-name="Tabla6.A2" office:value-type="string">
            <text:p text:style-name="P73">二十八日</text:p>
          </table:table-cell>
          <table:table-cell table:style-name="Tabla6.F2" office:value-type="string">
            <text:p text:style-name="P73">に・じゅう・はち・にち</text:p>
          </table:table-cell>
        </table:table-row>
        <table:table-row>
          <table:table-cell table:style-name="Tabla6.A2" office:value-type="string">
            <text:p text:style-name="P93">13</text:p>
          </table:table-cell>
          <table:table-cell table:style-name="Tabla6.A2" office:value-type="string">
            <text:p text:style-name="P73">十三日</text:p>
          </table:table-cell>
          <table:table-cell table:style-name="Tabla6.A2" office:value-type="string">
            <text:p text:style-name="P73">じゅう・さん・にち</text:p>
          </table:table-cell>
          <table:table-cell table:style-name="Tabla6.A2" office:value-type="string">
            <text:p text:style-name="P93">29</text:p>
          </table:table-cell>
          <table:table-cell table:style-name="Tabla6.A2" office:value-type="string">
            <text:p text:style-name="P73">二十九日</text:p>
          </table:table-cell>
          <table:table-cell table:style-name="Tabla6.F2" office:value-type="string">
            <text:p text:style-name="P102"><text:span text:style-name="Emphasis"><text:span text:style-name="T21">に・じゅう・く・にち</text:span></text:span></text:p>
          </table:table-cell>
        </table:table-row>
        <table:table-row>
          <table:table-cell table:style-name="Tabla6.A2" office:value-type="string">
            <text:p text:style-name="P93">14</text:p>
          </table:table-cell>
          <table:table-cell table:style-name="Tabla6.A2" office:value-type="string">
            <text:p text:style-name="P73">十四日</text:p>
          </table:table-cell>
          <table:table-cell table:style-name="Tabla6.A2" office:value-type="string">
            <text:p text:style-name="P102"><text:span text:style-name="Emphasis"><text:span text:style-name="T21">じゅう・よっ・か</text:span></text:span></text:p>
          </table:table-cell>
          <table:table-cell table:style-name="Tabla6.A2" office:value-type="string">
            <text:p text:style-name="P93">30</text:p>
          </table:table-cell>
          <table:table-cell table:style-name="Tabla6.A2" office:value-type="string">
            <text:p text:style-name="P73">三十日</text:p>
          </table:table-cell>
          <table:table-cell table:style-name="Tabla6.F2" office:value-type="string">
            <text:p text:style-name="P73">さん・じゅう・にち</text:p>
          </table:table-cell>
        </table:table-row>
        <table:table-row>
          <table:table-cell table:style-name="Tabla6.A2" office:value-type="string">
            <text:p text:style-name="P93">15</text:p>
          </table:table-cell>
          <table:table-cell table:style-name="Tabla6.A2" office:value-type="string">
            <text:p text:style-name="P73">十五日</text:p>
          </table:table-cell>
          <table:table-cell table:style-name="Tabla6.A2" office:value-type="string">
            <text:p text:style-name="P73">じゅう・ご・にち</text:p>
          </table:table-cell>
          <table:table-cell table:style-name="Tabla6.A2" office:value-type="string">
            <text:p text:style-name="P93">31</text:p>
          </table:table-cell>
          <table:table-cell table:style-name="Tabla6.A2" office:value-type="string">
            <text:p text:style-name="P73">三十一日</text:p>
          </table:table-cell>
          <table:table-cell table:style-name="Tabla6.F2" office:value-type="string">
            <text:p text:style-name="P73">さん・じゅう・いち・にち</text:p>
          </table:table-cell>
        </table:table-row>
      </table:table>
      <text:p text:style-name="P8"/>
      <text:p text:style-name="P51"><draw:frame draw:style-name="fr2" draw:name="Marco4" text:anchor-type="paragraph" svg:x="5.519cm" svg:y="0.03cm" svg:height="15.312cm" draw:z-index="1"><draw:text-box fo:min-width="3.644cm"><table:table table:name="Tabla5" table:style-name="Tabla5"><table:table-column table:style-name="Tabla5.A"/><table:table-column table:style-name="Tabla5.B"/><table:table-row><table:table-cell table:style-name="Tabla5.A1" table:number-columns-spanned="2" office:value-type="string"><text:p text:style-name="P115">Meses</text:p></table:table-cell><table:covered-table-cell/></table:table-row><table:table-row table:style-name="Tabla5.2"><table:table-cell table:style-name="Tabla5.A2" office:value-type="string"><text:p text:style-name="P115">Enero</text:p></table:table-cell><table:table-cell table:style-name="Tabla5.B2" office:value-type="string"><text:p text:style-name="P108"><text:span text:style-name="Rubies"><text:span text:style-name="T11">一</text:span></text:span><text:ruby text:style-name="Ru1"><text:ruby-base><text:span text:style-name="Rubies"><text:span text:style-name="T11">月</text:span></text:span></text:ruby-base><text:ruby-text>がつ</text:ruby-text></text:ruby></text:p></table:table-cell></table:table-row><table:table-row table:style-name="Tabla5.2"><table:table-cell table:style-name="Tabla5.A2" office:value-type="string"><text:p text:style-name="P115">Febrero</text:p></table:table-cell><table:table-cell table:style-name="Tabla5.B3" office:value-type="string"><text:p text:style-name="P109">二月</text:p></table:table-cell></table:table-row><table:table-row table:style-name="Tabla5.2"><table:table-cell table:style-name="Tabla5.A2" office:value-type="string"><text:p text:style-name="P115">Marzo</text:p></table:table-cell><table:table-cell table:style-name="Tabla5.B4" office:value-type="string"><text:p text:style-name="P109">三月</text:p></table:table-cell></table:table-row><table:table-row table:style-name="Tabla5.2"><table:table-cell table:style-name="Tabla5.A2" office:value-type="string"><text:p text:style-name="P115">Abril</text:p></table:table-cell><table:table-cell table:style-name="Tabla5.B5" office:value-type="string"><text:p text:style-name="P111"><text:ruby text:style-name="Ru1"><text:ruby-base>四月</text:ruby-base><text:ruby-text>しがつ</text:ruby-text></text:ruby></text:p></table:table-cell></table:table-row><table:table-row table:style-name="Tabla5.2"><table:table-cell table:style-name="Tabla5.A2" office:value-type="string"><text:p text:style-name="P115">Mayo</text:p></table:table-cell><table:table-cell table:style-name="Tabla5.B6" office:value-type="string"><text:p text:style-name="P109">五月</text:p></table:table-cell></table:table-row><table:table-row table:style-name="Tabla5.2"><table:table-cell table:style-name="Tabla5.A2" office:value-type="string"><text:p text:style-name="P115">Junio</text:p></table:table-cell><table:table-cell table:style-name="Tabla5.B7" office:value-type="string"><text:p text:style-name="P109">六月</text:p></table:table-cell></table:table-row><table:table-row table:style-name="Tabla5.2"><table:table-cell table:style-name="Tabla5.A2" office:value-type="string"><text:p text:style-name="P115">Julio</text:p></table:table-cell><table:table-cell table:style-name="Tabla5.B8" office:value-type="string"><text:p text:style-name="P111"><text:ruby text:style-name="Ru1"><text:ruby-base>七月</text:ruby-base><text:ruby-text>しちがつ</text:ruby-text></text:ruby></text:p></table:table-cell></table:table-row><table:table-row table:style-name="Tabla5.2"><table:table-cell table:style-name="Tabla5.A2" office:value-type="string"><text:p text:style-name="P115">Agosto</text:p></table:table-cell><table:table-cell table:style-name="Tabla5.B9" office:value-type="string"><text:p text:style-name="P109">八月</text:p></table:table-cell></table:table-row><table:table-row table:style-name="Tabla5.2"><table:table-cell table:style-name="Tabla5.A2" office:value-type="string"><text:p text:style-name="P115">Septiembre</text:p></table:table-cell><table:table-cell table:style-name="Tabla5.B10" office:value-type="string"><text:p text:style-name="P111"><text:ruby text:style-name="Ru1"><text:ruby-base>九月</text:ruby-base><text:ruby-text>くがつ</text:ruby-text></text:ruby></text:p></table:table-cell></table:table-row><table:table-row table:style-name="Tabla5.2"><table:table-cell table:style-name="Tabla5.A2" office:value-type="string"><text:p text:style-name="P115">Octubre</text:p></table:table-cell><table:table-cell table:style-name="Tabla5.B11" office:value-type="string"><text:p text:style-name="P109">十月</text:p></table:table-cell></table:table-row><table:table-row table:style-name="Tabla5.2"><table:table-cell table:style-name="Tabla5.A2" office:value-type="string"><text:p text:style-name="P115">Noviembre</text:p></table:table-cell><table:table-cell table:style-name="Tabla5.B12" office:value-type="string"><text:p text:style-name="P109">十一月</text:p></table:table-cell></table:table-row><table:table-row table:style-name="Tabla5.2"><table:table-cell table:style-name="Tabla5.A2" office:value-type="string"><text:p text:style-name="P115">Diciembre</text:p></table:table-cell><table:table-cell table:style-name="Tabla5.B13" office:value-type="string"><text:p text:style-name="P109">十二月</text:p></table:table-cell></table:table-row><table:table-row table:style-name="Tabla5.2"><table:table-cell table:style-name="Tabla5.A2" office:value-type="string"><text:p text:style-name="P116">Interrogativo</text:p></table:table-cell><table:table-cell table:style-name="Tabla5.B14" office:value-type="string"><text:p text:style-name="P110"><text:ruby text:style-name="Ru1"><text:ruby-base>何月</text:ruby-base><text:ruby-text>なんがつ</text:ruby-text></text:ruby></text:p></table:table-cell></table:table-row></table:table><text:p text:style-name="P26"/></draw:text-box></draw:frame><draw:frame draw:style-name="fr3" draw:name="Marco6" text:anchor-type="paragraph" svg:x="9.16cm" svg:y="0.034cm" draw:z-index="3"><draw:text-box fo:min-height="12.226cm" fo:min-width="3.627cm"><table:table table:name="Tabla8" table:style-name="Tabla8"><table:table-column table:style-name="Tabla8.A"/><table:table-column table:style-name="Tabla8.B"/><table:table-row table:style-name="Tabla8.1"><table:table-cell table:style-name="Tabla8.A1" table:number-columns-spanned="2" office:value-type="string"><text:p text:style-name="P80">Días de la semana</text:p></table:table-cell><table:covered-table-cell/></table:table-row><table:table-row><table:table-cell table:style-name="Tabla8.A2" office:value-type="string"><text:p text:style-name="P79">Domingo</text:p></table:table-cell><table:table-cell table:style-name="Tabla8.B2" office:value-type="string"><text:p text:style-name="P56"><text:ruby text:style-name="Ru1"><text:ruby-base>日曜日</text:ruby-base><text:ruby-text>にちようび</text:ruby-text></text:ruby></text:p></table:table-cell></table:table-row><table:table-row><table:table-cell table:style-name="Tabla8.A2" office:value-type="string"><text:p text:style-name="P79">Lunes</text:p></table:table-cell><table:table-cell table:style-name="Tabla8.B2" office:value-type="string"><text:p text:style-name="P56"><text:ruby text:style-name="Ru1"><text:ruby-base>月曜日</text:ruby-base><text:ruby-text>げつようび</text:ruby-text></text:ruby></text:p></table:table-cell></table:table-row><table:table-row><table:table-cell table:style-name="Tabla8.A2" office:value-type="string"><text:p text:style-name="P79">Martes</text:p></table:table-cell><table:table-cell table:style-name="Tabla8.B2" office:value-type="string"><text:p text:style-name="P56"><text:ruby text:style-name="Ru1"><text:ruby-base>火曜日</text:ruby-base><text:ruby-text>かようび</text:ruby-text></text:ruby></text:p></table:table-cell></table:table-row><table:table-row><table:table-cell table:style-name="Tabla8.A2" office:value-type="string"><text:p text:style-name="P79">Miércoles</text:p></table:table-cell><table:table-cell table:style-name="Tabla8.B2" office:value-type="string"><text:p text:style-name="P56"><text:ruby text:style-name="Ru1"><text:ruby-base>水曜日</text:ruby-base><text:ruby-text>すいようび</text:ruby-text></text:ruby></text:p></table:table-cell></table:table-row><table:table-row><table:table-cell table:style-name="Tabla8.A2" office:value-type="string"><text:p text:style-name="P79">Jueves</text:p></table:table-cell><table:table-cell table:style-name="Tabla8.B2" office:value-type="string"><text:p text:style-name="P56"><text:ruby text:style-name="Ru1"><text:ruby-base>木曜日</text:ruby-base><text:ruby-text>もくようび</text:ruby-text></text:ruby></text:p></table:table-cell></table:table-row><table:table-row><table:table-cell table:style-name="Tabla8.A2" office:value-type="string"><text:p text:style-name="P79">Viernes</text:p></table:table-cell><table:table-cell table:style-name="Tabla8.B2" office:value-type="string"><text:p text:style-name="P56"><text:ruby text:style-name="Ru1"><text:ruby-base>金曜日</text:ruby-base><text:ruby-text>きんようび</text:ruby-text></text:ruby></text:p></table:table-cell></table:table-row><table:table-row><table:table-cell table:style-name="Tabla8.A2" office:value-type="string"><text:p text:style-name="P79">Sábado</text:p></table:table-cell><table:table-cell table:style-name="Tabla8.B2" office:value-type="string"><text:p text:style-name="P56"><text:ruby text:style-name="Ru1"><text:ruby-base>土曜日</text:ruby-base><text:ruby-text>どようび</text:ruby-text></text:ruby></text:p></table:table-cell></table:table-row><table:table-row><table:table-cell table:style-name="Tabla8.A2" office:value-type="string"><text:p text:style-name="P92">Interrogativo</text:p></table:table-cell><table:table-cell table:style-name="Tabla8.B2" office:value-type="string"><text:p text:style-name="P72"><text:ruby text:style-name="Ru1"><text:ruby-base>何</text:ruby-base><text:ruby-text>なん</text:ruby-text></text:ruby><text:ruby text:style-name="Ru1"><text:ruby-base>曜日</text:ruby-base><text:ruby-text>ようび</text:ruby-text></text:ruby></text:p></table:table-cell></table:table-row></table:table><text:p text:style-name="P44"/></draw:text-box></draw:frame><draw:frame draw:style-name="fr4" draw:name="Marco7" text:anchor-type="paragraph" svg:x="0.011cm" svg:y="0.034cm" svg:width="5.509cm" svg:height="18.964cm" draw:z-index="2"><draw:text-box><table:table table:name="Tabla9" table:style-name="Tabla9"><table:table-column table:style-name="Tabla9.A"/><table:table-column table:style-name="Tabla9.B"/><table:table-column table:style-name="Tabla9.C"/><table:table-row table:style-name="Tabla9.1"><table:table-cell table:style-name="Tabla9.A1" office:value-type="string"><text:p text:style-name="P104"><text:span text:style-name="Strong_20_Emphasis"><text:span text:style-name="T50"/></text:span></text:p></table:table-cell><table:table-cell table:style-name="Tabla9.A1" office:value-type="string"><text:p text:style-name="P119">Horas</text:p></table:table-cell><table:table-cell table:style-name="Tabla9.C1" office:value-type="string"><text:p text:style-name="P119">Minutos</text:p></table:table-cell></table:table-row><table:table-row table:style-name="Tabla9.1"><table:table-cell table:style-name="Tabla9.A2" office:value-type="string"><text:p text:style-name="P118">1</text:p></table:table-cell><table:table-cell table:style-name="Tabla9.A2" office:value-type="string"><text:p text:style-name="P117"><text:ruby text:style-name="Ru1"><text:ruby-base>一時</text:ruby-base><text:ruby-text>いちじ</text:ruby-text></text:ruby></text:p></table:table-cell><table:table-cell table:style-name="Tabla9.C2" office:value-type="string"><text:p text:style-name="P112"><text:ruby text:style-name="Ru1"><text:ruby-base>一分</text:ruby-base><text:ruby-text>いっぷん</text:ruby-text></text:ruby></text:p></table:table-cell></table:table-row><table:table-row table:style-name="Tabla9.1"><table:table-cell table:style-name="Tabla9.A2" office:value-type="string"><text:p text:style-name="P118">2</text:p></table:table-cell><table:table-cell table:style-name="Tabla9.A2" office:value-type="string"><text:p text:style-name="P117"><text:ruby text:style-name="Ru1"><text:ruby-base>二時</text:ruby-base><text:ruby-text>にじ</text:ruby-text></text:ruby></text:p></table:table-cell><table:table-cell table:style-name="Tabla9.C2" office:value-type="string"><text:p text:style-name="P117"><text:ruby text:style-name="Ru1"><text:ruby-base>二分</text:ruby-base><text:ruby-text>にふん</text:ruby-text></text:ruby></text:p></table:table-cell></table:table-row><table:table-row table:style-name="Tabla9.1"><table:table-cell table:style-name="Tabla9.A2" office:value-type="string"><text:p text:style-name="P118">3</text:p></table:table-cell><table:table-cell table:style-name="Tabla9.A2" office:value-type="string"><text:p text:style-name="P117"><text:ruby text:style-name="Ru1"><text:ruby-base>三時</text:ruby-base><text:ruby-text>さんじ</text:ruby-text></text:ruby></text:p></table:table-cell><table:table-cell table:style-name="Tabla9.C2" office:value-type="string"><text:p text:style-name="P112"><text:ruby text:style-name="Ru1"><text:ruby-base>三分</text:ruby-base><text:ruby-text>さんぷん</text:ruby-text></text:ruby></text:p></table:table-cell></table:table-row><table:table-row table:style-name="Tabla9.1"><table:table-cell table:style-name="Tabla9.A2" office:value-type="string"><text:p text:style-name="P118">4</text:p></table:table-cell><table:table-cell table:style-name="Tabla9.A2" office:value-type="string"><text:p text:style-name="P112"><text:ruby text:style-name="Ru1"><text:ruby-base>四時</text:ruby-base><text:ruby-text>よじ</text:ruby-text></text:ruby></text:p></table:table-cell><table:table-cell table:style-name="Tabla9.C2" office:value-type="string"><text:p text:style-name="P112"><text:ruby text:style-name="Ru1"><text:ruby-base>四分</text:ruby-base><text:ruby-text>よんぷん</text:ruby-text></text:ruby></text:p></table:table-cell></table:table-row><table:table-row table:style-name="Tabla9.1"><table:table-cell table:style-name="Tabla9.A2" office:value-type="string"><text:p text:style-name="P118">5</text:p></table:table-cell><table:table-cell table:style-name="Tabla9.A2" office:value-type="string"><text:p text:style-name="P117"><text:ruby text:style-name="Ru1"><text:ruby-base>五時</text:ruby-base><text:ruby-text>ごじ</text:ruby-text></text:ruby></text:p></table:table-cell><table:table-cell table:style-name="Tabla9.C2" office:value-type="string"><text:p text:style-name="P117"><text:ruby text:style-name="Ru1"><text:ruby-base>五分</text:ruby-base><text:ruby-text>ごふん</text:ruby-text></text:ruby></text:p></table:table-cell></table:table-row><table:table-row table:style-name="Tabla9.1"><table:table-cell table:style-name="Tabla9.A2" office:value-type="string"><text:p text:style-name="P118">6</text:p></table:table-cell><table:table-cell table:style-name="Tabla9.A2" office:value-type="string"><text:p text:style-name="P117"><text:ruby text:style-name="Ru1"><text:ruby-base>六時</text:ruby-base><text:ruby-text>ろくじ</text:ruby-text></text:ruby></text:p></table:table-cell><table:table-cell table:style-name="Tabla9.C2" office:value-type="string"><text:p text:style-name="P112"><text:ruby text:style-name="Ru1"><text:ruby-base>六分</text:ruby-base><text:ruby-text>ろっぷん</text:ruby-text></text:ruby></text:p></table:table-cell></table:table-row><table:table-row table:style-name="Tabla9.1"><table:table-cell table:style-name="Tabla9.A2" office:value-type="string"><text:p text:style-name="P118">7</text:p></table:table-cell><table:table-cell table:style-name="Tabla9.A2" office:value-type="string"><text:p text:style-name="P120"><text:ruby text:style-name="Ru1"><text:ruby-base>七時</text:ruby-base><text:ruby-text>しちじ</text:ruby-text></text:ruby></text:p></table:table-cell><table:table-cell table:style-name="Tabla9.C2" office:value-type="string"><text:p text:style-name="P117"><text:ruby text:style-name="Ru1"><text:ruby-base>七分</text:ruby-base><text:ruby-text>ななふん</text:ruby-text></text:ruby></text:p></table:table-cell></table:table-row><table:table-row table:style-name="Tabla9.1"><table:table-cell table:style-name="Tabla9.A2" office:value-type="string"><text:p text:style-name="P118">8</text:p></table:table-cell><table:table-cell table:style-name="Tabla9.A2" office:value-type="string"><text:p text:style-name="P117"><text:ruby text:style-name="Ru1"><text:ruby-base>八時</text:ruby-base><text:ruby-text>はちじ</text:ruby-text></text:ruby></text:p></table:table-cell><table:table-cell table:style-name="Tabla9.C2" office:value-type="string"><text:p text:style-name="P112"><text:ruby text:style-name="Ru1"><text:ruby-base>八分</text:ruby-base><text:ruby-text>はっぷん</text:ruby-text></text:ruby></text:p></table:table-cell></table:table-row><table:table-row table:style-name="Tabla9.1"><table:table-cell table:style-name="Tabla9.A2" office:value-type="string"><text:p text:style-name="P118">9</text:p></table:table-cell><table:table-cell table:style-name="Tabla9.A2" office:value-type="string"><text:p text:style-name="P112"><text:ruby text:style-name="Ru1"><text:ruby-base>九時</text:ruby-base><text:ruby-text>くじ</text:ruby-text></text:ruby></text:p></table:table-cell><table:table-cell table:style-name="Tabla9.C2" office:value-type="string"><text:p text:style-name="P117"><text:ruby text:style-name="Ru1"><text:ruby-base>九分</text:ruby-base><text:ruby-text>きゅふん</text:ruby-text></text:ruby></text:p></table:table-cell></table:table-row><table:table-row table:style-name="Tabla9.1"><table:table-cell table:style-name="Tabla9.A2" office:value-type="string"><text:p text:style-name="P118">10</text:p></table:table-cell><table:table-cell table:style-name="Tabla9.A2" office:value-type="string"><text:p text:style-name="P117"><text:ruby text:style-name="Ru1"><text:ruby-base>十時</text:ruby-base><text:ruby-text>じゅうじ</text:ruby-text></text:ruby></text:p></table:table-cell><table:table-cell table:style-name="Tabla9.C2" office:value-type="string"><text:p text:style-name="P112"><text:ruby text:style-name="Ru1"><text:ruby-base>十分</text:ruby-base><text:ruby-text>じゅっぷん</text:ruby-text></text:ruby></text:p></table:table-cell></table:table-row><table:table-row table:style-name="Tabla9.1"><table:table-cell table:style-name="Tabla9.A2" office:value-type="string"><text:p text:style-name="P118">11</text:p></table:table-cell><table:table-cell table:style-name="Tabla9.A2" office:value-type="string"><text:p text:style-name="P117"><text:ruby text:style-name="Ru1"><text:ruby-base>十一時</text:ruby-base><text:ruby-text>じゅういちじ</text:ruby-text></text:ruby></text:p></table:table-cell><table:table-cell table:style-name="Tabla9.C2" office:value-type="string"><text:p text:style-name="P117"><text:ruby text:style-name="Ru2"><text:ruby-base>十一</text:ruby-base><text:ruby-text>じゅういっ</text:ruby-text></text:ruby><text:ruby text:style-name="Ru2"><text:ruby-base>分</text:ruby-base><text:ruby-text>ぷん</text:ruby-text></text:ruby></text:p></table:table-cell></table:table-row><table:table-row table:style-name="Tabla9.1"><table:table-cell table:style-name="Tabla9.A2" office:value-type="string"><text:p text:style-name="P118">12</text:p></table:table-cell><table:table-cell table:style-name="Tabla9.A2" office:value-type="string"><text:p text:style-name="P117"><text:ruby text:style-name="Ru1"><text:ruby-base>十二時</text:ruby-base><text:ruby-text>じゅうにじ</text:ruby-text></text:ruby></text:p></table:table-cell><table:table-cell table:style-name="Tabla9.C2" office:value-type="string"><text:p text:style-name="P117"><text:ruby text:style-name="Ru1"><text:ruby-base>十二分</text:ruby-base><text:ruby-text>じゅうにふん</text:ruby-text></text:ruby></text:p></table:table-cell></table:table-row><table:table-row table:style-name="Tabla9.1"><table:table-cell table:style-name="Tabla9.A2" office:value-type="string"><text:p text:style-name="P103"><text:span text:style-name="Strong_20_Emphasis"><text:span text:style-name="T52">Interrogativo</text:span></text:span></text:p></table:table-cell><table:table-cell table:style-name="Tabla9.A2" office:value-type="string"><text:p text:style-name="P117"><text:ruby text:style-name="Ru1"><text:ruby-base>何時</text:ruby-base><text:ruby-text>なんじ</text:ruby-text></text:ruby></text:p></table:table-cell><table:table-cell table:style-name="Tabla9.C2" office:value-type="string"><text:p text:style-name="P112"><text:ruby text:style-name="Ru1"><text:ruby-base>何分</text:ruby-base><text:ruby-text>なんぷん</text:ruby-text></text:ruby></text:p></table:table-cell></table:table-row><table:table-row table:style-name="Tabla9.15"><table:table-cell table:style-name="Tabla9.A2" office:value-type="string"><text:p text:style-name="P99"><text:span text:style-name="Rubies"><text:span text:style-name="T41">Y media</text:span></text:span></text:p></table:table-cell><table:table-cell table:style-name="Tabla9.C2" table:number-columns-spanned="2" office:value-type="string"><text:p text:style-name="P99"><text:ruby text:style-name="Ru1"><text:ruby-base><text:span text:style-name="Rubies"><text:span text:style-name="T28">半</text:span></text:span></text:ruby-base><text:ruby-text>はん</text:ruby-text></text:ruby></text:p></table:table-cell><table:covered-table-cell/></table:table-row><table:table-row table:style-name="Tabla9.16"><table:table-cell table:style-name="Tabla9.A2" office:value-type="string"><text:p text:style-name="P99"><text:span text:style-name="Rubies"><text:span text:style-name="T41">Las X-Y (sólo </text:span></text:span><text:span text:style-name="Rubies"><text:span text:style-name="T42">para </text:span></text:span><text:span text:style-name="Rubies"><text:span text:style-name="T41">-5 y -10)</text:span></text:span></text:p></table:table-cell><table:table-cell table:style-name="Tabla9.C2" table:number-columns-spanned="2" office:value-type="string"><text:p text:style-name="P99"><text:span text:style-name="Rubies"><text:span text:style-name="T27">X時Y分</text:span></text:span><text:ruby text:style-name="Ru1"><text:ruby-base><text:span text:style-name="Rubies"><text:span text:style-name="T27">前</text:span></text:span></text:ruby-base><text:ruby-text>まえ</text:ruby-text></text:ruby></text:p></table:table-cell><table:covered-table-cell/></table:table-row></table:table><text:p text:style-name="P54"><text:span text:style-name="Rubies"><text:span text:style-name="T27"/></text:span></text:p></draw:text-box></draw:frame></text:p>
      <text:p text:style-name="P8"><text:span text:style-name="Rubies"><text:span text:style-name="T49"/></text:span></text:p>
      <text:p text:style-name="P9"><text:span text:style-name="Rubies"><text:span text:style-name="T49"/></text:span></text:p>
      <text:p text:style-name="P4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8"><text:span text:style-name="Rubies"><text:span text:style-name="T49"/></text:span></text:p>
      <text:p text:style-name="P15"><text:span text:style-name="Rubies"><text:span text:style-name="T51"/></text:span></text:p>
      <text:p text:style-name="P15"><text:span text:style-name="Rubies"><text:span text:style-name="T51"/></text:span></text:p>
      <text:p text:style-name="P32"/>
      <text:p text:style-name="P14"><text:span text:style-name="T37">Septiembre es irregular. </text:span><text:span text:style-name="Rubies"><text:span text:style-name="T38">Los numerales </text:span></text:span><text:span text:style-name="Rubies"><text:span text:style-name="T39">de</text:span></text:span><text:span text:style-name="Rubies"><text:span text:style-name="T38"> 4 y 7, ya sean horas, minutos o meses, sólo aceptan la lectura indicada.</text:span></text:span></text:p>
      <text:p text:style-name="P31"><text:span text:style-name="Rubies"><text:span text:style-name="T40">a.m: </text:span></text:span><text:ruby text:style-name="Ru1"><text:ruby-base><text:span text:style-name="Rubies"><text:span text:style-name="T36">午前</text:span></text:span></text:ruby-base><text:ruby-text>ごぜん</text:ruby-text></text:ruby><text:span text:style-name="Rubies"><text:span text:style-name="T36"> </text:span></text:span><text:span text:style-name="Rubies"><text:span text:style-name="T40">p.m:</text:span></text:span><text:span text:style-name="Rubies"><text:span text:style-name="T36"> </text:span></text:span><text:ruby text:style-name="Ru1"><text:ruby-base><text:span text:style-name="Rubies"><text:span text:style-name="T36">午後</text:span></text:span></text:ruby-base><text:ruby-text>ごご</text:ruby-text></text:ruby></text:p>
      <text:p text:style-name="P55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row>
          <table:table-cell table:style-name="Tabla14.A1" office:value-type="string">
            <text:p text:style-name="P126"/>
          </table:table-cell>
          <table:table-cell table:style-name="Tabla14.A1" office:value-type="string">
            <text:p text:style-name="P147">Genérico</text:p>
            <text:p text:style-name="P148">つ</text:p>
          </table:table-cell>
          <table:table-cell table:style-name="Tabla14.A1" office:value-type="string">
            <text:p text:style-name="P146">Personas</text:p>
            <text:p text:style-name="P145">人</text:p>
          </table:table-cell>
          <table:table-cell table:style-name="Tabla14.A1" office:value-type="string">
            <text:p text:style-name="P146">Pisos</text:p>
            <text:p text:style-name="P145">階</text:p>
          </table:table-cell>
          <table:table-cell table:style-name="Tabla14.E1" office:value-type="string">
            <text:p text:style-name="P146">Edad</text:p>
            <text:p text:style-name="P145">歳 <text:span text:style-name="T9">o</text:span> 才</text:p>
          </table:table-cell>
        </table:table-row>
        <table:table-row>
          <table:table-cell table:style-name="Tabla14.A2" office:value-type="string">
            <text:p text:style-name="P140">1</text:p>
          </table:table-cell>
          <table:table-cell table:style-name="Tabla14.A2" office:value-type="string">
            <text:p text:style-name="P106"><text:span text:style-name="Emphasis"><text:span text:style-name="T22">ひとつ</text:span></text:span></text:p>
          </table:table-cell>
          <table:table-cell table:style-name="Tabla14.A2" office:value-type="string">
            <text:p text:style-name="P106"><text:span text:style-name="Emphasis"><text:span text:style-name="T22">ひとり</text:span></text:span></text:p>
          </table:table-cell>
          <table:table-cell table:style-name="Tabla14.A2" office:value-type="string">
            <text:p text:style-name="P107"><text:span text:style-name="Emphasis"><text:span text:style-name="T22">いっかい</text:span></text:span></text:p>
          </table:table-cell>
          <table:table-cell table:style-name="Tabla14.E2" office:value-type="string">
            <text:p text:style-name="P106"><text:span text:style-name="Emphasis"><text:span text:style-name="T22">いっさい</text:span></text:span></text:p>
          </table:table-cell>
        </table:table-row>
        <table:table-row>
          <table:table-cell table:style-name="Tabla14.A2" office:value-type="string">
            <text:p text:style-name="P140">2</text:p>
          </table:table-cell>
          <table:table-cell table:style-name="Tabla14.A2" office:value-type="string">
            <text:p text:style-name="P106"><text:span text:style-name="Emphasis"><text:span text:style-name="T22">ふたつ</text:span></text:span></text:p>
          </table:table-cell>
          <table:table-cell table:style-name="Tabla14.A2" office:value-type="string">
            <text:p text:style-name="P106"><text:span text:style-name="Emphasis"><text:span text:style-name="T22">ふたり</text:span></text:span></text:p>
          </table:table-cell>
          <table:table-cell table:style-name="Tabla14.A2" office:value-type="string">
            <text:p text:style-name="P138">にかい</text:p>
          </table:table-cell>
          <table:table-cell table:style-name="Tabla14.E2" office:value-type="string">
            <text:p text:style-name="P138">にさい</text:p>
          </table:table-cell>
        </table:table-row>
        <table:table-row>
          <table:table-cell table:style-name="Tabla14.A2" office:value-type="string">
            <text:p text:style-name="P140">3</text:p>
          </table:table-cell>
          <table:table-cell table:style-name="Tabla14.A2" office:value-type="string">
            <text:p text:style-name="P106"><text:span text:style-name="Emphasis"><text:span text:style-name="T22">みっつ</text:span></text:span></text:p>
          </table:table-cell>
          <table:table-cell table:style-name="Tabla14.A2" office:value-type="string">
            <text:p text:style-name="P138">さんにん</text:p>
          </table:table-cell>
          <table:table-cell table:style-name="Tabla14.A2" office:value-type="string">
            <text:p text:style-name="P113">さんがい</text:p>
          </table:table-cell>
          <table:table-cell table:style-name="Tabla14.E2" office:value-type="string">
            <text:p text:style-name="P138">さんさい</text:p>
          </table:table-cell>
        </table:table-row>
        <table:table-row>
          <table:table-cell table:style-name="Tabla14.A2" office:value-type="string">
            <text:p text:style-name="P140">4</text:p>
          </table:table-cell>
          <table:table-cell table:style-name="Tabla14.A2" office:value-type="string">
            <text:p text:style-name="P106"><text:span text:style-name="Emphasis"><text:span text:style-name="T22">よっつ</text:span></text:span></text:p>
          </table:table-cell>
          <table:table-cell table:style-name="Tabla14.A2" office:value-type="string">
            <text:p text:style-name="P106"><text:span text:style-name="Emphasis"><text:span text:style-name="T22">よにん</text:span></text:span></text:p>
          </table:table-cell>
          <table:table-cell table:style-name="Tabla14.A2" office:value-type="string">
            <text:p text:style-name="P138">よんかい</text:p>
          </table:table-cell>
          <table:table-cell table:style-name="Tabla14.E2" office:value-type="string">
            <text:p text:style-name="P138">よんさい</text:p>
          </table:table-cell>
        </table:table-row>
        <table:table-row>
          <table:table-cell table:style-name="Tabla14.A2" office:value-type="string">
            <text:p text:style-name="P140">5</text:p>
          </table:table-cell>
          <table:table-cell table:style-name="Tabla14.A2" office:value-type="string">
            <text:p text:style-name="P106"><text:span text:style-name="Emphasis"><text:span text:style-name="T22">いつつ</text:span></text:span></text:p>
          </table:table-cell>
          <table:table-cell table:style-name="Tabla14.A2" office:value-type="string">
            <text:p text:style-name="P138">ごにん</text:p>
          </table:table-cell>
          <table:table-cell table:style-name="Tabla14.A2" office:value-type="string">
            <text:p text:style-name="P138">ごかい</text:p>
          </table:table-cell>
          <table:table-cell table:style-name="Tabla14.E2" office:value-type="string">
            <text:p text:style-name="P138">ごさい</text:p>
          </table:table-cell>
        </table:table-row>
        <table:table-row>
          <table:table-cell table:style-name="Tabla14.A2" office:value-type="string">
            <text:p text:style-name="P140">6</text:p>
          </table:table-cell>
          <table:table-cell table:style-name="Tabla14.A2" office:value-type="string">
            <text:p text:style-name="P106"><text:span text:style-name="Emphasis"><text:span text:style-name="T22">むっつ</text:span></text:span></text:p>
          </table:table-cell>
          <table:table-cell table:style-name="Tabla14.A2" office:value-type="string">
            <text:p text:style-name="P138">ろくにん</text:p>
          </table:table-cell>
          <table:table-cell table:style-name="Tabla14.A2" office:value-type="string">
            <text:p text:style-name="P106"><text:span text:style-name="Emphasis"><text:span text:style-name="T22">ろっかい</text:span></text:span></text:p>
          </table:table-cell>
          <table:table-cell table:style-name="Tabla14.E2" office:value-type="string">
            <text:p text:style-name="P138">ろくさい</text:p>
          </table:table-cell>
        </table:table-row>
        <table:table-row>
          <table:table-cell table:style-name="Tabla14.A2" office:value-type="string">
            <text:p text:style-name="P140">7</text:p>
          </table:table-cell>
          <table:table-cell table:style-name="Tabla14.A2" office:value-type="string">
            <text:p text:style-name="P113">ななつ</text:p>
          </table:table-cell>
          <table:table-cell table:style-name="Tabla14.A2" office:value-type="string">
            <text:p text:style-name="P106"><text:span text:style-name="Emphasis"><text:span text:style-name="T30">しちにん, </text:span></text:span><text:span text:style-name="Emphasis"><text:span text:style-name="T31">ななにん</text:span></text:span></text:p>
          </table:table-cell>
          <table:table-cell table:style-name="Tabla14.A2" office:value-type="string">
            <text:p text:style-name="P138">ななかい</text:p>
          </table:table-cell>
          <table:table-cell table:style-name="Tabla14.E2" office:value-type="string">
            <text:p text:style-name="P138">ななさい</text:p>
          </table:table-cell>
        </table:table-row>
        <table:table-row>
          <table:table-cell table:style-name="Tabla14.A2" office:value-type="string">
            <text:p text:style-name="P140">8</text:p>
          </table:table-cell>
          <table:table-cell table:style-name="Tabla14.A2" office:value-type="string">
            <text:p text:style-name="P106"><text:span text:style-name="Emphasis"><text:span text:style-name="T22">やっつ</text:span></text:span></text:p>
          </table:table-cell>
          <table:table-cell table:style-name="Tabla14.A2" office:value-type="string">
            <text:p text:style-name="P138">はちにん</text:p>
          </table:table-cell>
          <table:table-cell table:style-name="Tabla14.A2" office:value-type="string">
            <text:p text:style-name="P106"><text:span text:style-name="Emphasis"><text:span text:style-name="T22">はっかい</text:span></text:span></text:p>
          </table:table-cell>
          <table:table-cell table:style-name="Tabla14.E2" office:value-type="string">
            <text:p text:style-name="P106"><text:span text:style-name="Emphasis"><text:span text:style-name="T22">はっさい</text:span></text:span></text:p>
          </table:table-cell>
        </table:table-row>
        <table:table-row>
          <table:table-cell table:style-name="Tabla14.A2" office:value-type="string">
            <text:p text:style-name="P140">9</text:p>
          </table:table-cell>
          <table:table-cell table:style-name="Tabla14.A2" office:value-type="string">
            <text:p text:style-name="P106"><text:span text:style-name="Emphasis"><text:span text:style-name="T22">ここのつ</text:span></text:span></text:p>
          </table:table-cell>
          <table:table-cell table:style-name="Tabla14.A2" office:value-type="string">
            <text:p text:style-name="P138">きゅうにん</text:p>
          </table:table-cell>
          <table:table-cell table:style-name="Tabla14.A2" office:value-type="string">
            <text:p text:style-name="P138">きゅうかい</text:p>
          </table:table-cell>
          <table:table-cell table:style-name="Tabla14.E2" office:value-type="string">
            <text:p text:style-name="P138">きゅうさい</text:p>
          </table:table-cell>
        </table:table-row>
        <table:table-row>
          <table:table-cell table:style-name="Tabla14.A2" office:value-type="string">
            <text:p text:style-name="P140">10</text:p>
          </table:table-cell>
          <table:table-cell table:style-name="Tabla14.A2" office:value-type="string">
            <text:p text:style-name="P106"><text:span text:style-name="Emphasis"><text:span text:style-name="T22">とお</text:span></text:span></text:p>
          </table:table-cell>
          <table:table-cell table:style-name="Tabla14.A2" office:value-type="string">
            <text:p text:style-name="P138">じゅうにん</text:p>
          </table:table-cell>
          <table:table-cell table:style-name="Tabla14.A2" office:value-type="string">
            <text:p text:style-name="P106"><text:span text:style-name="Emphasis"><text:span text:style-name="T30">じゅっかい</text:span></text:span></text:p>
          </table:table-cell>
          <table:table-cell table:style-name="Tabla14.E2" office:value-type="string">
            <text:p text:style-name="P106"><text:span text:style-name="Emphasis"><text:span text:style-name="T22">じゅっさい</text:span></text:span></text:p>
          </table:table-cell>
        </table:table-row>
        <table:table-row>
          <table:table-cell table:style-name="Tabla14.A2" office:value-type="string">
            <text:p text:style-name="P140">?</text:p>
          </table:table-cell>
          <table:table-cell table:style-name="Tabla14.A2" office:value-type="string">
            <text:p text:style-name="P114">いくつ</text:p>
          </table:table-cell>
          <table:table-cell table:style-name="Tabla14.A2" office:value-type="string">
            <text:p text:style-name="P138">なんにん</text:p>
          </table:table-cell>
          <table:table-cell table:style-name="Tabla14.A2" office:value-type="string">
            <text:p text:style-name="P114">なんがい</text:p>
          </table:table-cell>
          <table:table-cell table:style-name="Tabla14.E2" office:value-type="string">
            <text:p text:style-name="P134">なん<text:span text:style-name="Emphasis"><text:span text:style-name="T24">さ</text:span></text:span>い</text:p>
          </table:table-cell>
        </table:table-row>
      </table:table>
      <text:p text:style-name="P1"><text:span text:style-name="Rubies"><text:span text:style-name="T25"/></text:span></text:p>
      <text:p text:style-name="P53"><text:span text:style-name="Rubies"><text:span text:style-name="T11"/></text:span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>
          <table:table-cell table:style-name="Tabla1.A1" office:value-type="string">
            <text:p text:style-name="P142"/>
          </table:table-cell>
          <table:table-cell table:style-name="Tabla1.B1" table:number-columns-spanned="2" office:value-type="string">
            <text:p text:style-name="P143">Para referirnos a nuestra familia</text:p>
          </table:table-cell>
          <table:covered-table-cell/>
          <table:table-cell table:style-name="Tabla1.D1" table:number-columns-spanned="2" office:value-type="string">
            <text:p text:style-name="P143">Para referirnos a otras familias o a la nuestra de manera informal</text:p>
          </table:table-cell>
          <table:covered-table-cell/>
        </table:table-row>
        <table:table-row>
          <table:table-cell table:style-name="Tabla1.A2" office:value-type="string">
            <text:p text:style-name="P142">Español</text:p>
          </table:table-cell>
          <table:table-cell table:style-name="Tabla1.B2" office:value-type="string">
            <text:p text:style-name="P144">Kanji</text:p>
          </table:table-cell>
          <table:table-cell table:style-name="Tabla1.B2" office:value-type="string">
            <text:p text:style-name="P144">Kana</text:p>
          </table:table-cell>
          <table:table-cell table:style-name="Tabla1.B2" office:value-type="string">
            <text:p text:style-name="P144">Kanji</text:p>
          </table:table-cell>
          <table:table-cell table:style-name="Tabla1.E2" office:value-type="string">
            <text:p text:style-name="P144">Kana</text:p>
          </table:table-cell>
        </table:table-row>
        <table:table-row>
          <table:table-cell table:style-name="Tabla1.A2" office:value-type="string">
            <text:p text:style-name="P142">Madre</text:p>
          </table:table-cell>
          <table:table-cell table:style-name="Tabla1.B2" office:value-type="string">
            <text:p text:style-name="P63">母</text:p>
          </table:table-cell>
          <table:table-cell table:style-name="Tabla1.B2" office:value-type="string">
            <text:p text:style-name="P63">はは</text:p>
          </table:table-cell>
          <table:table-cell table:style-name="Tabla1.B2" office:value-type="string">
            <text:p text:style-name="P63">お母さん </text:p>
          </table:table-cell>
          <table:table-cell table:style-name="Tabla1.E2" office:value-type="string">
            <text:p text:style-name="P63">おかあさん </text:p>
          </table:table-cell>
        </table:table-row>
        <table:table-row>
          <table:table-cell table:style-name="Tabla1.A2" office:value-type="string">
            <text:p text:style-name="P142">Padre</text:p>
          </table:table-cell>
          <table:table-cell table:style-name="Tabla1.B2" office:value-type="string">
            <text:p text:style-name="P63">父</text:p>
          </table:table-cell>
          <table:table-cell table:style-name="Tabla1.B2" office:value-type="string">
            <text:p text:style-name="P63">ちち</text:p>
          </table:table-cell>
          <table:table-cell table:style-name="Tabla1.B2" office:value-type="string">
            <text:p text:style-name="P63">お父さん </text:p>
          </table:table-cell>
          <table:table-cell table:style-name="Tabla1.E2" office:value-type="string">
            <text:p text:style-name="P63">おとうさん </text:p>
          </table:table-cell>
        </table:table-row>
        <table:table-row>
          <table:table-cell table:style-name="Tabla1.A2" office:value-type="string">
            <text:p text:style-name="P142">Padres</text:p>
          </table:table-cell>
          <table:table-cell table:style-name="Tabla1.B2" office:value-type="string">
            <text:p text:style-name="P63">両親</text:p>
          </table:table-cell>
          <table:table-cell table:style-name="Tabla1.B2" office:value-type="string">
            <text:p text:style-name="P63">りょうしん</text:p>
          </table:table-cell>
          <table:table-cell table:style-name="Tabla1.B2" office:value-type="string">
            <text:p text:style-name="P63">ご両親 </text:p>
          </table:table-cell>
          <table:table-cell table:style-name="Tabla1.E2" office:value-type="string">
            <text:p text:style-name="P63">ごりょうしん </text:p>
          </table:table-cell>
        </table:table-row>
        <table:table-row>
          <table:table-cell table:style-name="Tabla1.A2" office:value-type="string">
            <text:p text:style-name="P142">Abuela</text:p>
          </table:table-cell>
          <table:table-cell table:style-name="Tabla1.B2" office:value-type="string">
            <text:p text:style-name="P63">祖母</text:p>
          </table:table-cell>
          <table:table-cell table:style-name="Tabla1.B2" office:value-type="string">
            <text:p text:style-name="P63">そぼ</text:p>
          </table:table-cell>
          <table:table-cell table:style-name="Tabla1.B2" office:value-type="string">
            <text:p text:style-name="P63">お婆さん </text:p>
          </table:table-cell>
          <table:table-cell table:style-name="Tabla1.E2" office:value-type="string">
            <text:p text:style-name="P63">おばあさん </text:p>
          </table:table-cell>
        </table:table-row>
        <table:table-row>
          <table:table-cell table:style-name="Tabla1.A2" office:value-type="string">
            <text:p text:style-name="P142">Abuelo</text:p>
          </table:table-cell>
          <table:table-cell table:style-name="Tabla1.B2" office:value-type="string">
            <text:p text:style-name="P63">祖父</text:p>
          </table:table-cell>
          <table:table-cell table:style-name="Tabla1.B2" office:value-type="string">
            <text:p text:style-name="P63">そふ</text:p>
          </table:table-cell>
          <table:table-cell table:style-name="Tabla1.B2" office:value-type="string">
            <text:p text:style-name="P63">お祖父さん </text:p>
          </table:table-cell>
          <table:table-cell table:style-name="Tabla1.E2" office:value-type="string">
            <text:p text:style-name="P63">おじいさん </text:p>
          </table:table-cell>
        </table:table-row>
        <table:table-row>
          <table:table-cell table:style-name="Tabla1.A2" office:value-type="string">
            <text:p text:style-name="P142">Abuelos</text:p>
          </table:table-cell>
          <table:table-cell table:style-name="Tabla1.B2" office:value-type="string">
            <text:p text:style-name="P63">祖父母</text:p>
          </table:table-cell>
          <table:table-cell table:style-name="Tabla1.B2" office:value-type="string">
            <text:p text:style-name="P63">そふぼ</text:p>
          </table:table-cell>
          <table:table-cell table:style-name="Tabla1.B2" office:value-type="string">
            <text:p text:style-name="P63"/>
          </table:table-cell>
          <table:table-cell table:style-name="Tabla1.E2" office:value-type="string">
            <text:p text:style-name="P63"/>
          </table:table-cell>
        </table:table-row>
        <table:table-row>
          <table:table-cell table:style-name="Tabla1.A2" office:value-type="string">
            <text:p text:style-name="P142">Hermana menor</text:p>
          </table:table-cell>
          <table:table-cell table:style-name="Tabla1.B2" office:value-type="string">
            <text:p text:style-name="P63">妹</text:p>
          </table:table-cell>
          <table:table-cell table:style-name="Tabla1.B2" office:value-type="string">
            <text:p text:style-name="P63">いもうと</text:p>
          </table:table-cell>
          <table:table-cell table:style-name="Tabla1.B2" office:value-type="string">
            <text:p text:style-name="P63">妹さん </text:p>
          </table:table-cell>
          <table:table-cell table:style-name="Tabla1.E2" office:value-type="string">
            <text:p text:style-name="P63">いもうとさん </text:p>
          </table:table-cell>
        </table:table-row>
        <table:table-row>
          <table:table-cell table:style-name="Tabla1.A2" office:value-type="string">
            <text:p text:style-name="P142">Hermano menor</text:p>
          </table:table-cell>
          <table:table-cell table:style-name="Tabla1.B2" office:value-type="string">
            <text:p text:style-name="P63">弟</text:p>
          </table:table-cell>
          <table:table-cell table:style-name="Tabla1.B2" office:value-type="string">
            <text:p text:style-name="P63">おとうと</text:p>
          </table:table-cell>
          <table:table-cell table:style-name="Tabla1.B2" office:value-type="string">
            <text:p text:style-name="P63">弟さん </text:p>
          </table:table-cell>
          <table:table-cell table:style-name="Tabla1.E2" office:value-type="string">
            <text:p text:style-name="P63">おとうとさん </text:p>
          </table:table-cell>
        </table:table-row>
        <table:table-row>
          <table:table-cell table:style-name="Tabla1.A2" office:value-type="string">
            <text:p text:style-name="P142">Hermana mayor</text:p>
          </table:table-cell>
          <table:table-cell table:style-name="Tabla1.B2" office:value-type="string">
            <text:p text:style-name="P63">姉</text:p>
          </table:table-cell>
          <table:table-cell table:style-name="Tabla1.B2" office:value-type="string">
            <text:p text:style-name="P63">あね</text:p>
          </table:table-cell>
          <table:table-cell table:style-name="Tabla1.B2" office:value-type="string">
            <text:p text:style-name="P63">お姉さん </text:p>
          </table:table-cell>
          <table:table-cell table:style-name="Tabla1.E2" office:value-type="string">
            <text:p text:style-name="P63">おねえさん </text:p>
          </table:table-cell>
        </table:table-row>
        <table:table-row>
          <table:table-cell table:style-name="Tabla1.A2" office:value-type="string">
            <text:p text:style-name="P142">Hermano mayor</text:p>
          </table:table-cell>
          <table:table-cell table:style-name="Tabla1.B2" office:value-type="string">
            <text:p text:style-name="P63">兄</text:p>
          </table:table-cell>
          <table:table-cell table:style-name="Tabla1.B2" office:value-type="string">
            <text:p text:style-name="P63">あに</text:p>
          </table:table-cell>
          <table:table-cell table:style-name="Tabla1.B2" office:value-type="string">
            <text:p text:style-name="P63">お兄さん </text:p>
          </table:table-cell>
          <table:table-cell table:style-name="Tabla1.E2" office:value-type="string">
            <text:p text:style-name="P63">おにいさん </text:p>
          </table:table-cell>
        </table:table-row>
        <table:table-row>
          <table:table-cell table:style-name="Tabla1.A2" office:value-type="string">
            <text:p text:style-name="P142">Hermanos</text:p>
          </table:table-cell>
          <table:table-cell table:style-name="Tabla1.B2" office:value-type="string">
            <text:p text:style-name="P63">兄弟</text:p>
          </table:table-cell>
          <table:table-cell table:style-name="Tabla1.B2" office:value-type="string">
            <text:p text:style-name="P63">きょうだい</text:p>
          </table:table-cell>
          <table:table-cell table:style-name="Tabla1.B2" office:value-type="string">
            <text:p text:style-name="P63">ご兄弟 </text:p>
          </table:table-cell>
          <table:table-cell table:style-name="Tabla1.E2" office:value-type="string">
            <text:p text:style-name="P63">ごきょうだい </text:p>
          </table:table-cell>
        </table:table-row>
        <table:table-row>
          <table:table-cell table:style-name="Tabla1.A2" office:value-type="string">
            <text:p text:style-name="P142">Esposa</text:p>
          </table:table-cell>
          <table:table-cell table:style-name="Tabla1.B2" office:value-type="string">
            <text:p text:style-name="P63">妻</text:p>
          </table:table-cell>
          <table:table-cell table:style-name="Tabla1.B2" office:value-type="string">
            <text:p text:style-name="P63">つま</text:p>
          </table:table-cell>
          <table:table-cell table:style-name="Tabla1.B2" office:value-type="string">
            <text:p text:style-name="P63">奥さん </text:p>
          </table:table-cell>
          <table:table-cell table:style-name="Tabla1.E2" office:value-type="string">
            <text:p text:style-name="P63">おくさん </text:p>
          </table:table-cell>
        </table:table-row>
        <table:table-row>
          <table:table-cell table:style-name="Tabla1.A2" office:value-type="string">
            <text:p text:style-name="P142">Marido</text:p>
          </table:table-cell>
          <table:table-cell table:style-name="Tabla1.B2" office:value-type="string">
            <text:p text:style-name="P63">夫</text:p>
          </table:table-cell>
          <table:table-cell table:style-name="Tabla1.B2" office:value-type="string">
            <text:p text:style-name="P63">おっと</text:p>
          </table:table-cell>
          <table:table-cell table:style-name="Tabla1.B2" office:value-type="string">
            <text:p text:style-name="P63">ご主人 </text:p>
          </table:table-cell>
          <table:table-cell table:style-name="Tabla1.E2" office:value-type="string">
            <text:p text:style-name="P63">ごしゅじん </text:p>
          </table:table-cell>
        </table:table-row>
        <table:table-row>
          <table:table-cell table:style-name="Tabla1.A2" office:value-type="string">
            <text:p text:style-name="P142">Matrimonio</text:p>
          </table:table-cell>
          <table:table-cell table:style-name="Tabla1.B2" office:value-type="string">
            <text:p text:style-name="P63">夫婦</text:p>
          </table:table-cell>
          <table:table-cell table:style-name="Tabla1.B2" office:value-type="string">
            <text:p text:style-name="P63">ふうふ</text:p>
          </table:table-cell>
          <table:table-cell table:style-name="Tabla1.B2" office:value-type="string">
            <text:p text:style-name="P63">ご夫婦 </text:p>
          </table:table-cell>
          <table:table-cell table:style-name="Tabla1.E2" office:value-type="string">
            <text:p text:style-name="P63">ごふうふ </text:p>
          </table:table-cell>
        </table:table-row>
        <table:table-row>
          <table:table-cell table:style-name="Tabla1.A2" office:value-type="string">
            <text:p text:style-name="P142">Hija</text:p>
          </table:table-cell>
          <table:table-cell table:style-name="Tabla1.B2" office:value-type="string">
            <text:p text:style-name="P63">娘</text:p>
          </table:table-cell>
          <table:table-cell table:style-name="Tabla1.B2" office:value-type="string">
            <text:p text:style-name="P63">むすめ</text:p>
          </table:table-cell>
          <table:table-cell table:style-name="Tabla1.B2" office:value-type="string">
            <text:p text:style-name="P63">娘さん </text:p>
          </table:table-cell>
          <table:table-cell table:style-name="Tabla1.E2" office:value-type="string">
            <text:p text:style-name="P63">むすめさん </text:p>
          </table:table-cell>
        </table:table-row>
        <table:table-row>
          <table:table-cell table:style-name="Tabla1.A2" office:value-type="string">
            <text:p text:style-name="P142">Hijo</text:p>
          </table:table-cell>
          <table:table-cell table:style-name="Tabla1.B2" office:value-type="string">
            <text:p text:style-name="P63">息子</text:p>
          </table:table-cell>
          <table:table-cell table:style-name="Tabla1.B2" office:value-type="string">
            <text:p text:style-name="P63">むすこ</text:p>
          </table:table-cell>
          <table:table-cell table:style-name="Tabla1.B2" office:value-type="string">
            <text:p text:style-name="P63">息子さん </text:p>
          </table:table-cell>
          <table:table-cell table:style-name="Tabla1.E2" office:value-type="string">
            <text:p text:style-name="P63">むすこさん </text:p>
          </table:table-cell>
        </table:table-row>
        <table:table-row>
          <table:table-cell table:style-name="Tabla1.A2" office:value-type="string">
            <text:p text:style-name="P142">Hijos</text:p>
          </table:table-cell>
          <table:table-cell table:style-name="Tabla1.B2" office:value-type="string">
            <text:p text:style-name="P63">子供</text:p>
          </table:table-cell>
          <table:table-cell table:style-name="Tabla1.B2" office:value-type="string">
            <text:p text:style-name="P63">こども</text:p>
          </table:table-cell>
          <table:table-cell table:style-name="Tabla1.B2" office:value-type="string">
            <text:p text:style-name="P63">お子さん </text:p>
          </table:table-cell>
          <table:table-cell table:style-name="Tabla1.E2" office:value-type="string">
            <text:p text:style-name="P63">おこさん </text:p>
          </table:table-cell>
        </table:table-row>
      </table:table>
      <text:p text:style-name="P13"><text:span text:style-name="Rubies"><text:span text:style-name="T11"/></text:span></text:p>
      <text:p text:style-name="P13"><text:span text:style-name="Rubies"><text:span text:style-name="T11"/></text:span></text:p>
      <table:table table:name="Tabla2" table:style-name="Tabla2">
        <table:table-column table:style-name="Tabla2.A" table:number-columns-repeated="5"/>
        <text:soft-page-break/>
        <table:table-row>
          <table:table-cell table:style-name="Tabla2.A1" office:value-type="string">
            <text:p text:style-name="P82">Pronombres personales</text:p>
          </table:table-cell>
          <table:table-cell table:style-name="Tabla2.A1" office:value-type="string">
            <text:p text:style-name="P82">Muy Formal</text:p>
          </table:table-cell>
          <table:table-cell table:style-name="Tabla2.A1" office:value-type="string">
            <text:p text:style-name="P82">Formal</text:p>
          </table:table-cell>
          <table:table-cell table:style-name="Tabla2.A1" office:value-type="string">
            <text:p text:style-name="P82">Informal</text:p>
          </table:table-cell>
          <table:table-cell table:style-name="Tabla2.E1" office:value-type="string">
            <text:p text:style-name="P82">Muy informal (sólo hombres)</text:p>
          </table:table-cell>
        </table:table-row>
        <table:table-row>
          <table:table-cell table:style-name="Tabla2.A2" office:value-type="string">
            <text:p text:style-name="P82">Yo</text:p>
          </table:table-cell>
          <table:table-cell table:style-name="Tabla2.A2" office:value-type="string">
            <text:p text:style-name="P64"><text:ruby text:style-name="Ru1"><text:ruby-base>私</text:ruby-base><text:ruby-text>わたくし</text:ruby-text></text:ruby></text:p>
          </table:table-cell>
          <table:table-cell table:style-name="Tabla2.A2" office:value-type="string">
            <text:p text:style-name="P64"><text:ruby text:style-name="Ru1"><text:ruby-base>私</text:ruby-base><text:ruby-text>わたし</text:ruby-text></text:ruby></text:p>
          </table:table-cell>
          <table:table-cell table:style-name="Tabla2.A2" office:value-type="string">
            <text:p text:style-name="P58"><text:ruby text:style-name="Ru1"><text:ruby-base><text:span text:style-name="T46">僕</text:span></text:ruby-base><text:ruby-text>ぼく</text:ruby-text></text:ruby><text:span text:style-name="T46"> <text:s text:c="2"/></text:span><text:span text:style-name="T6">(masc.)</text:span></text:p>
            <text:p text:style-name="P58"><text:ruby text:style-name="Ru1"><text:ruby-base><text:span text:style-name="T33">私</text:span></text:ruby-base><text:ruby-text>あたし</text:ruby-text></text:ruby><text:span text:style-name="T33"> </text:span><text:span text:style-name="T10">(fem.)</text:span></text:p>
          </table:table-cell>
          <table:table-cell table:style-name="Tabla2.E2" office:value-type="string">
            <text:p text:style-name="P65"><text:ruby text:style-name="Ru1"><text:ruby-base>俺</text:ruby-base><text:ruby-text>おれ</text:ruby-text></text:ruby></text:p>
          </table:table-cell>
        </table:table-row>
        <table:table-row>
          <table:table-cell table:style-name="Tabla2.A2" office:value-type="string">
            <text:p text:style-name="P82">Nosotros</text:p>
          </table:table-cell>
          <table:table-cell table:style-name="Tabla2.A2" office:value-type="string">
            <text:p text:style-name="P64"><text:ruby text:style-name="Ru1"><text:ruby-base>私達</text:ruby-base><text:ruby-text>わたくしたち</text:ruby-text></text:ruby></text:p>
          </table:table-cell>
          <table:table-cell table:style-name="Tabla2.A2" office:value-type="string">
            <text:p text:style-name="P66"><text:ruby text:style-name="Ru1"><text:ruby-base>私</text:ruby-base><text:ruby-text>わたし</text:ruby-text></text:ruby>たち</text:p>
          </table:table-cell>
          <table:table-cell table:style-name="Tabla2.A2" office:value-type="string">
            <text:p text:style-name="P58"><text:ruby text:style-name="Ru1"><text:ruby-base><text:span text:style-name="T46">僕</text:span></text:ruby-base><text:ruby-text>ぼく</text:ruby-text></text:ruby><text:span text:style-name="T46">ら <text:s text:c="2"/></text:span><text:span text:style-name="T6">(masc.)</text:span></text:p>
            <text:p text:style-name="P58"><text:ruby text:style-name="Ru1"><text:ruby-base><text:span text:style-name="T33">私</text:span></text:ruby-base><text:ruby-text>あたし</text:ruby-text></text:ruby><text:span text:style-name="T33">ら </text:span><text:span text:style-name="T10">(fem.)</text:span></text:p>
          </table:table-cell>
          <table:table-cell table:style-name="Tabla2.E2" office:value-type="string">
            <text:p text:style-name="P65"><text:ruby text:style-name="Ru1"><text:ruby-base>俺</text:ruby-base><text:ruby-text>おれ</text:ruby-text></text:ruby>ら</text:p>
          </table:table-cell>
        </table:table-row>
        <table:table-row>
          <table:table-cell table:style-name="Tabla2.A2" office:value-type="string">
            <text:p text:style-name="P82">Tu</text:p>
          </table:table-cell>
          <table:table-cell table:style-name="Tabla2.A2" table:number-columns-spanned="2" office:value-type="string">
            <text:p text:style-name="P58">あなた</text:p>
          </table:table-cell>
          <table:covered-table-cell/>
          <table:table-cell table:style-name="Tabla2.A2" office:value-type="string">
            <text:p text:style-name="P65"><text:ruby text:style-name="Ru1"><text:ruby-base>君</text:ruby-base><text:ruby-text>きみ</text:ruby-text></text:ruby></text:p>
          </table:table-cell>
          <table:table-cell table:style-name="Tabla2.E2" office:value-type="string">
            <text:p text:style-name="P67">お<text:ruby text:style-name="Ru1"><text:ruby-base>前</text:ruby-base><text:ruby-text>まえ</text:ruby-text></text:ruby></text:p>
          </table:table-cell>
        </table:table-row>
        <table:table-row>
          <table:table-cell table:style-name="Tabla2.A2" office:value-type="string">
            <text:p text:style-name="P82">Vosotros</text:p>
          </table:table-cell>
          <table:table-cell table:style-name="Tabla2.A2" office:value-type="string">
            <text:p text:style-name="P58">あなた<text:ruby text:style-name="Ru1"><text:ruby-base>方</text:ruby-base><text:ruby-text>がた</text:ruby-text></text:ruby></text:p>
          </table:table-cell>
          <table:table-cell table:style-name="Tabla2.A2" office:value-type="string">
            <text:p text:style-name="P59">あなたた<text:span text:style-name="T46">ち</text:span></text:p>
          </table:table-cell>
          <table:table-cell table:style-name="Tabla2.A2" office:value-type="string">
            <text:p text:style-name="P58"><text:ruby text:style-name="Ru1"><text:ruby-base><text:span text:style-name="T47">君</text:span></text:ruby-base><text:ruby-text>きみ</text:ruby-text></text:ruby><text:span text:style-name="T47">ら</text:span></text:p>
          </table:table-cell>
          <table:table-cell table:style-name="Tabla2.E2" office:value-type="string">
            <text:p text:style-name="P67">お<text:ruby text:style-name="Ru1"><text:ruby-base>前</text:ruby-base><text:ruby-text>まえ</text:ruby-text></text:ruby>ら</text:p>
          </table:table-cell>
        </table:table-row>
        <table:table-row>
          <table:table-cell table:style-name="Tabla2.A2" office:value-type="string">
            <text:p text:style-name="P82">Él</text:p>
          </table:table-cell>
          <table:table-cell table:style-name="Tabla2.A2" table:number-rows-spanned="2" office:value-type="string">
            <text:p text:style-name="P58">あの<text:ruby text:style-name="Ru1"><text:ruby-base>方</text:ruby-base><text:ruby-text>かた</text:ruby-text></text:ruby></text:p>
          </table:table-cell>
          <table:table-cell table:style-name="Tabla2.A2" table:number-rows-spanned="2" office:value-type="string">
            <text:p text:style-name="P58">あの<text:ruby text:style-name="Ru2"><text:ruby-base>人</text:ruby-base><text:ruby-text>ひと</text:ruby-text></text:ruby></text:p>
          </table:table-cell>
          <table:table-cell table:style-name="Tabla2.A2" office:value-type="string">
            <text:p text:style-name="P58"><text:ruby text:style-name="Ru1"><text:ruby-base>彼</text:ruby-base><text:ruby-text>かれ</text:ruby-text></text:ruby></text:p>
          </table:table-cell>
          <table:table-cell table:style-name="Tabla2.E2" table:number-rows-spanned="2" office:value-type="string">
            <text:p text:style-name="P67"><text:ruby text:style-name="Ru1"><text:ruby-base>彼奴</text:ruby-base><text:ruby-text>あいつ</text:ruby-text></text:ruby></text:p>
          </table:table-cell>
        </table:table-row>
        <table:table-row>
          <table:table-cell table:style-name="Tabla2.A2" office:value-type="string">
            <text:p text:style-name="P82">Ella</text:p>
          </table:table-cell>
          <table:covered-table-cell/>
          <table:covered-table-cell/>
          <table:table-cell table:style-name="Tabla2.A2" office:value-type="string">
            <text:p text:style-name="P65"><text:ruby text:style-name="Ru1"><text:ruby-base>彼女</text:ruby-base><text:ruby-text>かのじょ</text:ruby-text></text:ruby></text:p>
          </table:table-cell>
          <table:covered-table-cell/>
        </table:table-row>
        <table:table-row>
          <table:table-cell table:style-name="Tabla2.A2" office:value-type="string">
            <text:p text:style-name="P82">Ellos</text:p>
          </table:table-cell>
          <table:table-cell table:style-name="Tabla2.A2" table:number-rows-spanned="2" office:value-type="string">
            <text:p text:style-name="P105"><text:span text:style-name="T34">あの</text:span><text:ruby text:style-name="Ru1"><text:ruby-base><text:span text:style-name="T34">方</text:span></text:ruby-base><text:ruby-text>かた</text:ruby-text></text:ruby><text:ruby text:style-name="Ru1"><text:ruby-base><text:span text:style-name="T34">々</text:span></text:ruby-base><text:ruby-text>がた</text:ruby-text></text:ruby></text:p>
          </table:table-cell>
          <table:table-cell table:style-name="Tabla2.A2" table:number-rows-spanned="2" office:value-type="string">
            <text:p text:style-name="P58">あの<text:ruby text:style-name="Ru2"><text:ruby-base>人</text:ruby-base><text:ruby-text>ひと</text:ruby-text></text:ruby>たち</text:p>
          </table:table-cell>
          <table:table-cell table:style-name="Tabla2.A2" office:value-type="string">
            <text:p text:style-name="P58"><text:ruby text:style-name="Ru1"><text:ruby-base>彼</text:ruby-base><text:ruby-text>かれ</text:ruby-text></text:ruby>ら</text:p>
          </table:table-cell>
          <table:table-cell table:style-name="Tabla2.E2" table:number-rows-spanned="2" office:value-type="string">
            <text:p text:style-name="P67"><text:ruby text:style-name="Ru1"><text:ruby-base>彼奴</text:ruby-base><text:ruby-text>あいつ</text:ruby-text></text:ruby>ら</text:p>
          </table:table-cell>
        </table:table-row>
        <table:table-row>
          <table:table-cell table:style-name="Tabla2.A2" office:value-type="string">
            <text:p text:style-name="P82">Ellas</text:p>
          </table:table-cell>
          <table:covered-table-cell/>
          <table:covered-table-cell/>
          <table:table-cell table:style-name="Tabla2.A2" office:value-type="string">
            <text:p text:style-name="P58"><text:ruby text:style-name="Ru1"><text:ruby-base><text:span text:style-name="T47">彼女</text:span></text:ruby-base><text:ruby-text>かのじょ</text:ruby-text></text:ruby><text:span text:style-name="T47">ら</text:span></text:p>
          </table:table-cell>
          <table:covered-table-cell/>
        </table:table-row>
      </table:table>
      <text:p text:style-name="P10"><text:span text:style-name="Rubies"><text:span text:style-name="T2">Los pronombres posesivos se hacen añadiendo -</text:span></text:span><text:span text:style-name="Rubies"><text:span text:style-name="T12">の</text:span></text:span></text:p>
      <text:p text:style-name="P10"><text:span text:style-name="Rubies"><text:span text:style-name="T12"/></text:span></text:p>
      <text:p text:style-name="P10"><text:span text:style-name="Rubies"><text:span text:style-name="T12"/></text:span></text:p>
      <text:p text:style-name="P10"><text:span text:style-name="Rubies"><text:span text:style-name="T12"/></text:span></text:p>
      <text:p text:style-name="P10"><text:span text:style-name="Rubies"><text:span text:style-name="T12"/></text:span></text:p>
      <table:table table:name="Tabla15" table:style-name="Tabla15">
        <table:table-column table:style-name="Tabla15.A" table:number-columns-repeated="3"/>
        <text:soft-page-break/>
        <table:table-row>
          <table:table-cell table:style-name="Tabla15.A1" office:value-type="string">
            <text:p text:style-name="P95">Adverbios demostrativos</text:p>
          </table:table-cell>
          <table:table-cell table:style-name="Tabla15.A1" office:value-type="string">
            <text:p text:style-name="P95">Informal</text:p>
          </table:table-cell>
          <table:table-cell table:style-name="Tabla15.C1" office:value-type="string">
            <text:p text:style-name="P95">Formal</text:p>
          </table:table-cell>
        </table:table-row>
        <table:table-row>
          <table:table-cell table:style-name="Tabla15.A2" office:value-type="string">
            <text:p text:style-name="P89">Aquí</text:p>
          </table:table-cell>
          <table:table-cell table:style-name="Tabla15.A2" office:value-type="string">
            <text:p text:style-name="P60">ここ</text:p>
          </table:table-cell>
          <table:table-cell table:style-name="Tabla15.C2" office:value-type="string">
            <text:p text:style-name="P60">こちら</text:p>
          </table:table-cell>
        </table:table-row>
        <table:table-row>
          <table:table-cell table:style-name="Tabla15.A2" office:value-type="string">
            <text:p text:style-name="P89">Ahí</text:p>
          </table:table-cell>
          <table:table-cell table:style-name="Tabla15.A2" office:value-type="string">
            <text:p text:style-name="P60">そこ</text:p>
          </table:table-cell>
          <table:table-cell table:style-name="Tabla15.C2" office:value-type="string">
            <text:p text:style-name="P60">そちら</text:p>
          </table:table-cell>
        </table:table-row>
        <table:table-row>
          <table:table-cell table:style-name="Tabla15.A2" office:value-type="string">
            <text:p text:style-name="P89">Allí</text:p>
          </table:table-cell>
          <table:table-cell table:style-name="Tabla15.A2" office:value-type="string">
            <text:p text:style-name="P60">あそこ</text:p>
          </table:table-cell>
          <table:table-cell table:style-name="Tabla15.C2" office:value-type="string">
            <text:p text:style-name="P60">あちら</text:p>
          </table:table-cell>
        </table:table-row>
        <table:table-row>
          <table:table-cell table:style-name="Tabla15.A2" office:value-type="string">
            <text:p text:style-name="P89">Interrogativo (Dónde)</text:p>
          </table:table-cell>
          <table:table-cell table:style-name="Tabla15.A2" office:value-type="string">
            <text:p text:style-name="P60">どこ</text:p>
          </table:table-cell>
          <table:table-cell table:style-name="Tabla15.C2" office:value-type="string">
            <text:p text:style-name="P60">どちら</text:p>
          </table:table-cell>
        </table:table-row>
      </table:table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88">Demostrativos</text:p>
          </table:table-cell>
          <table:table-cell table:style-name="Tabla3.A1" office:value-type="string">
            <text:p text:style-name="P83">Pronombres (n<text:span text:style-name="T57">o debe</text:span> seguirles un sustantivo)</text:p>
          </table:table-cell>
          <table:table-cell table:style-name="Tabla3.C1" office:value-type="string">
            <text:p text:style-name="P84">Adjetivos (debe seguirles un sustantivo)</text:p>
          </table:table-cell>
        </table:table-row>
        <table:table-row>
          <table:table-cell table:style-name="Tabla3.A2" office:value-type="string">
            <text:p text:style-name="P83">Este/o/a/os/as</text:p>
          </table:table-cell>
          <table:table-cell table:style-name="Tabla3.A2" office:value-type="string">
            <text:p text:style-name="P58">これ</text:p>
          </table:table-cell>
          <table:table-cell table:style-name="Tabla3.C2" office:value-type="string">
            <text:p text:style-name="P58">この</text:p>
          </table:table-cell>
        </table:table-row>
        <table:table-row>
          <table:table-cell table:style-name="Tabla3.A2" office:value-type="string">
            <text:p text:style-name="P83">Ese/o/a/os/as</text:p>
          </table:table-cell>
          <table:table-cell table:style-name="Tabla3.A2" office:value-type="string">
            <text:p text:style-name="P58">それ</text:p>
          </table:table-cell>
          <table:table-cell table:style-name="Tabla3.C2" office:value-type="string">
            <text:p text:style-name="P58">その</text:p>
          </table:table-cell>
        </table:table-row>
        <table:table-row>
          <table:table-cell table:style-name="Tabla3.A2" office:value-type="string">
            <text:p text:style-name="P83">Aquel/Aquello/a/os/as</text:p>
          </table:table-cell>
          <table:table-cell table:style-name="Tabla3.A2" office:value-type="string">
            <text:p text:style-name="P58">あれ</text:p>
          </table:table-cell>
          <table:table-cell table:style-name="Tabla3.C2" office:value-type="string">
            <text:p text:style-name="P58">あの</text:p>
          </table:table-cell>
        </table:table-row>
        <table:table-row>
          <table:table-cell table:style-name="Tabla3.A2" office:value-type="string">
            <text:p text:style-name="P83">Interrogativo (Qué/Cuál)</text:p>
          </table:table-cell>
          <table:table-cell table:style-name="Tabla3.A2" office:value-type="string">
            <text:p text:style-name="P58">どれ</text:p>
          </table:table-cell>
          <table:table-cell table:style-name="Tabla3.C2" office:value-type="string">
            <text:p text:style-name="P58">どの</text:p>
          </table:table-cell>
        </table:table-row>
        <table:table-row>
          <table:table-cell table:style-name="Tabla3.A2" office:value-type="string">
            <text:p text:style-name="P85">Interrogativo (Quién)</text:p>
          </table:table-cell>
          <table:table-cell table:style-name="Tabla3.A2" office:value-type="string">
            <text:p text:style-name="P68"><text:ruby text:style-name="Ru1"><text:ruby-base>誰</text:ruby-base><text:ruby-text>だれ</text:ruby-text></text:ruby><text:span text:style-name="T9">(lig. informal)</text:span><text:ruby text:style-name="Ru1"><text:ruby-base>何方</text:ruby-base><text:ruby-text>どなた</text:ruby-text></text:ruby> <text:span text:style-name="T9">(formal)</text:span></text:p>
          </table:table-cell>
          <table:table-cell table:style-name="Tabla3.C2" office:value-type="string">
            <text:p text:style-name="P121"/>
          </table:table-cell>
        </table:table-row>
      </table:table>
      <text:p text:style-name="P10"><text:span text:style-name="Rubies"><text:span text:style-name="T12"/></text:span></text:p>
      <text:p text:style-name="P12"><text:span text:style-name="Rubies"><text:span text:style-name="T3">Los pronombres indefinidos </text:span></text:span><text:span text:style-name="Rubies"><text:span text:style-name="T4">Nadie / Nunca / Ningún Lu</text:span></text:span><text:span text:style-name="Rubies"><text:span text:style-name="T5">g</text:span></text:span><text:span text:style-name="Rubies"><text:span text:style-name="T4">ar </text:span></text:span><text:span text:style-name="Rubies"><text:span text:style-name="T3">se forman:</text:span></text:span></text:p>
      <table:table table:name="Tabla11" table:style-name="Tabla11">
        <table:table-column table:style-name="Tabla11.A" table:number-columns-repeated="3"/>
        <table:table-column table:style-name="Tabla11.D"/>
        <table:table-row>
          <table:table-cell table:style-name="Tabla11.A1" office:value-type="string">
            <text:p text:style-name="P87">Ningún Lugar</text:p>
          </table:table-cell>
          <table:table-cell table:style-name="Tabla11.A1" office:value-type="string">
            <text:p text:style-name="P101">どこ</text:p>
          </table:table-cell>
          <table:table-cell table:style-name="Tabla11.A1" table:number-rows-spanned="3" office:value-type="string">
            <text:p text:style-name="P101">も</text:p>
          </table:table-cell>
          <table:table-cell table:style-name="Tabla11.D1" table:number-rows-spanned="3" office:value-type="string">
            <text:p text:style-name="P87">Verbo Negativo</text:p>
          </table:table-cell>
        </table:table-row>
        <table:table-row>
          <table:table-cell table:style-name="Tabla11.A2" office:value-type="string">
            <text:p text:style-name="P87">Nada</text:p>
          </table:table-cell>
          <table:table-cell table:style-name="Tabla11.A2" office:value-type="string">
            <text:p text:style-name="P101"><text:ruby text:style-name="Ru1"><text:ruby-base>何</text:ruby-base><text:ruby-text>なに</text:ruby-text></text:ruby>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7">Nadie</text:p>
          </table:table-cell>
          <table:table-cell table:style-name="Tabla11.A2" office:value-type="string">
            <text:p text:style-name="P101">だれ</text:p>
          </table:table-cell>
          <table:covered-table-cell/>
          <table:covered-table-cell/>
        </table:table-row>
      </table:table>
      <text:p text:style-name="P12"><text:span text:style-name="Rubies"><text:span text:style-name="T3"/></text:span></text:p>
      <text:p text:style-name="P12"><text:span text:style-name="Rubies"><text:span text:style-name="T14">何</text:span></text:span><text:span text:style-name="Rubies"><text:span text:style-name="T7">: </text:span></text:span><text:span text:style-name="Rubies"><text:span text:style-name="T8">Significa Qué. Se pronuncia </text:span></text:span><text:span text:style-name="Rubies"><text:span text:style-name="T15">なん</text:span></text:span><text:span text:style-name="Rubies"><text:span text:style-name="T8"> cuando lleva un subfijo (</text:span></text:span><text:span text:style-name="Rubies"><text:span text:style-name="T15">何階 = なん·かい</text:span></text:span><text:span text:style-name="Rubies"><text:span text:style-name="T26"> , “¿qué piso?”) o cuando la siguiente palabra empieza por t/d/n. En todos los demás casos se pronuncia </text:span></text:span><text:span text:style-name="Rubies"><text:span text:style-name="T29">なに</text:span></text:span><text:span text:style-name="Rubies"><text:span text:style-name="T26">.</text:span></text:span></text:p>
      <text:p text:style-name="P52"><text:span text:style-name="Rubies"><text:span text:style-name="T12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100"><text:span text:style-name="T1">Verbos en forma</text:span> <text:span text:style-name="T18">~ます</text:span></text:p>
          </table:table-cell>
          <table:table-cell table:style-name="Tabla4.A1" office:value-type="string">
            <text:p text:style-name="P81">Afirmativo</text:p>
          </table:table-cell>
          <table:table-cell table:style-name="Tabla4.A1" office:value-type="string">
            <text:p text:style-name="P81">Negativo</text:p>
          </table:table-cell>
          <table:table-cell table:style-name="Tabla4.A1" office:value-type="string">
            <text:p text:style-name="P81">Afirmativo</text:p>
            <text:p text:style-name="P81">(verbo <text:span text:style-name="T13">です</text:span>)</text:p>
          </table:table-cell>
          <table:table-cell table:style-name="Tabla4.E1" office:value-type="string">
            <text:p text:style-name="P81">Negativo</text:p>
            <text:p text:style-name="P81">(verbo <text:span text:style-name="T13">です</text:span>)</text:p>
          </table:table-cell>
        </table:table-row>
        <table:table-row>
          <table:table-cell table:style-name="Tabla4.A2" office:value-type="string">
            <text:p text:style-name="P81">Presente</text:p>
          </table:table-cell>
          <table:table-cell table:style-name="Tabla4.A2" office:value-type="string">
            <text:p text:style-name="P57">～ます</text:p>
          </table:table-cell>
          <table:table-cell table:style-name="Tabla4.A2" office:value-type="string">
            <text:p text:style-name="P57">～ません</text:p>
          </table:table-cell>
          <table:table-cell table:style-name="Tabla4.A2" office:value-type="string">
            <text:p text:style-name="P62">です</text:p>
          </table:table-cell>
          <table:table-cell table:style-name="Tabla4.E2" office:value-type="string">
            <text:p text:style-name="P57">ではありません</text:p>
          </table:table-cell>
        </table:table-row>
        <table:table-row>
          <table:table-cell table:style-name="Tabla4.A2" office:value-type="string">
            <text:p text:style-name="P81">Pasado</text:p>
          </table:table-cell>
          <table:table-cell table:style-name="Tabla4.A2" office:value-type="string">
            <text:p text:style-name="P57">～ました</text:p>
          </table:table-cell>
          <table:table-cell table:style-name="Tabla4.A2" office:value-type="string">
            <text:p text:style-name="P57">～ませんでした</text:p>
          </table:table-cell>
          <table:table-cell table:style-name="Tabla4.A2" office:value-type="string">
            <text:p text:style-name="P57">でした</text:p>
          </table:table-cell>
          <table:table-cell table:style-name="Tabla4.E2" office:value-type="string">
            <text:p text:style-name="P57">ではありませんでした</text:p>
          </table:table-cell>
        </table:table-row>
      </table:table>
      <text:p text:style-name="P11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table:number-columns-spanned="3" office:value-type="string">
            <text:p text:style-name="P86">Verbos de movimiento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6">Lugar</text:p>
          </table:table-cell>
          <table:table-cell table:style-name="Tabla7.A2" office:value-type="string">
            <text:p text:style-name="P20"><text:span text:style-name="T53">P</text:span>artícula <text:span text:style-name="T13">へ</text:span> o <text:span text:style-name="T13">に</text:span></text:p>
          </table:table-cell>
          <table:table-cell table:style-name="Tabla7.C2" office:value-type="string">
            <text:p text:style-name="P27"><text:span text:style-name="T54">verbo ir </text:span><text:ruby text:style-name="Ru1"><text:ruby-base><text:span text:style-name="T16">行</text:span></text:ruby-base><text:ruby-text>い</text:ruby-text></text:ruby><text:span text:style-name="T17">きます</text:span><text:span text:style-name="T54"> venir </text:span><text:ruby text:style-name="Ru1"><text:ruby-base><text:span text:style-name="T16">来</text:span></text:ruby-base><text:ruby-text>き</text:ruby-text></text:ruby><text:span text:style-name="T17">ます</text:span><text:span text:style-name="T54"> volver </text:span><text:ruby text:style-name="Ru1"><text:ruby-base><text:span text:style-name="T16">帰</text:span></text:ruby-base><text:ruby-text>かえ</text:ruby-text></text:ruby><text:span text:style-name="T17">ります</text:span></text:p>
          </table:table-cell>
        </table:table-row>
      </table:table>
      <text:p text:style-name="Standard"><draw:frame draw:style-name="fr4" draw:name="Marco8" text:anchor-type="paragraph" svg:x="7.467cm" svg:y="0.24cm" svg:width="5.346cm" draw:z-index="4"><draw:text-box fo:min-height="11.201cm"><text:p text:style-name="P30">Verbo Hacer</text:p><text:p text:style-name="P29"/><text:p text:style-name="P29">Existen dos formas, equivalentes a los verbos “do” y “make” ingleses:</text:p><text:p text:style-name="P28"/><text:p text:style-name="P28">To <text:span text:style-name="T56">D</text:span>o: <text:span text:style-name="T13">します </text:span>To Make:　<text:ruby text:style-name="Ru1"><text:ruby-base><text:span text:style-name="T13">作</text:span></text:ruby-base><text:ruby-text>つく</text:ruby-text></text:ruby><text:span text:style-name="T13">ります</text:span></text:p><text:p text:style-name="P23"/><text:p text:style-name="P23">Para decir que hacemos un deporte, un evento, <text:span text:style-name="T56">actividad</text:span>… usamos la estructura:</text:p><text:p text:style-name="P23"><text:span text:style-name="T56">actividad</text:span> + <text:span text:style-name="T56">partícula</text:span> <text:span text:style-name="T13">を</text:span> + <text:span text:style-name="T13">します</text:span></text:p><text:p text:style-name="P33"/><text:p text:style-name="P22"/></draw:text-box></draw:frame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47">Levantarse</text:p>
            <text:p text:style-name="P46">(de dormir)</text:p>
          </table:table-cell>
          <table:table-cell table:style-name="Tabla10.A1" office:value-type="string">
            <text:p text:style-name="P48"><text:ruby text:style-name="Ru1"><text:ruby-base><text:span text:style-name="T55">起</text:span></text:ruby-base><text:ruby-text>お</text:ruby-text></text:ruby><text:span text:style-name="T55">きます</text:span></text:p>
          </table:table-cell>
          <table:table-cell table:style-name="Tabla10.A1" office:value-type="string">
            <text:p text:style-name="P123">Beber</text:p>
          </table:table-cell>
          <table:table-cell table:style-name="Tabla10.A1" office:value-type="string">
            <text:p text:style-name="P129"><text:ruby text:style-name="Ru1"><text:ruby-base>飲</text:ruby-base><text:ruby-text>の</text:ruby-text></text:ruby>みます</text:p>
          </table:table-cell>
        </table:table-row>
        <table:table-row>
          <table:table-cell table:style-name="Tabla10.A1" office:value-type="string">
            <text:p text:style-name="P45">Acostarse</text:p>
            <text:p text:style-name="P45">(a dormir)</text:p>
          </table:table-cell>
          <table:table-cell table:style-name="Tabla10.A1" office:value-type="string">
            <text:p text:style-name="P49"><text:ruby text:style-name="Ru1"><text:ruby-base>寝</text:ruby-base><text:ruby-text>ね</text:ruby-text></text:ruby>ます</text:p>
          </table:table-cell>
          <table:table-cell table:style-name="Tabla10.A1" office:value-type="string">
            <text:p text:style-name="P124">Mirar/</text:p>
            <text:p text:style-name="P124">Ver</text:p>
          </table:table-cell>
          <table:table-cell table:style-name="Tabla10.A1" office:value-type="string">
            <text:p text:style-name="P131"><text:ruby text:style-name="Ru1"><text:ruby-base>見</text:ruby-base><text:ruby-text>み</text:ruby-text></text:ruby>ます</text:p>
          </table:table-cell>
        </table:table-row>
        <table:table-row>
          <table:table-cell table:style-name="Tabla10.A1" office:value-type="string">
            <text:p text:style-name="P45">Trabajar</text:p>
          </table:table-cell>
          <table:table-cell table:style-name="Tabla10.A1" office:value-type="string">
            <text:p text:style-name="P128"><text:ruby text:style-name="Ru1"><text:ruby-base>働</text:ruby-base><text:ruby-text>はたら</text:ruby-text></text:ruby>きます</text:p>
          </table:table-cell>
          <table:table-cell table:style-name="Tabla10.A1" office:value-type="string">
            <text:p text:style-name="P124">Oir/</text:p>
            <text:p text:style-name="P124">Escuchar</text:p>
          </table:table-cell>
          <table:table-cell table:style-name="Tabla10.A1" office:value-type="string">
            <text:p text:style-name="P131"><text:ruby text:style-name="Ru1"><text:ruby-base>聞</text:ruby-base><text:ruby-text>き</text:ruby-text></text:ruby>きます</text:p>
          </table:table-cell>
        </table:table-row>
        <table:table-row>
          <table:table-cell table:style-name="Tabla10.A1" office:value-type="string">
            <text:p text:style-name="P45">Descansar</text:p>
          </table:table-cell>
          <table:table-cell table:style-name="Tabla10.A1" office:value-type="string">
            <text:p text:style-name="P128"><text:ruby text:style-name="Ru1"><text:ruby-base>休</text:ruby-base><text:ruby-text>やす</text:ruby-text></text:ruby>みます</text:p>
          </table:table-cell>
          <table:table-cell table:style-name="Tabla10.A1" office:value-type="string">
            <text:p text:style-name="P125">Leer</text:p>
          </table:table-cell>
          <table:table-cell table:style-name="Tabla10.A1" office:value-type="string">
            <text:p text:style-name="P132"><text:ruby text:style-name="Ru1"><text:ruby-base>読</text:ruby-base><text:ruby-text>よ</text:ruby-text></text:ruby>みます</text:p>
          </table:table-cell>
        </table:table-row>
        <table:table-row>
          <table:table-cell table:style-name="Tabla10.A1" office:value-type="string">
            <text:p text:style-name="P122">Terminar</text:p>
          </table:table-cell>
          <table:table-cell table:style-name="Tabla10.A1" office:value-type="string">
            <text:p text:style-name="P128"><text:ruby text:style-name="Ru1"><text:ruby-base>終</text:ruby-base><text:ruby-text>お</text:ruby-text></text:ruby>わります</text:p>
          </table:table-cell>
          <table:table-cell table:style-name="Tabla10.A1" office:value-type="string">
            <text:p text:style-name="P125">Comprar</text:p>
          </table:table-cell>
          <table:table-cell table:style-name="Tabla10.A1" office:value-type="string">
            <text:p text:style-name="P132"><text:ruby text:style-name="Ru1"><text:ruby-base>買</text:ruby-base><text:ruby-text>か</text:ruby-text></text:ruby>います</text:p>
          </table:table-cell>
        </table:table-row>
        <table:table-row>
          <table:table-cell table:style-name="Tabla10.A1" office:value-type="string">
            <text:p text:style-name="P123">Estudiar</text:p>
          </table:table-cell>
          <table:table-cell table:style-name="Tabla10.A1" office:value-type="string">
            <text:p text:style-name="P24"><text:ruby text:style-name="Ru1"><text:ruby-base><text:span text:style-name="T13">勉</text:span></text:ruby-base><text:ruby-text>べん</text:ruby-text></text:ruby><text:ruby text:style-name="Ru1"><text:ruby-base><text:span text:style-name="T13">強</text:span></text:ruby-base><text:ruby-text>きょう</text:ruby-text></text:ruby><text:span text:style-name="T13">します</text:span></text:p>
          </table:table-cell>
          <table:table-cell table:style-name="Tabla10.A1" office:value-type="string">
            <text:p text:style-name="P127">Comer</text:p>
          </table:table-cell>
          <table:table-cell table:style-name="Tabla10.A1" office:value-type="string">
            <text:p text:style-name="P130"><text:ruby text:style-name="Ru1"><text:ruby-base><text:span text:style-name="T13">食</text:span></text:ruby-base><text:ruby-text>た</text:ruby-text></text:ruby><text:span text:style-name="T13">べます</text:span></text:p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able:table-row>
          <table:table-cell table:style-name="Tabla13.A1" table:number-columns-spanned="4" office:value-type="string">
            <text:p text:style-name="P90">Partículas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69">は <text:span text:style-name="T20">わ</text:span></text:p>
          </table:table-cell>
          <table:table-cell table:style-name="Tabla13.A2" office:value-type="string">
            <text:p text:style-name="P96">Indica el tema de la oración.</text:p>
          </table:table-cell>
          <table:table-cell table:style-name="Tabla13.A2" office:value-type="string">
            <text:p text:style-name="P69">を <text:span text:style-name="T20">お</text:span></text:p>
          </table:table-cell>
          <table:table-cell table:style-name="Tabla13.D2" office:value-type="string">
            <text:p text:style-name="P96">Indica objeto directo</text:p>
          </table:table-cell>
        </table:table-row>
        <table:table-row>
          <table:table-cell table:style-name="Tabla13.A2" office:value-type="string">
            <text:p text:style-name="P69">も</text:p>
          </table:table-cell>
          <table:table-cell table:style-name="Tabla13.A2" office:value-type="string">
            <text:p text:style-name="P96">Indica También / Tampoco. Se usa en sustitución de <text:span text:style-name="T13">は</text:span>.</text:p>
          </table:table-cell>
          <table:table-cell table:style-name="Tabla13.A2" office:value-type="string">
            <text:p text:style-name="P69">から</text:p>
          </table:table-cell>
          <table:table-cell table:style-name="Tabla13.D2" office:value-type="string">
            <text:p text:style-name="P91">Equivale al “desde” español.</text:p>
          </table:table-cell>
        </table:table-row>
        <table:table-row>
          <table:table-cell table:style-name="Tabla13.A2" office:value-type="string">
            <text:p text:style-name="P69">か</text:p>
          </table:table-cell>
          <table:table-cell table:style-name="Tabla13.A2" office:value-type="string">
            <text:p text:style-name="P91"><text:span text:style-name="T58">A final de frase i</text:span>ndica interrogación.</text:p>
          </table:table-cell>
          <table:table-cell table:style-name="Tabla13.A2" office:value-type="string">
            <text:p text:style-name="P69">まで</text:p>
          </table:table-cell>
          <table:table-cell table:style-name="Tabla13.D2" office:value-type="string">
            <text:p text:style-name="P91">Equivale al “hasta” español.</text:p>
          </table:table-cell>
        </table:table-row>
        <table:table-row>
          <table:table-cell table:style-name="Tabla13.A2" office:value-type="string">
            <text:p text:style-name="P69">で</text:p>
          </table:table-cell>
          <table:table-cell table:style-name="Tabla13.D2" table:number-columns-spanned="3" office:value-type="string">
            <text:p text:style-name="P97">Indica medio <text:span text:style-name="T60">o lugar</text:span>, equivale normalmente a “en” en castellano, <text:span text:style-name="T60">p.ej.</text:span> “<text:span text:style-name="T60">Fui </text:span><text:span text:style-name="T61">en</text:span><text:span text:style-name="T60"> coche”, “Comí </text:span><text:span text:style-name="T61">en el</text:span><text:span text:style-name="T60"> parque”, “Lo envíe </text:span><text:span text:style-name="T61">por</text:span><text:span text:style-name="T60"> email”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1">や</text:p>
          </table:table-cell>
          <table:table-cell table:style-name="Tabla13.D2" table:number-columns-spanned="3" office:value-type="string">
            <text:p text:style-name="P97">Se usa para realizar listas no exhaustivas, es decir que no incluyan todos los elementos, <text:span text:style-name="T62">p.ej. para enumerar algunas de tus aficiones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1">と</text:p>
          </table:table-cell>
          <table:table-cell table:style-name="Tabla13.D2" table:number-columns-spanned="3" office:value-type="string">
            <text:p text:style-name="P98">A) Indica acompañamiento, similar a “con”. </text:p>
            <text:p text:style-name="P98">B) Se usa para realizar listas exhaustivas, es decir que incluyan todos los elementos <text:span text:style-name="T62">p.ej. enumerar todos los ingredientes necesarios en una receta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0">に</text:p>
          </table:table-cell>
          <table:table-cell table:style-name="Tabla13.D2" table:number-columns-spanned="3" office:value-type="string">
            <text:p text:style-name="P139"><text:span text:style-name="T44">Se usa con fechas con número y horas. Es opcional en días de la semana. No se usa en fechas sin número (Hoy, mañana,…) ni con el verbo </text:span><text:span text:style-name="T35">です</text:span><text:span text:style-name="T43">.</text:span>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69">へ <text:span text:style-name="T20">え</text:span></text:p>
          </table:table-cell>
          <table:table-cell table:style-name="Tabla13.D2" table:number-columns-spanned="3" office:value-type="string">
            <text:p text:style-name="P91">Indica dirección. Sólo se usa con los verbos Ir, Venir y Volver. También puede emplearse <text:span text:style-name="T13">に</text:span>.</text:p>
          </table:table-cell>
          <table:covered-table-cell/>
          <table:covered-table-cell/>
        </table:table-row>
      </table:table>
      <text:p text:style-name="P3">Algunas partículas no se pronuncian como el hiragana que las representa, en estos casos la pronunciación correcta está marcada en <text:span text:style-name="T20">rojo</text:span>.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50">一</text:p>
            <text:p text:style-name="P161">Uno</text:p>
            <table:table table:name="Tabla22" table:style-name="Tabla22">
              <table:table-column table:style-name="Tabla22.A"/>
              <table:table-column table:style-name="Tabla22.B"/>
              <table:table-column table:style-name="Tabla22.C"/>
              <table:table-column table:style-name="Tabla22.D"/>
              <table:table-column table:style-name="Tabla22.E"/>
              <table:table-row>
                <table:table-cell table:style-name="Tabla22.A1" office:value-type="string">
                  <text:p text:style-name="P133">おん</text:p>
                </table:table-cell>
                <table:table-cell table:style-name="Tabla22.A1" table:number-columns-spanned="2" office:value-type="string">
                  <text:p text:style-name="P133">イチ · イツ</text:p>
                </table:table-cell>
                <table:covered-table-cell/>
                <table:table-cell table:style-name="Tabla22.A1" office:value-type="string">
                  <text:p text:style-name="P133">くん</text:p>
                </table:table-cell>
                <table:table-cell table:style-name="Tabla22.E1" office:value-type="string">
                  <text:p text:style-name="P133">ひと · ひと<text:span text:style-name="T24">つ</text:span></text:p>
                </table:table-cell>
              </table:table-row>
              <table:table-row>
                <table:table-cell table:style-name="Tabla22.A2" table:number-columns-spanned="2" office:value-type="string">
                  <text:p text:style-name="P181"><text:ruby text:style-name="Ru1"><text:ruby-base><text:span text:style-name="T45">一人</text:span></text:ruby-base><text:ruby-text>ひたり</text:ruby-text></text:ruby><text:span text:style-name="T45">で</text:span></text:p>
                </table:table-cell>
                <table:covered-table-cell/>
                <table:table-cell table:style-name="Tabla22.C2" table:number-columns-spanned="3" office:value-type="string">
                  <text:p text:style-name="P186">Solo, por si mismo </text:p>
                </table:table-cell>
                <table:covered-table-cell/>
                <table:covered-table-cell/>
              </table:table-row>
              <table:table-row>
                <table:table-cell table:style-name="Tabla22.A2" table:number-columns-spanned="2" office:value-type="string">
                  <text:p text:style-name="P149"><text:ruby text:style-name="Ru1"><text:ruby-base>一月</text:ruby-base><text:ruby-text>いちがつ</text:ruby-text></text:ruby></text:p>
                </table:table-cell>
                <table:covered-table-cell/>
                <table:table-cell table:style-name="Tabla22.C2" table:number-columns-spanned="3" office:value-type="string">
                  <text:p text:style-name="P149">Enero</text:p>
                </table:table-cell>
                <table:covered-table-cell/>
                <table:covered-table-cell/>
              </table:table-row>
            </table:table>
            <text:p text:style-name="P169"/>
          </table:table-cell>
          <table:table-cell table:style-name="Tabla12.A1" office:value-type="string">
            <text:p text:style-name="P182">一</text:p>
          </table:table-cell>
        </table:table-row>
        <table:table-row>
          <table:table-cell table:style-name="Tabla12.A1" office:value-type="string">
            <text:p text:style-name="P150">二</text:p>
            <text:p text:style-name="P161">Dos</text:p>
            <table:table table:name="Tabla16" table:style-name="Tabla16">
              <table:table-column table:style-name="Tabla16.A"/>
              <table:table-column table:style-name="Tabla16.B"/>
              <table:table-column table:style-name="Tabla16.C"/>
              <table:table-column table:style-name="Tabla16.D"/>
              <table:table-column table:style-name="Tabla16.E"/>
              <table:table-row>
                <table:table-cell table:style-name="Tabla16.A1" office:value-type="string">
                  <text:p text:style-name="P133">おん</text:p>
                </table:table-cell>
                <table:table-cell table:style-name="Tabla16.A1" table:number-columns-spanned="2" office:value-type="string">
                  <text:p text:style-name="P61">ニ</text:p>
                </table:table-cell>
                <table:covered-table-cell/>
                <table:table-cell table:style-name="Tabla16.A1" office:value-type="string">
                  <text:p text:style-name="P133">くん</text:p>
                </table:table-cell>
                <table:table-cell table:style-name="Tabla16.E1" office:value-type="string">
                  <text:p text:style-name="P74">ふた · ふた<text:span text:style-name="T63">つ</text:span></text:p>
                </table:table-cell>
              </table:table-row>
              <table:table-row>
                <table:table-cell table:style-name="Tabla16.A2" table:number-columns-spanned="2" office:value-type="string">
                  <text:p text:style-name="P149"><text:ruby text:style-name="Ru1"><text:ruby-base>二人</text:ruby-base><text:ruby-text>ふたり</text:ruby-text></text:ruby></text:p>
                </table:table-cell>
                <table:covered-table-cell/>
                <table:table-cell table:style-name="Tabla16.C2" table:number-columns-spanned="3" office:value-type="string">
                  <text:p text:style-name="P151">Dos personas</text:p>
                </table:table-cell>
                <table:covered-table-cell/>
                <table:covered-table-cell/>
              </table:table-row>
              <table:table-row>
                <table:table-cell table:style-name="Tabla16.A2" table:number-columns-spanned="2" office:value-type="string">
                  <text:p text:style-name="P152"><text:ruby text:style-name="Ru1"><text:ruby-base>二月</text:ruby-base><text:ruby-text>にがつ</text:ruby-text></text:ruby></text:p>
                </table:table-cell>
                <table:covered-table-cell/>
                <table:table-cell table:style-name="Tabla16.C2" table:number-columns-spanned="3" office:value-type="string">
                  <text:p text:style-name="P152">Febrero</text:p>
                </table:table-cell>
                <table:covered-table-cell/>
                <table:covered-table-cell/>
              </table:table-row>
            </table:table>
            <text:p text:style-name="P176"/>
          </table:table-cell>
          <table:table-cell table:style-name="Tabla12.A1" office:value-type="string">
            <text:p text:style-name="P176">二</text:p>
          </table:table-cell>
        </table:table-row>
        <table:table-row>
          <table:table-cell table:style-name="Tabla12.A1" office:value-type="string">
            <text:p text:style-name="P150">三</text:p>
            <text:p text:style-name="P161">Tres</text:p>
            <table:table table:name="Tabla17" table:style-name="Tabla17">
              <table:table-column table:style-name="Tabla17.A"/>
              <table:table-column table:style-name="Tabla17.B"/>
              <table:table-column table:style-name="Tabla17.C"/>
              <table:table-column table:style-name="Tabla17.D"/>
              <table:table-column table:style-name="Tabla17.E"/>
              <table:table-row>
                <table:table-cell table:style-name="Tabla17.A1" office:value-type="string">
                  <text:p text:style-name="P133">おん</text:p>
                </table:table-cell>
                <table:table-cell table:style-name="Tabla17.A1" table:number-columns-spanned="2" office:value-type="string">
                  <text:p text:style-name="P61">サン</text:p>
                </table:table-cell>
                <table:covered-table-cell/>
                <table:table-cell table:style-name="Tabla17.A1" office:value-type="string">
                  <text:p text:style-name="P133">くん</text:p>
                </table:table-cell>
                <table:table-cell table:style-name="Tabla17.E1" office:value-type="string">
                  <text:p text:style-name="P193">み · みつ · みっつ</text:p>
                </table:table-cell>
              </table:table-row>
              <table:table-row>
                <table:table-cell table:style-name="Tabla17.A2" table:number-columns-spanned="2" office:value-type="string">
                  <text:p text:style-name="P173"><text:ruby text:style-name="Ru1"><text:ruby-base>三日</text:ruby-base><text:ruby-text>みっか</text:ruby-text></text:ruby></text:p>
                </table:table-cell>
                <table:covered-table-cell/>
                <table:table-cell table:style-name="Tabla17.C2" table:number-columns-spanned="3" office:value-type="string">
                  <text:p text:style-name="P155">3<text:span text:style-name="T64">er</text:span> día del mes</text:p>
                </table:table-cell>
                <table:covered-table-cell/>
                <table:covered-table-cell/>
              </table:table-row>
              <table:table-row>
                <table:table-cell table:style-name="Tabla17.A2" table:number-columns-spanned="2" office:value-type="string">
                  <text:p text:style-name="P149"><text:ruby text:style-name="Ru1"><text:ruby-base>三月</text:ruby-base><text:ruby-text>さんがつ</text:ruby-text></text:ruby></text:p>
                </table:table-cell>
                <table:covered-table-cell/>
                <table:table-cell table:style-name="Tabla17.C2" table:number-columns-spanned="3" office:value-type="string">
                  <text:p text:style-name="P149">Marzo</text:p>
                </table:table-cell>
                <table:covered-table-cell/>
                <table:covered-table-cell/>
              </table:table-row>
            </table:table>
            <text:p text:style-name="P176"/>
          </table:table-cell>
          <table:table-cell table:style-name="Tabla12.A1" office:value-type="string">
            <text:p text:style-name="P176">三</text:p>
          </table:table-cell>
        </table:table-row>
      </table:table>
      <text:p text:style-name="P2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152">四</text:p>
            <text:p text:style-name="P164">Cuatro</text:p>
            <table:table table:name="Tabla19" table:style-name="Tabla19">
              <table:table-column table:style-name="Tabla19.A"/>
              <table:table-column table:style-name="Tabla19.B"/>
              <table:table-column table:style-name="Tabla19.C"/>
              <table:table-column table:style-name="Tabla19.D"/>
              <table:table-column table:style-name="Tabla19.E"/>
              <table:table-row>
                <table:table-cell table:style-name="Tabla19.A1" office:value-type="string">
                  <text:p text:style-name="P135">おん</text:p>
                </table:table-cell>
                <table:table-cell table:style-name="Tabla19.A1" table:number-columns-spanned="2" office:value-type="string">
                  <text:p text:style-name="P74">シ</text:p>
                </table:table-cell>
                <table:covered-table-cell/>
                <table:table-cell table:style-name="Tabla19.A1" office:value-type="string">
                  <text:p text:style-name="P135">くん</text:p>
                </table:table-cell>
                <table:table-cell table:style-name="Tabla19.E1" office:value-type="string">
                  <text:p text:style-name="P74">よ · よつ · よっつ · よん</text:p>
                </table:table-cell>
              </table:table-row>
              <table:table-row>
                <table:table-cell table:style-name="Tabla19.A2" table:number-columns-spanned="2" office:value-type="string">
                  <text:p text:style-name="P152"><text:ruby text:style-name="Ru1"><text:ruby-base>四階</text:ruby-base><text:ruby-text>よんかい</text:ruby-text></text:ruby></text:p>
                </table:table-cell>
                <table:covered-table-cell/>
                <table:table-cell table:style-name="Tabla19.C2" table:number-columns-spanned="3" office:value-type="string">
                  <text:p text:style-name="P187">Cuarto piso </text:p>
                </table:table-cell>
                <table:covered-table-cell/>
                <table:covered-table-cell/>
              </table:table-row>
              <table:table-row>
                <table:table-cell table:style-name="Tabla19.A2" table:number-columns-spanned="2" office:value-type="string">
                  <text:p text:style-name="P152"><text:ruby text:style-name="Ru1"><text:ruby-base>し月</text:ruby-base><text:ruby-text>しがつ</text:ruby-text></text:ruby></text:p>
                </table:table-cell>
                <table:covered-table-cell/>
                <table:table-cell table:style-name="Tabla19.C2" table:number-columns-spanned="3" office:value-type="string">
                  <text:p text:style-name="P152">Abril</text:p>
                </table:table-cell>
                <table:covered-table-cell/>
                <table:covered-table-cell/>
              </table:table-row>
            </table:table>
            <text:p text:style-name="P170"/>
          </table:table-cell>
          <table:table-cell table:style-name="Tabla18.A1" office:value-type="string">
            <text:p text:style-name="P183">四</text:p>
          </table:table-cell>
        </table:table-row>
        <table:table-row>
          <table:table-cell table:style-name="Tabla18.A1" office:value-type="string">
            <text:p text:style-name="P152">五</text:p>
            <text:p text:style-name="P162">Cinco</text:p>
            <table:table table:name="Tabla20" table:style-name="Tabla20">
              <table:table-column table:style-name="Tabla20.A"/>
              <table:table-column table:style-name="Tabla20.B"/>
              <table:table-column table:style-name="Tabla20.C"/>
              <table:table-column table:style-name="Tabla20.D"/>
              <table:table-column table:style-name="Tabla20.E"/>
              <table:table-row>
                <table:table-cell table:style-name="Tabla20.A1" office:value-type="string">
                  <text:p text:style-name="P135">おん</text:p>
                </table:table-cell>
                <table:table-cell table:style-name="Tabla20.A1" table:number-columns-spanned="2" office:value-type="string">
                  <text:p text:style-name="P61">ゴ</text:p>
                </table:table-cell>
                <table:covered-table-cell/>
                <table:table-cell table:style-name="Tabla20.A1" office:value-type="string">
                  <text:p text:style-name="P135">くん</text:p>
                </table:table-cell>
                <table:table-cell table:style-name="Tabla20.E1" office:value-type="string">
                  <text:p text:style-name="P194">いつ · いつつ</text:p>
                </table:table-cell>
              </table:table-row>
              <table:table-row>
                <table:table-cell table:style-name="Tabla20.A2" table:number-columns-spanned="2" office:value-type="string">
                  <text:p text:style-name="P192"><text:ruby text:style-name="Ru1"><text:ruby-base>五日</text:ruby-base><text:ruby-text>いつか</text:ruby-text></text:ruby></text:p>
                </table:table-cell>
                <table:covered-table-cell/>
                <table:table-cell table:style-name="Tabla20.C2" table:number-columns-spanned="3" office:value-type="string">
                  <text:p text:style-name="P157">5º día del mes</text:p>
                </table:table-cell>
                <table:covered-table-cell/>
                <table:covered-table-cell/>
              </table:table-row>
              <table:table-row>
                <table:table-cell table:style-name="Tabla20.A2" table:number-columns-spanned="2" office:value-type="string">
                  <text:p text:style-name="P157"><text:ruby text:style-name="Ru1"><text:ruby-base>五月</text:ruby-base><text:ruby-text>ごがつ</text:ruby-text></text:ruby></text:p>
                </table:table-cell>
                <table:covered-table-cell/>
                <table:table-cell table:style-name="Tabla20.C2" table:number-columns-spanned="3" office:value-type="string">
                  <text:p text:style-name="P152">Mayo</text:p>
                </table:table-cell>
                <table:covered-table-cell/>
                <table:covered-table-cell/>
              </table:table-row>
            </table:table>
            <text:p text:style-name="P177"/>
          </table:table-cell>
          <table:table-cell table:style-name="Tabla18.A1" office:value-type="string">
            <text:p text:style-name="P177">五</text:p>
          </table:table-cell>
        </table:table-row>
        <table:table-row>
          <table:table-cell table:style-name="Tabla18.A1" office:value-type="string">
            <text:p text:style-name="P152">六</text:p>
            <text:p text:style-name="P162">Seis</text:p>
            <table:table table:name="Tabla21" table:style-name="Tabla21">
              <table:table-column table:style-name="Tabla21.A"/>
              <table:table-column table:style-name="Tabla21.B"/>
              <table:table-column table:style-name="Tabla21.C"/>
              <table:table-column table:style-name="Tabla21.D"/>
              <table:table-column table:style-name="Tabla21.E"/>
              <table:table-row>
                <table:table-cell table:style-name="Tabla21.A1" office:value-type="string">
                  <text:p text:style-name="P135">おん</text:p>
                </table:table-cell>
                <table:table-cell table:style-name="Tabla21.A1" table:number-columns-spanned="2" office:value-type="string">
                  <text:p text:style-name="P75">ロク</text:p>
                </table:table-cell>
                <table:covered-table-cell/>
                <table:table-cell table:style-name="Tabla21.A1" office:value-type="string">
                  <text:p text:style-name="P135">くん</text:p>
                </table:table-cell>
                <table:table-cell table:style-name="Tabla21.E1" office:value-type="string">
                  <text:p text:style-name="P194">む · むつ · むっつ · むい</text:p>
                </table:table-cell>
              </table:table-row>
              <table:table-row>
                <table:table-cell table:style-name="Tabla21.A2" table:number-columns-spanned="2" office:value-type="string">
                  <text:p text:style-name="P174"><text:ruby text:style-name="Ru1"><text:ruby-base>六日</text:ruby-base><text:ruby-text>むいか</text:ruby-text></text:ruby></text:p>
                </table:table-cell>
                <table:covered-table-cell/>
                <table:table-cell table:style-name="Tabla21.C2" table:number-columns-spanned="3" office:value-type="string">
                  <text:p text:style-name="P155"><text:span text:style-name="T65">6º </text:span>día del mes</text:p>
                </table:table-cell>
                <table:covered-table-cell/>
                <table:covered-table-cell/>
              </table:table-row>
              <table:table-row>
                <table:table-cell table:style-name="Tabla21.A2" table:number-columns-spanned="2" office:value-type="string">
                  <text:p text:style-name="P152"><text:ruby text:style-name="Ru1"><text:ruby-base>六月</text:ruby-base><text:ruby-text>ろくがつ</text:ruby-text></text:ruby></text:p>
                </table:table-cell>
                <table:covered-table-cell/>
                <table:table-cell table:style-name="Tabla21.C2" table:number-columns-spanned="3" office:value-type="string">
                  <text:p text:style-name="P152">Junio</text:p>
                </table:table-cell>
                <table:covered-table-cell/>
                <table:covered-table-cell/>
              </table:table-row>
            </table:table>
            <text:p text:style-name="P177"/>
          </table:table-cell>
          <table:table-cell table:style-name="Tabla18.A1" office:value-type="string">
            <text:p text:style-name="P177">六</text:p>
          </table:table-cell>
        </table:table-row>
      </table:table>
      <text:p text:style-name="P5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153">七</text:p>
            <text:p text:style-name="P165">Siete</text:p>
            <table:table table:name="Tabla24" table:style-name="Tabla24">
              <table:table-column table:style-name="Tabla24.A"/>
              <table:table-column table:style-name="Tabla24.B"/>
              <table:table-column table:style-name="Tabla24.C"/>
              <table:table-column table:style-name="Tabla24.A"/>
              <table:table-column table:style-name="Tabla24.E"/>
              <table:table-row>
                <table:table-cell table:style-name="Tabla24.A1" office:value-type="string">
                  <text:p text:style-name="P136">おん</text:p>
                </table:table-cell>
                <table:table-cell table:style-name="Tabla24.A1" table:number-columns-spanned="2" office:value-type="string">
                  <text:p text:style-name="P76">シチ</text:p>
                </table:table-cell>
                <table:covered-table-cell/>
                <table:table-cell table:style-name="Tabla24.A1" office:value-type="string">
                  <text:p text:style-name="P136">くん</text:p>
                </table:table-cell>
                <table:table-cell table:style-name="Tabla24.E1" office:value-type="string">
                  <text:p text:style-name="P76">なな · ななつ · なの</text:p>
                </table:table-cell>
              </table:table-row>
              <table:table-row>
                <table:table-cell table:style-name="Tabla24.A2" table:number-columns-spanned="2" office:value-type="string">
                  <text:p text:style-name="P153"><text:ruby text:style-name="Ru1"><text:ruby-base>七日</text:ruby-base><text:ruby-text>なのか</text:ruby-text></text:ruby></text:p>
                </table:table-cell>
                <table:covered-table-cell/>
                <table:table-cell table:style-name="Tabla24.C2" table:number-columns-spanned="3" office:value-type="string">
                  <text:p text:style-name="P158">7º día del mes</text:p>
                </table:table-cell>
                <table:covered-table-cell/>
                <table:covered-table-cell/>
              </table:table-row>
              <table:table-row>
                <table:table-cell table:style-name="Tabla24.A2" table:number-columns-spanned="2" office:value-type="string">
                  <text:p text:style-name="P153"><text:ruby text:style-name="Ru1"><text:ruby-base>七月</text:ruby-base><text:ruby-text>しちがつ</text:ruby-text></text:ruby></text:p>
                </table:table-cell>
                <table:covered-table-cell/>
                <table:table-cell table:style-name="Tabla24.C2" table:number-columns-spanned="3" office:value-type="string">
                  <text:p text:style-name="P153">Julio</text:p>
                </table:table-cell>
                <table:covered-table-cell/>
                <table:covered-table-cell/>
              </table:table-row>
            </table:table>
            <text:p text:style-name="P171"/>
          </table:table-cell>
          <table:table-cell table:style-name="Tabla23.A1" office:value-type="string">
            <text:p text:style-name="P184">七</text:p>
          </table:table-cell>
        </table:table-row>
        <table:table-row>
          <table:table-cell table:style-name="Tabla23.A1" office:value-type="string">
            <text:p text:style-name="P153">八</text:p>
            <text:p text:style-name="P167">Ocho</text:p>
            <table:table table:name="Tabla25" table:style-name="Tabla25">
              <table:table-column table:style-name="Tabla25.A"/>
              <table:table-column table:style-name="Tabla25.B"/>
              <table:table-column table:style-name="Tabla25.C"/>
              <table:table-column table:style-name="Tabla25.D"/>
              <table:table-column table:style-name="Tabla25.E"/>
              <table:table-row>
                <table:table-cell table:style-name="Tabla25.A1" office:value-type="string">
                  <text:p text:style-name="P136">おん</text:p>
                </table:table-cell>
                <table:table-cell table:style-name="Tabla25.A1" table:number-columns-spanned="2" office:value-type="string">
                  <text:p text:style-name="P76">ハチ</text:p>
                </table:table-cell>
                <table:covered-table-cell/>
                <table:table-cell table:style-name="Tabla25.A1" office:value-type="string">
                  <text:p text:style-name="P136">くん</text:p>
                </table:table-cell>
                <table:table-cell table:style-name="Tabla25.E1" office:value-type="string">
                  <text:p text:style-name="P195">や · やつ · やっつ · よう</text:p>
                </table:table-cell>
              </table:table-row>
              <table:table-row>
                <table:table-cell table:style-name="Tabla25.A2" table:number-columns-spanned="2" office:value-type="string">
                  <text:p text:style-name="P192"><text:ruby text:style-name="Ru1"><text:ruby-base>八日</text:ruby-base><text:ruby-text>ようか</text:ruby-text></text:ruby></text:p>
                </table:table-cell>
                <table:covered-table-cell/>
                <table:table-cell table:style-name="Tabla25.C2" table:number-columns-spanned="3" office:value-type="string">
                  <text:p text:style-name="P157">8º día del mes</text:p>
                </table:table-cell>
                <table:covered-table-cell/>
                <table:covered-table-cell/>
              </table:table-row>
              <table:table-row>
                <table:table-cell table:style-name="Tabla25.A2" table:number-columns-spanned="2" office:value-type="string">
                  <text:p text:style-name="P157"><text:ruby text:style-name="Ru1"><text:ruby-base>八月</text:ruby-base><text:ruby-text>はちがつ</text:ruby-text></text:ruby></text:p>
                </table:table-cell>
                <table:covered-table-cell/>
                <table:table-cell table:style-name="Tabla25.C2" table:number-columns-spanned="3" office:value-type="string">
                  <text:p text:style-name="P153">Agosto</text:p>
                </table:table-cell>
                <table:covered-table-cell/>
                <table:covered-table-cell/>
              </table:table-row>
            </table:table>
            <text:p text:style-name="P178"/>
          </table:table-cell>
          <table:table-cell table:style-name="Tabla23.A1" office:value-type="string">
            <text:p text:style-name="P178">八</text:p>
          </table:table-cell>
        </table:table-row>
        <table:table-row>
          <table:table-cell table:style-name="Tabla23.A1" office:value-type="string">
            <text:p text:style-name="P153">九</text:p>
            <text:p text:style-name="P163">Nueve</text:p>
            <table:table table:name="Tabla26" table:style-name="Tabla26">
              <table:table-column table:style-name="Tabla26.A"/>
              <table:table-column table:style-name="Tabla26.B"/>
              <table:table-column table:style-name="Tabla26.C"/>
              <table:table-column table:style-name="Tabla26.D"/>
              <table:table-column table:style-name="Tabla26.E"/>
              <table:table-row>
                <table:table-cell table:style-name="Tabla26.A1" office:value-type="string">
                  <text:p text:style-name="P136">おん</text:p>
                </table:table-cell>
                <table:table-cell table:style-name="Tabla26.A1" table:number-columns-spanned="2" office:value-type="string">
                  <text:p text:style-name="P76">キュウ · ク</text:p>
                </table:table-cell>
                <table:covered-table-cell/>
                <table:table-cell table:style-name="Tabla26.A1" office:value-type="string">
                  <text:p text:style-name="P136">くん</text:p>
                </table:table-cell>
                <table:table-cell table:style-name="Tabla26.E1" office:value-type="string">
                  <text:p text:style-name="P195">ここの · ここのつ</text:p>
                </table:table-cell>
              </table:table-row>
              <table:table-row>
                <table:table-cell table:style-name="Tabla26.A2" table:number-columns-spanned="2" office:value-type="string">
                  <text:p text:style-name="P174"><text:ruby text:style-name="Ru1"><text:ruby-base>九日</text:ruby-base><text:ruby-text>ここのか</text:ruby-text></text:ruby></text:p>
                </table:table-cell>
                <table:covered-table-cell/>
                <table:table-cell table:style-name="Tabla26.C2" table:number-columns-spanned="3" office:value-type="string">
                  <text:p text:style-name="P156"><text:span text:style-name="T65">9º </text:span>día del mes</text:p>
                </table:table-cell>
                <table:covered-table-cell/>
                <table:covered-table-cell/>
              </table:table-row>
              <table:table-row>
                <table:table-cell table:style-name="Tabla26.A2" table:number-columns-spanned="2" office:value-type="string">
                  <text:p text:style-name="P153"><text:ruby text:style-name="Ru1"><text:ruby-base>九月</text:ruby-base><text:ruby-text>くがつ</text:ruby-text></text:ruby></text:p>
                </table:table-cell>
                <table:covered-table-cell/>
                <table:table-cell table:style-name="Tabla26.C2" table:number-columns-spanned="3" office:value-type="string">
                  <text:p text:style-name="P153">Septiembre</text:p>
                </table:table-cell>
                <table:covered-table-cell/>
                <table:covered-table-cell/>
              </table:table-row>
            </table:table>
            <text:p text:style-name="P178"/>
          </table:table-cell>
          <table:table-cell table:style-name="Tabla23.A1" office:value-type="string">
            <text:p text:style-name="P178">九</text:p>
          </table:table-cell>
        </table:table-row>
      </table:table>
      <text:p text:style-name="P6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54">十</text:p>
            <text:p text:style-name="P166">Diez</text:p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column table:style-name="Tabla28.E"/>
              <table:table-row>
                <table:table-cell table:style-name="Tabla28.A1" office:value-type="string">
                  <text:p text:style-name="P137">おん</text:p>
                </table:table-cell>
                <table:table-cell table:style-name="Tabla28.A1" table:number-columns-spanned="2" office:value-type="string">
                  <text:p text:style-name="P76">ジュウ · ジッ</text:p>
                </table:table-cell>
                <table:covered-table-cell/>
                <table:table-cell table:style-name="Tabla28.A1" office:value-type="string">
                  <text:p text:style-name="P137">くん</text:p>
                </table:table-cell>
                <table:table-cell table:style-name="Tabla28.E1" office:value-type="string">
                  <text:p text:style-name="P76">とお · と</text:p>
                </table:table-cell>
              </table:table-row>
              <table:table-row>
                <table:table-cell table:style-name="Tabla28.A2" table:number-columns-spanned="2" office:value-type="string">
                  <text:p text:style-name="P154"><text:ruby text:style-name="Ru1"><text:ruby-base>十日</text:ruby-base><text:ruby-text>とおか</text:ruby-text></text:ruby></text:p>
                </table:table-cell>
                <table:covered-table-cell/>
                <table:table-cell table:style-name="Tabla28.C2" table:number-columns-spanned="3" office:value-type="string">
                  <text:p text:style-name="P158">10º día del mes</text:p>
                </table:table-cell>
                <table:covered-table-cell/>
                <table:covered-table-cell/>
              </table:table-row>
              <table:table-row>
                <table:table-cell table:style-name="Tabla28.A2" table:number-columns-spanned="2" office:value-type="string">
                  <text:p text:style-name="P154"><text:ruby text:style-name="Ru1"><text:ruby-base>十月</text:ruby-base><text:ruby-text>じゅうがつ</text:ruby-text></text:ruby></text:p>
                </table:table-cell>
                <table:covered-table-cell/>
                <table:table-cell table:style-name="Tabla28.C2" table:number-columns-spanned="3" office:value-type="string">
                  <text:p text:style-name="P154">Octubre</text:p>
                </table:table-cell>
                <table:covered-table-cell/>
                <table:covered-table-cell/>
              </table:table-row>
            </table:table>
            <text:p text:style-name="P172"/>
          </table:table-cell>
          <table:table-cell table:style-name="Tabla27.A1" office:value-type="string">
            <text:p text:style-name="P185">十</text:p>
          </table:table-cell>
        </table:table-row>
        <table:table-row>
          <table:table-cell table:style-name="Tabla27.A1" office:value-type="string">
            <text:p text:style-name="P154">百</text:p>
            <text:p text:style-name="P167">Cien</text:p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column table:style-name="Tabla29.E"/>
              <table:table-row>
                <table:table-cell table:style-name="Tabla29.A1" office:value-type="string">
                  <text:p text:style-name="P137">おん</text:p>
                </table:table-cell>
                <table:table-cell table:style-name="Tabla29.A1" table:number-columns-spanned="2" office:value-type="string">
                  <text:p text:style-name="P77">ヒャク<text:span text:style-name="T63">·ビャク</text:span></text:p>
                </table:table-cell>
                <table:covered-table-cell/>
                <table:table-cell table:style-name="Tabla29.A1" office:value-type="string">
                  <text:p text:style-name="P137">くん</text:p>
                </table:table-cell>
                <table:table-cell table:style-name="Tabla29.E1" office:value-type="string">
                  <text:p text:style-name="P195"/>
                </table:table-cell>
              </table:table-row>
              <table:table-row>
                <table:table-cell table:style-name="Tabla29.A2" table:number-columns-spanned="2" office:value-type="string">
                  <text:p text:style-name="P154"><text:ruby text:style-name="Ru1"><text:ruby-base><text:span text:style-name="T24">ひゃく</text:span></text:ruby-base><text:ruby-text>ひゃく</text:ruby-text></text:ruby><text:ruby text:style-name="Ru1"><text:ruby-base><text:span text:style-name="T24">円</text:span></text:ruby-base><text:ruby-text>えん</text:ruby-text></text:ruby></text:p>
                </table:table-cell>
                <table:covered-table-cell/>
                <table:table-cell table:style-name="Tabla29.C2" table:number-columns-spanned="3" office:value-type="string">
                  <text:p text:style-name="P159">100 yenes</text:p>
                </table:table-cell>
                <table:covered-table-cell/>
                <table:covered-table-cell/>
              </table:table-row>
            </table:table>
            <text:p text:style-name="P179"/>
          </table:table-cell>
          <table:table-cell table:style-name="Tabla27.A1" office:value-type="string">
            <text:p text:style-name="P179">百</text:p>
          </table:table-cell>
        </table:table-row>
        <table:table-row>
          <table:table-cell table:style-name="Tabla27.A1" office:value-type="string">
            <text:p text:style-name="P154">千</text:p>
            <text:p text:style-name="P168">Mil</text:p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column table:style-name="Tabla30.E"/>
              <table:table-row>
                <table:table-cell table:style-name="Tabla30.A1" office:value-type="string">
                  <text:p text:style-name="P137">おん</text:p>
                </table:table-cell>
                <table:table-cell table:style-name="Tabla30.A1" table:number-columns-spanned="2" office:value-type="string">
                  <text:p text:style-name="P78">セン</text:p>
                </table:table-cell>
                <table:covered-table-cell/>
                <table:table-cell table:style-name="Tabla30.A1" office:value-type="string">
                  <text:p text:style-name="P137">くん</text:p>
                </table:table-cell>
                <table:table-cell table:style-name="Tabla30.E1" office:value-type="string">
                  <text:p text:style-name="P195"/>
                </table:table-cell>
              </table:table-row>
              <table:table-row>
                <table:table-cell table:style-name="Tabla30.A2" table:number-columns-spanned="2" office:value-type="string">
                  <text:p text:style-name="P175"><text:ruby text:style-name="Ru1"><text:ruby-base>千</text:ruby-base><text:ruby-text>せん</text:ruby-text></text:ruby><text:ruby text:style-name="Ru1"><text:ruby-base>円</text:ruby-base><text:ruby-text>えん</text:ruby-text></text:ruby></text:p>
                </table:table-cell>
                <table:covered-table-cell/>
                <table:table-cell table:style-name="Tabla30.C2" table:number-columns-spanned="3" office:value-type="string">
                  <text:p text:style-name="P160">1000 yenes</text:p>
                </table:table-cell>
                <table:covered-table-cell/>
                <table:covered-table-cell/>
              </table:table-row>
            </table:table>
            <text:p text:style-name="P179"/>
          </table:table-cell>
          <table:table-cell table:style-name="Tabla27.A1" office:value-type="string">
            <text:p text:style-name="P180">千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KanjiStrokeOrders" svg:font-family="KanjiStrokeOrders" style:font-family-generic="modern" style:font-pitch="fixed"/>
    <style:font-face style:name="Liberation Mono" svg:font-family="'Liberation Mono'" style:font-family-generic="modern" style:font-pitch="fixed"/>
    <style:font-face style:name="MS PGothic1" svg:font-family="'MS PGothi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Yu Gothic Light2" svg:font-family="'Yu Gothic Light'" style:font-family-generic="swiss" style:font-pitch="variable"/>
    <style:font-face style:name="Yu Gothic Light" svg:font-family="'Yu Gothic Light'" style:font-adornments="Normal" style:font-family-generic="swiss" style:font-pitch="variable"/>
    <style:font-face style:name="Yu Gothic Light1" svg:font-family="'Yu Gothic Light'" style:font-adornments="Regular" style:font-family-generic="swiss" style:font-pitch="variable"/>
    <style:font-face style:name="Yu Gothic UI Light1" svg:font-family="'Yu Gothic UI Light'" style:font-family-generic="swiss" style:font-pitch="variable"/>
    <style:font-face style:name="Yu Gothic UI Light2" svg:font-family="'Yu Gothic UI Light'" style:font-adornments="Negrita" style:font-family-generic="swiss" style:font-pitch="variable"/>
    <style:font-face style:name="Yu Gothic UI Light" svg:font-family="'Yu Gothic UI Light'" style:font-adornments="Regular" style:font-family-generic="swiss" style:font-pitch="variable"/>
    <style:font-face style:name="Arial" svg:font-family="Arial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MS P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MS PGothic1" style:font-family-asian="'MS P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Rubies" style:family="text">
      <style:text-properties style:font-name="Yu Gothic Light" fo:font-family="'Yu Gothic Light'" style:font-style-name="Normal" style:font-family-generic="swiss" style:font-pitch="variable" fo:font-size="8pt" style:text-underline-style="none" fo:font-weight="250" fo:background-color="transparent" style:font-name-asian="Yu Gothic UI Light2" style:font-family-asian="'Yu Gothic UI Light'" style:font-style-name-asian="Negrita" style:font-family-generic-asian="swiss" style:font-pitch-asian="variable" style:font-size-asian="8pt" style:font-weight-asian="bold" style:font-size-complex="6pt" style:text-emphasize="none" loext:shadow="none"/>
    </style:style>
    <style:style style:name="Variabl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7:23:24.847000000</meta:creation-date>
    <dc:date>2016-02-03T22:28:12.167000000</dc:date>
    <meta:editing-duration>PT11H3M37S</meta:editing-duration>
    <meta:editing-cycles>72</meta:editing-cycles>
    <meta:generator>LibreOffice/5.0.3.2$Windows_x86 LibreOffice_project/e5f16313668ac592c1bfb310f4390624e3dbfb75</meta:generator>
    <meta:document-statistic meta:table-count="30" meta:image-count="0" meta:object-count="0" meta:page-count="13" meta:paragraph-count="702" meta:word-count="2201" meta:character-count="5447" meta:non-whitespace-character-count="4878"/>
  </office:meta>
</office:document-meta>
</file>